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1F6000001079C79F17486269A3C.gif" manifest:media-type="image/gif"/>
  <manifest:file-entry manifest:full-path="Pictures/1000020000000169000000E7A191F477AA4CA1DF.gif" manifest:media-type="image/gif"/>
  <manifest:file-entry manifest:full-path="Pictures/1000020000000171000000EE929206CD064C85B0.gif" manifest:media-type="image/gif"/>
  <manifest:file-entry manifest:full-path="Pictures/100000000000020000000200A0BFA1F03E35C6D0.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8.7cm" fo:min-width="8.45cm" fo:padding-top="0.15cm" fo:padding-bottom="0.15cm" fo:padding-left="0.275cm" fo:padding-right="0.275cm"/>
    </style:style>
    <style:style style:name="gr2" style:family="graphic" style:parent-style-name="objectwithoutfill">
      <style:graphic-properties svg:stroke-width="0.05cm" svg:stroke-color="#000000" draw:marker-start-width="0.43cm" draw:marker-end-width="0.43cm" draw:fill="none" draw:textarea-vertical-align="middle" fo:padding-top="0.15cm" fo:padding-bottom="0.15cm" fo:padding-left="0.275cm" fo:padding-right="0.275cm"/>
    </style:style>
    <style:style style:name="gr3"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9.6cm" fo:min-width="9.35cm" fo:padding-top="0.15cm" fo:padding-bottom="0.15cm" fo:padding-left="0.275cm" fo:padding-right="0.275cm"/>
    </style:style>
    <style:style style:name="gr4" style:family="graphic" style:parent-style-name="objectwithoutfill">
      <style:graphic-properties draw:stroke="dash" draw:stroke-dash="Fine_20_Dashed" svg:stroke-width="0cm" svg:stroke-color="#000000" draw:marker-start-width="0.285cm" draw:marker-end-width="0.285cm" draw:fill="none" draw:textarea-vertical-align="middle" fo:padding-top="0.125cm" fo:padding-bottom="0.125cm" fo:padding-left="0.25cm" fo:padding-right="0.25cm"/>
    </style:style>
    <style:style style:name="gr5" style:family="graphic" style:parent-style-name="objectwithoutfill">
      <style:graphic-properties svg:stroke-width="0.1cm" svg:stroke-color="#00ccff" draw:marker-start-width="0.585cm" draw:marker-end-width="0.585cm" draw:fill="none" draw:textarea-vertical-align="middle" fo:padding-top="0.175cm" fo:padding-bottom="0.175cm" fo:padding-left="0.3cm" fo:padding-right="0.3cm"/>
    </style:style>
    <style:style style:name="gr6" style:family="graphic" style:parent-style-name="standard">
      <style:graphic-properties draw:stroke="solid" draw:stroke-dash="Fine_20_Dashed" svg:stroke-color="#000000" draw:textarea-vertical-align="middle"/>
    </style:style>
    <style:style style:name="gr7" style:family="graphic" style:parent-style-name="measure">
      <style:graphic-properties draw:textarea-vertical-align="middle"/>
    </style:style>
    <style:style style:name="gr8" style:family="graphic" style:parent-style-name="standard">
      <style:graphic-properties draw:stroke="none" svg:stroke-width="0.05cm" svg:stroke-color="#ffe994" draw:marker-start-width="0.28cm" draw:marker-end-width="0.28cm" draw:fill="solid" draw:fill-color="#ffffd7" draw:textarea-horizontal-align="center" draw:textarea-vertical-align="middle" draw:auto-grow-height="false" fo:min-height="3.25cm" fo:min-width="3cm" draw:shadow="hidden"/>
    </style:style>
    <style:style style:name="gr9" style:family="graphic" style:parent-style-name="standard">
      <style:graphic-properties svg:stroke-width="0.05cm" svg:stroke-color="#ffe994" draw:marker-start-width="0.28cm" draw:marker-end-width="0.28cm" draw:fill="solid" draw:fill-color="#ffffd7" draw:textarea-horizontal-align="center" draw:textarea-vertical-align="middle" draw:auto-grow-height="false" fo:min-height="3.25cm" fo:min-width="3cm" fo:padding-top="0.15cm" fo:padding-bottom="0.15cm" fo:padding-left="0.275cm" fo:padding-right="0.275cm" draw:shadow="hidden"/>
    </style:style>
    <style:style style:name="gr10" style:family="graphic" style:parent-style-name="standard">
      <style:graphic-properties svg:stroke-width="0.05cm" svg:stroke-color="#000000" draw:marker-start-width="0.28cm" draw:marker-end-width="0.28cm" draw:fill="none" draw:textarea-horizontal-align="justify" draw:textarea-vertical-align="middle" draw:auto-grow-height="false" fo:min-height="6.3cm" fo:min-width="3.7cm" fo:padding-top="0.15cm" fo:padding-bottom="0.15cm" fo:padding-left="0.275cm" fo:padding-right="0.275cm"/>
    </style:style>
    <style:style style:name="gr11" style:family="graphic" style:parent-style-name="standard">
      <style:graphic-properties svg:stroke-width="0.05cm" svg:stroke-color="#611729" draw:marker-start-width="0.28cm" draw:marker-end-width="0.28cm" draw:fill="bitmap" draw:fill-image-name="Colorful_20_Pebbles" draw:fill-image-width="30%" draw:fill-image-height="1000%" style:repeat="repeat" draw:fill-image-ref-point-x="0%" draw:fill-image-ref-point-y="0%" draw:fill-image-ref-point="center" draw:tile-repeat-offset="0% vertical" draw:textarea-horizontal-align="justify" draw:textarea-vertical-align="middle" draw:auto-grow-height="false" fo:min-height="0cm" fo:min-width="9.35cm" fo:padding-top="0.15cm" fo:padding-bottom="0.15cm" fo:padding-left="0.275cm" fo:padding-right="0.275cm"/>
    </style:style>
    <style:style style:name="gr12" style:family="graphic" style:parent-style-name="standard">
      <style:graphic-properties svg:stroke-width="0.02cm" svg:stroke-color="#999999" draw:marker-start-width="0.32cm" draw:marker-end-width="0.32cm" draw:fill="bitmap" draw:fill-image-name="sand_5f_brick" draw:fill-image-width="5%" draw:fill-image-height="5%" style:repeat="repeat" draw:fill-image-ref-point-x="0%" draw:fill-image-ref-point-y="0%" draw:fill-image-ref-point="center" draw:tile-repeat-offset="0% vertical" draw:textarea-horizontal-align="justify" draw:textarea-vertical-align="middle" draw:auto-grow-height="false" fo:min-height="9.568cm" fo:min-width="5.43cm" fo:padding-top="0.135cm" fo:padding-bottom="0.135cm" fo:padding-left="0.26cm" fo:padding-right="0.26cm"/>
    </style:style>
    <style:style style:name="gr13" style:family="graphic" style:parent-style-name="standard">
      <style:graphic-properties svg:stroke-width="0.02cm" svg:stroke-color="#999999" draw:marker-start-width="0.32cm" draw:marker-end-width="0.32cm" draw:fill="bitmap" draw:fill-image-name="sand_5f_brick" draw:fill-image-width="5%" draw:fill-image-height="5%" style:repeat="repeat" draw:fill-image-ref-point-x="0%" draw:fill-image-ref-point-y="0%" draw:fill-image-ref-point="center" draw:tile-repeat-offset="0% vertical" draw:textarea-horizontal-align="justify" draw:textarea-vertical-align="middle" draw:auto-grow-height="false" fo:min-height="9.6cm" fo:min-width="5.4cm" fo:padding-top="0.135cm" fo:padding-bottom="0.135cm" fo:padding-left="0.26cm" fo:padding-right="0.26cm"/>
    </style:style>
    <style:style style:name="gr14" style:family="graphic" style:parent-style-name="objectwithoutfill">
      <style:graphic-properties draw:fill="none" draw:textarea-vertical-align="middle"/>
    </style:style>
    <style:style style:name="gr15" style:family="graphic" style:parent-style-name="objectwithoutfill">
      <style:graphic-properties draw:fill="bitmap" draw:fill-image-name="brown_5f_brick" draw:fill-image-width="100%" draw:fill-image-height="5%" style:repeat="repeat" draw:fill-image-ref-point-x="0%" draw:fill-image-ref-point-y="0%" draw:fill-image-ref-point="center" draw:tile-repeat-offset="0% vertical" draw:textarea-vertical-align="middle"/>
    </style:style>
    <style:style style:name="gr16" style:family="graphic" style:parent-style-name="standard">
      <style:graphic-properties svg:stroke-width="0.02cm" svg:stroke-color="#861141" draw:marker-start-width="0.32cm" draw:marker-end-width="0.32cm" draw:fill="bitmap" draw:fill-image-name="shifer_5f_red" draw:fill-image-width="10%" draw:fill-image-height="10%" style:repeat="repeat" draw:fill-image-ref-point-x="0%" draw:fill-image-ref-point-y="0%" draw:fill-image-ref-point="center" draw:tile-repeat-offset="0% vertical" draw:textarea-horizontal-align="justify" draw:textarea-vertical-align="middle" draw:auto-grow-height="false" fo:min-height="10.53cm" fo:min-width="4.856cm" fo:padding-top="0.135cm" fo:padding-bottom="0.135cm" fo:padding-left="0.26cm" fo:padding-right="0.26cm"/>
    </style:style>
    <style:style style:name="gr17" style:family="graphic" style:parent-style-name="objectwithoutfill">
      <style:graphic-properties svg:stroke-width="0cm" svg:stroke-color="#611729" draw:marker-start-width="0.21cm" draw:marker-end-width="0.21cm" draw:fill="solid" draw:fill-color="#784b04" draw:textarea-horizontal-align="center" draw:textarea-vertical-align="middle" fo:padding-top="0.125cm" fo:padding-bottom="0.125cm" fo:padding-left="0.25cm" fo:padding-right="0.25cm"/>
    </style:style>
    <style:style style:name="gr18" style:family="graphic" style:parent-style-name="standard">
      <style:graphic-properties svg:stroke-width="0.02cm" svg:stroke-color="#2a6099" draw:marker-start-width="0.23cm" draw:marker-end-width="0.23cm" draw:fill="gradient" draw:fill-color="#b4c7dc" draw:fill-gradient-name="Blue_20_Touch" draw:gradient-step-count="0" draw:textarea-horizontal-align="justify" draw:textarea-vertical-align="middle" draw:auto-grow-height="false" fo:min-height="0.33cm" fo:min-width="0cm" fo:padding-top="0.135cm" fo:padding-bottom="0.135cm" fo:padding-left="0.26cm" fo:padding-right="0.26cm"/>
    </style:style>
    <style:style style:name="gr19" style:family="graphic" style:parent-style-name="standard">
      <style:graphic-properties svg:stroke-color="#999999" draw:fill="solid" draw:fill-color="#999999" draw:textarea-horizontal-align="justify" draw:textarea-vertical-align="middle" draw:auto-grow-height="false" fo:min-height="1.4cm" fo:min-width="1.15cm" draw:shadow="hidden"/>
    </style:style>
    <style:style style:name="gr20" style:family="graphic" style:parent-style-name="standard">
      <style:graphic-properties svg:stroke-width="0.01cm" svg:stroke-color="#999999" draw:marker-start-width="0.22cm" draw:marker-end-width="0.22cm" draw:fill="solid" draw:fill-color="#ffdbb6" draw:textarea-horizontal-align="justify" draw:textarea-vertical-align="middle" draw:auto-grow-height="false" fo:min-height="0cm" fo:min-width="0cm" fo:padding-top="0.13cm" fo:padding-bottom="0.13cm" fo:padding-left="0.255cm" fo:padding-right="0.255cm"/>
    </style:style>
    <style:style style:name="gr21" style:family="graphic" style:parent-style-name="objectwithoutfill">
      <style:graphic-properties draw:stroke="none" svg:stroke-color="#000000" draw:fill="bitmap" draw:fill-image-name="brown_5f_brick" draw:fill-image-width="100%" draw:fill-image-height="100%" style:repeat="repeat" draw:fill-image-ref-point-x="0%" draw:fill-image-ref-point-y="0%" draw:fill-image-ref-point="top-left" draw:tile-repeat-offset="0% vertical" draw:textarea-vertical-align="middle"/>
    </style:style>
    <style:style style:name="gr22" style:family="graphic" style:parent-style-name="standard">
      <style:graphic-properties svg:stroke-width="0cm" svg:stroke-color="#999999" draw:marker-start-width="0.29cm" draw:marker-end-width="0.29cm" draw:fill="bitmap" draw:fill-image-name="sand_5f_brick" draw:fill-image-width="5%" draw:fill-image-height="5%" style:repeat="repeat" draw:textarea-horizontal-align="justify" draw:textarea-vertical-align="middle" draw:auto-grow-height="false" fo:min-height="1.4cm" fo:min-width="4.45cm" fo:padding-top="0.125cm" fo:padding-bottom="0.125cm" fo:padding-left="0.25cm" fo:padding-right="0.25cm"/>
    </style:style>
    <style:style style:name="gr23" style:family="graphic" style:parent-style-name="objectwithoutfill">
      <style:graphic-properties svg:stroke-width="0cm" svg:stroke-color="#784b04" draw:marker-start-width="0.21cm" draw:marker-end-width="0.21cm" draw:fill="solid" draw:fill-color="#784b04" draw:textarea-horizontal-align="center" draw:textarea-vertical-align="middle" fo:padding-top="0.125cm" fo:padding-bottom="0.125cm" fo:padding-left="0.25cm" fo:padding-right="0.25cm"/>
    </style:style>
    <style:style style:name="gr24" style:family="graphic" style:parent-style-name="standard">
      <style:graphic-properties svg:stroke-width="0.02cm" svg:stroke-color="#2a6099" draw:marker-start-width="0.23cm" draw:marker-end-width="0.23cm" draw:fill="gradient" draw:fill-color="#b4c7dc" draw:fill-gradient-name="Blue_20_Touch" draw:gradient-step-count="0" draw:textarea-horizontal-align="justify" draw:textarea-vertical-align="middle" draw:auto-grow-height="false" fo:min-height="0cm" fo:min-width="0.146cm" fo:padding-top="0.135cm" fo:padding-bottom="0.135cm" fo:padding-left="0.26cm" fo:padding-right="0.26cm"/>
    </style:style>
    <style:style style:name="gr25" style:family="graphic" style:parent-style-name="standard">
      <style:graphic-properties svg:stroke-width="0.02cm" svg:stroke-color="#2a6099" draw:marker-start-width="0.23cm" draw:marker-end-width="0.23cm" draw:fill="gradient" draw:fill-color="#b4c7dc" draw:fill-gradient-name="Blue_20_Touch" draw:gradient-step-count="0" draw:textarea-horizontal-align="justify" draw:textarea-vertical-align="middle" draw:auto-grow-height="false" fo:min-height="0.596cm" fo:min-width="0cm" fo:padding-top="0.135cm" fo:padding-bottom="0.135cm" fo:padding-left="0.26cm" fo:padding-right="0.26cm"/>
    </style:style>
    <style:style style:name="gr26" style:family="graphic" style:parent-style-name="standard">
      <style:graphic-properties draw:stroke="none" svg:stroke-color="#3465a4" draw:fill="solid" draw:fill-color="#999999" draw:textarea-horizontal-align="justify" draw:textarea-vertical-align="middle" draw:auto-grow-height="false" fo:min-height="2.35cm" fo:min-width="2.1cm" draw:shadow="hidden"/>
    </style:style>
    <style:style style:name="gr27" style:family="graphic" style:parent-style-name="standard">
      <style:graphic-properties draw:stroke="none" svg:stroke-color="#3465a4" draw:fill="solid" draw:fill-color="#999999" draw:textarea-horizontal-align="justify" draw:textarea-vertical-align="middle" draw:auto-grow-height="false" fo:min-height="3.428cm" fo:min-width="3.2cm" draw:shadow="hidden"/>
    </style:style>
    <style:style style:name="gr28" style:family="graphic" style:parent-style-name="objectwithoutfill">
      <style:graphic-properties svg:stroke-width="0.02cm" svg:stroke-color="#611729" draw:marker-start-width="0.24cm" draw:marker-end-width="0.24cm" draw:fill="gradient" draw:fill-gradient-name="gradient" draw:gradient-step-count="0" draw:textarea-horizontal-align="center" draw:textarea-vertical-align="middle" fo:padding-top="0.135cm" fo:padding-bottom="0.135cm" fo:padding-left="0.26cm" fo:padding-right="0.26cm"/>
    </style:style>
    <style:style style:name="gr29" style:family="graphic" style:parent-style-name="standard">
      <style:graphic-properties draw:stroke="none" svg:stroke-color="#3465a4" draw:fill="solid" draw:fill-color="#999999" draw:textarea-horizontal-align="justify" draw:textarea-vertical-align="middle" draw:auto-grow-height="false" fo:min-height="2.3cm" fo:min-width="2.1cm" draw:shadow="hidden"/>
    </style:style>
    <style:style style:name="gr30" style:family="graphic" style:parent-style-name="standard">
      <style:graphic-properties svg:stroke-width="0.02cm" svg:stroke-color="#50200c" draw:marker-start-width="0.23cm" draw:marker-end-width="0.23cm" draw:fill="solid" draw:fill-color="#611729" draw:textarea-horizontal-align="justify" draw:textarea-vertical-align="middle" draw:auto-grow-height="false" fo:min-height="0cm" fo:min-width="6.83cm" fo:padding-top="0.135cm" fo:padding-bottom="0.135cm" fo:padding-left="0.26cm" fo:padding-right="0.26cm"/>
    </style:style>
    <style:style style:name="gr31" style:family="graphic" style:parent-style-name="standard">
      <style:graphic-properties svg:stroke-width="0.02cm" svg:stroke-color="#861141" draw:marker-start-width="0.23cm" draw:marker-end-width="0.23cm" draw:fill="solid" draw:fill-color="#861141" draw:textarea-horizontal-align="justify" draw:textarea-vertical-align="middle" draw:auto-grow-height="false" fo:min-height="0cm" fo:min-width="6.979cm" fo:padding-top="0.135cm" fo:padding-bottom="0.135cm" fo:padding-left="0.26cm" fo:padding-right="0.26cm"/>
    </style:style>
    <style:style style:name="gr32" style:family="graphic" style:parent-style-name="standard">
      <style:graphic-properties svg:stroke-width="0.02cm" svg:stroke-color="#861141" draw:marker-start-width="0.23cm" draw:marker-end-width="0.23cm" draw:fill="solid" draw:fill-color="#861141" draw:textarea-horizontal-align="justify" draw:textarea-vertical-align="middle" draw:auto-grow-height="false" fo:min-height="0cm" fo:min-width="6.98cm" fo:padding-top="0.135cm" fo:padding-bottom="0.135cm" fo:padding-left="0.26cm" fo:padding-right="0.26cm"/>
    </style:style>
    <style:style style:name="gr33" style:family="graphic" style:parent-style-name="standard">
      <style:graphic-properties draw:stroke="none" svg:stroke-width="0.02cm" svg:stroke-color="#ffffff" draw:marker-start-width="0.23cm" draw:marker-end-width="0.23cm" draw:fill="gradient" draw:fill-gradient-name="Gradient_20_2" draw:gradient-step-count="0" draw:textarea-horizontal-align="justify" draw:textarea-vertical-align="middle" draw:auto-grow-height="false" fo:min-height="0cm" fo:min-width="0cm" fo:padding-top="0.135cm" fo:padding-bottom="0.135cm" fo:padding-left="0.26cm" fo:padding-right="0.26cm"/>
    </style:style>
    <style:style style:name="gr34" style:family="graphic" style:parent-style-name="standard">
      <style:graphic-properties draw:stroke="none" svg:stroke-width="0cm" svg:stroke-color="#ffffff" draw:marker-start-width="0.2cm" draw:marker-end-width="0.2cm" draw:fill="gradient" draw:fill-gradient-name="Gradient_20_2" draw:textarea-horizontal-align="justify" draw:textarea-vertical-align="middle" draw:auto-grow-height="false" fo:min-height="0cm" fo:min-width="10.304cm" fo:padding-top="0.125cm" fo:padding-bottom="0.125cm" fo:padding-left="0.25cm" fo:padding-right="0.25cm"/>
    </style:style>
    <style:style style:name="gr35" style:family="graphic" style:parent-style-name="standard">
      <style:graphic-properties draw:stroke="none" svg:stroke-color="#000000" draw:fill="none" draw:fill-color="#ffffff" fo:min-height="0.712cm"/>
    </style:style>
    <style:style style:name="gr36" style:family="graphic" style:parent-style-name="standard">
      <style:graphic-properties svg:stroke-width="0.02cm" svg:stroke-color="#b2b2b2" draw:marker-start-width="0.32cm" draw:marker-end-width="0.32cm" draw:fill="bitmap" draw:fill-image-name="sand_5f_brick" draw:fill-image-width="5%" draw:fill-image-height="5%" style:repeat="repeat" draw:fill-image-ref-point-x="0%" draw:fill-image-ref-point-y="0%" draw:fill-image-ref-point="center" draw:tile-repeat-offset="0% vertical" draw:textarea-horizontal-align="justify" draw:textarea-vertical-align="middle" draw:auto-grow-height="false" fo:min-height="9.568cm" fo:min-width="5.43cm" fo:padding-top="0.135cm" fo:padding-bottom="0.135cm" fo:padding-left="0.26cm" fo:padding-right="0.26cm"/>
    </style:style>
    <style:style style:name="gr37" style:family="graphic" style:parent-style-name="Arrow_20_Line">
      <style:graphic-properties draw:textarea-vertical-align="middle"/>
    </style:style>
    <style:style style:name="gr38" style:family="graphic" style:parent-style-name="standard">
      <style:graphic-properties svg:stroke-width="0.05cm" svg:stroke-color="#000000" draw:marker-start-width="0.28cm" draw:marker-end-width="0.28cm" draw:fill="none" draw:textarea-horizontal-align="justify" draw:textarea-vertical-align="middle" draw:auto-grow-height="false" fo:min-height="6.25cm" fo:min-width="2.1cm" fo:padding-top="0.15cm" fo:padding-bottom="0.15cm" fo:padding-left="0.275cm" fo:padding-right="0.275cm"/>
    </style:style>
    <style:style style:name="gr39" style:family="graphic" style:parent-style-name="objectwithoutfill">
      <style:graphic-properties svg:stroke-width="0.02cm" svg:stroke-color="#000000" draw:marker-start-width="0.24cm" draw:marker-end-width="0.24cm" draw:fill="none" draw:textarea-horizontal-align="center" draw:textarea-vertical-align="middle" fo:padding-top="0.135cm" fo:padding-bottom="0.135cm" fo:padding-left="0.26cm" fo:padding-right="0.26cm"/>
    </style:style>
    <style:style style:name="gr40" style:family="graphic" style:parent-style-name="standard">
      <style:graphic-properties svg:stroke-width="0.02cm" svg:stroke-color="#2a6099" draw:marker-start-width="0.23cm" draw:marker-end-width="0.23cm" draw:fill="solid" draw:fill-color="#b4c7dc" draw:textarea-horizontal-align="justify" draw:textarea-vertical-align="middle" draw:auto-grow-height="false" fo:min-height="0cm" fo:min-width="0.146cm" fo:padding-top="0.135cm" fo:padding-bottom="0.135cm" fo:padding-left="0.26cm" fo:padding-right="0.26cm"/>
    </style:style>
    <style:style style:name="gr41" style:family="graphic" style:parent-style-name="standard">
      <style:graphic-properties svg:stroke-width="0.02cm" svg:stroke-color="#2a6099" draw:marker-start-width="0.23cm" draw:marker-end-width="0.23cm" draw:fill="solid" draw:fill-color="#b4c7dc" draw:textarea-horizontal-align="justify" draw:textarea-vertical-align="middle" draw:auto-grow-height="false" fo:min-height="0.596cm" fo:min-width="0cm" fo:padding-top="0.135cm" fo:padding-bottom="0.135cm" fo:padding-left="0.26cm" fo:padding-right="0.26cm"/>
    </style:style>
    <style:style style:name="gr42" style:family="graphic" style:parent-style-name="objectwithoutfill">
      <style:graphic-properties draw:fill="gradient" draw:fill-gradient-name="Gradient_20_1" draw:gradient-step-count="0" draw:opacity="50%" draw:textarea-horizontal-align="center" draw:textarea-vertical-align="middle" draw:shadow-opacity="50%"/>
    </style:style>
    <style:style style:name="gr43" style:family="graphic" style:parent-style-name="standard">
      <style:graphic-properties draw:textarea-vertical-align="middle"/>
    </style:style>
    <style:style style:name="gr44" style:family="graphic" style:parent-style-name="objectwithoutfill">
      <style:graphic-properties svg:stroke-width="0.05cm" svg:stroke-color="#611729" draw:marker-start-width="0.28cm" draw:marker-end-width="0.28cm" draw:fill="gradient" draw:fill-gradient-name="gradient" draw:gradient-step-count="0" draw:textarea-horizontal-align="center" draw:textarea-vertical-align="middle" fo:padding-top="0.15cm" fo:padding-bottom="0.15cm" fo:padding-left="0.275cm" fo:padding-right="0.275cm"/>
    </style:style>
    <style:style style:name="gr45" style:family="graphic" style:parent-style-name="standard">
      <style:graphic-properties svg:stroke-width="0.01cm" svg:stroke-color="#999999" draw:marker-start-width="0.22cm" draw:marker-end-width="0.22cm" draw:fill="solid" draw:fill-color="#50200c" draw:textarea-horizontal-align="justify" draw:textarea-vertical-align="middle" draw:auto-grow-height="false" fo:min-height="0cm" fo:min-width="0cm" fo:padding-top="0.13cm" fo:padding-bottom="0.13cm" fo:padding-left="0.255cm" fo:padding-right="0.255cm"/>
    </style:style>
    <style:style style:name="gr46" style:family="graphic" style:parent-style-name="standard">
      <style:graphic-properties svg:stroke-width="0.02cm" svg:stroke-color="#999999" draw:marker-start-width="0.32cm" draw:marker-end-width="0.32cm" draw:fill="bitmap" draw:fill-image-name="sand_5f_brick" draw:fill-image-width="5%" draw:fill-image-height="5%" style:repeat="repeat" draw:textarea-horizontal-align="justify" draw:textarea-vertical-align="middle" draw:auto-grow-height="false" fo:min-height="9.6cm" fo:min-width="5.4cm" fo:padding-top="0.135cm" fo:padding-bottom="0.135cm" fo:padding-left="0.26cm" fo:padding-right="0.26cm"/>
    </style:style>
    <style:style style:name="gr47" style:family="graphic" style:parent-style-name="objectwithoutfill">
      <style:graphic-properties svg:stroke-color="#999999" draw:fill="gradient" draw:fill-gradient-name="Gradient_20_1" draw:gradient-step-count="0" draw:opacity="50%" draw:textarea-horizontal-align="center" draw:textarea-vertical-align="middle" draw:shadow="hidden" draw:shadow-opacity="50%"/>
    </style:style>
    <style:style style:name="gr48" style:family="graphic" style:parent-style-name="standard">
      <style:graphic-properties svg:stroke-width="0.02cm" svg:stroke-color="#861141" draw:marker-start-width="0.23cm" draw:marker-end-width="0.23cm" draw:fill="solid" draw:fill-color="#861141" draw:textarea-horizontal-align="justify" draw:textarea-vertical-align="middle" draw:auto-grow-height="false" fo:min-height="0cm" fo:min-width="6.88cm" fo:padding-top="0.135cm" fo:padding-bottom="0.135cm" fo:padding-left="0.26cm" fo:padding-right="0.26cm"/>
    </style:style>
    <style:style style:name="gr49" style:family="graphic" style:parent-style-name="objectwithoutfill">
      <style:graphic-properties draw:fill="none" draw:gradient-step-count="0" draw:opacity="50%" draw:textarea-horizontal-align="center" draw:textarea-vertical-align="middle" draw:shadow-opacity="50%"/>
    </style:style>
    <style:style style:name="P1" style:family="paragraph">
      <loext:graphic-properties draw:fill="none"/>
      <style:paragraph-properties fo:text-align="center"/>
      <style:text-properties fo:language="uk" fo:country="UA"/>
    </style:style>
    <style:style style:name="P2" style:family="paragraph">
      <style:paragraph-properties fo:text-align="center"/>
      <style:text-properties fo:language="uk" fo:country="UA"/>
    </style:style>
    <style:style style:name="P3" style:family="paragraph">
      <loext:graphic-properties draw:fill="solid" draw:fill-color="#ffffd7"/>
      <style:paragraph-properties fo:text-align="center"/>
      <style:text-properties fo:language="uk" fo:country="UA"/>
    </style:style>
    <style:style style:name="P4" style:family="paragraph">
      <loext:graphic-properties draw:fill="bitmap" draw:fill-image-name="Colorful_20_Pebbles" draw:fill-image-width="30%" draw:fill-image-height="1000%" style:repeat="repeat" draw:fill-image-ref-point-x="0%" draw:fill-image-ref-point-y="0%" draw:fill-image-ref-point="center" draw:tile-repeat-offset="0% vertical"/>
      <style:paragraph-properties fo:text-align="center"/>
      <style:text-properties fo:language="uk" fo:country="UA"/>
    </style:style>
    <style:style style:name="P5" style:family="paragraph">
      <loext:graphic-properties draw:fill="bitmap" draw:fill-image-name="sand_5f_brick" draw:fill-image-width="5%" draw:fill-image-height="5%" style:repeat="repeat" draw:fill-image-ref-point-x="0%" draw:fill-image-ref-point-y="0%" draw:fill-image-ref-point="center" draw:tile-repeat-offset="0% vertical"/>
      <style:paragraph-properties fo:text-align="center"/>
      <style:text-properties fo:language="uk" fo:country="UA"/>
    </style:style>
    <style:style style:name="P6" style:family="paragraph">
      <loext:graphic-properties draw:fill="bitmap" draw:fill-image-name="brown_5f_brick" draw:fill-image-width="100%" draw:fill-image-height="5%" style:repeat="repeat" draw:fill-image-ref-point-x="0%" draw:fill-image-ref-point-y="0%" draw:fill-image-ref-point="center" draw:tile-repeat-offset="0% vertical"/>
      <style:paragraph-properties fo:text-align="center"/>
      <style:text-properties fo:language="uk" fo:country="UA"/>
    </style:style>
    <style:style style:name="P7" style:family="paragraph">
      <loext:graphic-properties draw:fill="bitmap" draw:fill-image-name="shifer_5f_red" draw:fill-image-width="10%" draw:fill-image-height="10%" style:repeat="repeat" draw:fill-image-ref-point-x="0%" draw:fill-image-ref-point-y="0%" draw:fill-image-ref-point="center" draw:tile-repeat-offset="0% vertical"/>
      <style:paragraph-properties fo:text-align="center"/>
      <style:text-properties fo:language="uk" fo:country="UA"/>
    </style:style>
    <style:style style:name="P8" style:family="paragraph">
      <loext:graphic-properties draw:fill="solid" draw:fill-color="#784b04"/>
      <style:paragraph-properties fo:text-align="center"/>
      <style:text-properties fo:language="uk" fo:country="UA"/>
    </style:style>
    <style:style style:name="P9" style:family="paragraph">
      <loext:graphic-properties draw:fill="gradient" draw:fill-color="#b4c7dc" draw:fill-gradient-name="Blue_20_Touch" draw:gradient-step-count="0"/>
      <style:paragraph-properties fo:text-align="center"/>
      <style:text-properties fo:language="uk" fo:country="UA"/>
    </style:style>
    <style:style style:name="P10" style:family="paragraph">
      <loext:graphic-properties draw:fill="solid" draw:fill-color="#999999"/>
      <style:paragraph-properties fo:text-align="center"/>
      <style:text-properties fo:language="uk" fo:country="UA"/>
    </style:style>
    <style:style style:name="P11" style:family="paragraph">
      <loext:graphic-properties draw:fill="solid" draw:fill-color="#ffdbb6"/>
      <style:paragraph-properties fo:text-align="center"/>
      <style:text-properties fo:language="uk" fo:country="UA"/>
    </style:style>
    <style:style style:name="P12" style:family="paragraph">
      <loext:graphic-properties draw:fill="bitmap" draw:fill-image-name="brown_5f_brick" draw:fill-image-width="100%" draw:fill-image-height="100%" style:repeat="repeat" draw:fill-image-ref-point-x="0%" draw:fill-image-ref-point-y="0%" draw:fill-image-ref-point="top-left" draw:tile-repeat-offset="0% vertical"/>
      <style:paragraph-properties fo:text-align="center"/>
      <style:text-properties fo:language="uk" fo:country="UA"/>
    </style:style>
    <style:style style:name="P13" style:family="paragraph">
      <loext:graphic-properties draw:fill="bitmap" draw:fill-image-name="sand_5f_brick" draw:fill-image-width="5%" draw:fill-image-height="5%" style:repeat="repeat"/>
      <style:paragraph-properties fo:text-align="center"/>
      <style:text-properties fo:language="uk" fo:country="UA"/>
    </style:style>
    <style:style style:name="P14" style:family="paragraph">
      <loext:graphic-properties draw:fill="gradient" draw:fill-gradient-name="gradient" draw:gradient-step-count="0"/>
      <style:paragraph-properties fo:text-align="center"/>
      <style:text-properties fo:language="uk" fo:country="UA"/>
    </style:style>
    <style:style style:name="P15" style:family="paragraph">
      <loext:graphic-properties draw:fill="solid" draw:fill-color="#611729"/>
      <style:paragraph-properties fo:text-align="center"/>
      <style:text-properties fo:language="uk" fo:country="UA"/>
    </style:style>
    <style:style style:name="P16" style:family="paragraph">
      <loext:graphic-properties draw:fill="solid" draw:fill-color="#861141"/>
      <style:paragraph-properties fo:text-align="center"/>
      <style:text-properties fo:language="uk" fo:country="UA"/>
    </style:style>
    <style:style style:name="P17" style:family="paragraph">
      <loext:graphic-properties draw:fill="gradient" draw:fill-gradient-name="Gradient_20_2" draw:gradient-step-count="0"/>
      <style:paragraph-properties fo:text-align="center"/>
      <style:text-properties fo:language="uk" fo:country="UA"/>
    </style:style>
    <style:style style:name="P18" style:family="paragraph">
      <loext:graphic-properties draw:fill="gradient" draw:fill-gradient-name="Gradient_20_2"/>
      <style:paragraph-properties fo:text-align="center"/>
      <style:text-properties fo:language="uk" fo:country="UA"/>
    </style:style>
    <style:style style:name="P19" style:family="paragraph">
      <style:paragraph-properties fo:text-align="center"/>
    </style:style>
    <style:style style:name="P20" style:family="paragraph">
      <loext:graphic-properties draw:fill="none" draw:fill-color="#ffffff"/>
      <style:paragraph-properties fo:text-align="center"/>
      <style:text-properties fo:language="uk" fo:country="UA"/>
    </style:style>
    <style:style style:name="P21" style:family="paragraph">
      <style:paragraph-properties fo:margin-left="0cm" fo:margin-right="0cm" fo:margin-top="0cm" fo:margin-bottom="0cm" fo:line-height="100%" fo:text-align="center" fo:text-indent="0cm"/>
    </style:style>
    <style:style style:name="P22" style:family="paragraph">
      <loext:graphic-properties draw:fill="none"/>
      <style:paragraph-properties fo:text-align="center"/>
    </style:style>
    <style:style style:name="P23" style:family="paragraph">
      <style:paragraph-properties fo:margin-left="0cm" fo:margin-right="0cm" fo:margin-top="0cm" fo:margin-bottom="0cm" fo:line-height="100%" fo:text-align="center" fo:text-indent="0cm"/>
      <style:text-properties fo:language="uk" fo:country="UA"/>
    </style:style>
    <style:style style:name="P24" style:family="paragraph">
      <loext:graphic-properties draw:fill="solid" draw:fill-color="#b4c7dc"/>
      <style:paragraph-properties fo:text-align="center"/>
      <style:text-properties fo:language="uk" fo:country="UA"/>
    </style:style>
    <style:style style:name="P25" style:family="paragraph">
      <loext:graphic-properties draw:fill="gradient" draw:fill-gradient-name="Gradient_20_1" draw:gradient-step-count="0" draw:opacity="50%"/>
      <style:paragraph-properties fo:text-align="center"/>
      <style:text-properties fo:language="uk" fo:country="UA"/>
    </style:style>
    <style:style style:name="P26" style:family="paragraph">
      <loext:graphic-properties draw:fill="solid" draw:fill-color="#50200c"/>
      <style:paragraph-properties fo:text-align="center"/>
      <style:text-properties fo:language="uk" fo:country="UA"/>
    </style:style>
    <style:style style:name="P27" style:family="paragraph">
      <loext:graphic-properties draw:fill="none" draw:gradient-step-count="0" draw:opacity="50%"/>
      <style:paragraph-properties fo:text-align="center"/>
      <style:text-properties fo:language="uk" fo:country="UA"/>
    </style:style>
    <style:style style:name="T1" style:family="text">
      <style:text-properties fo:language="uk" fo:country="UA"/>
    </style:style>
    <style:style style:name="T2"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fo:language="uk" fo:country="UA"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9cm" svg:height="9cm" draw:transform="rotate (-1.5707963267949) translate (13cm 6cm)">
          <text:p/>
          <draw:enhanced-geometry svg:viewBox="0 0 21600 21600" draw:type="rectangle" draw:enhanced-path="M 0 0 L 21600 0 21600 21600 0 21600 0 0 Z N"/>
        </draw:custom-shape>
        <draw:line draw:style-name="gr2" draw:text-style-name="P1" draw:layer="layout" svg:x1="8.5cm" svg:y1="6cm" svg:x2="8.5cm" svg:y2="15cm">
          <text:p/>
        </draw:line>
        <draw:line draw:style-name="gr2" draw:text-style-name="P1" draw:layer="layout" svg:x1="8.8cm" svg:y1="6cm" svg:x2="8.8cm" svg:y2="12.55cm">
          <text:p/>
        </draw:line>
        <draw:line draw:style-name="gr2" draw:text-style-name="P1" draw:layer="layout" svg:x1="8.5cm" svg:y1="9cm" svg:x2="4cm" svg:y2="9cm">
          <text:p/>
        </draw:line>
        <draw:line draw:style-name="gr2" draw:text-style-name="P1" draw:layer="layout" svg:x1="8.5cm" svg:y1="9.15cm" svg:x2="4cm" svg:y2="9.15cm">
          <text:p/>
        </draw:line>
        <draw:line draw:style-name="gr2" draw:text-style-name="P1" draw:layer="layout" svg:x1="6.85cm" svg:y1="12.15cm" svg:x2="6.85cm" svg:y2="15cm">
          <text:p/>
        </draw:line>
        <draw:line draw:style-name="gr2" draw:text-style-name="P1" draw:layer="layout" svg:x1="7cm" svg:y1="12.1cm" svg:x2="7cm" svg:y2="15cm">
          <text:p/>
        </draw:line>
        <draw:line draw:style-name="gr2" draw:text-style-name="P1" draw:layer="layout" svg:x1="7cm" svg:y1="9.15cm" svg:x2="7cm" svg:y2="10.25cm">
          <text:p/>
        </draw:line>
        <draw:line draw:style-name="gr2" draw:text-style-name="P1" draw:layer="layout" svg:x1="6.5cm" svg:y1="9.15cm" svg:x2="6.5cm" svg:y2="10.25cm">
          <text:p/>
        </draw:line>
        <draw:line draw:style-name="gr2" draw:text-style-name="P1" draw:layer="layout" svg:x1="5.5cm" svg:y1="9.15cm" svg:x2="5.5cm" svg:y2="11.35cm">
          <text:p/>
        </draw:line>
        <draw:line draw:style-name="gr2" draw:text-style-name="P1" draw:layer="layout" svg:x1="5.25cm" svg:y1="9.15cm" svg:x2="5.25cm" svg:y2="11.35cm">
          <text:p/>
        </draw:line>
        <draw:line draw:style-name="gr2" draw:text-style-name="P1" draw:layer="layout" svg:x1="5.75cm" svg:y1="9.15cm" svg:x2="5.75cm" svg:y2="11.35cm">
          <text:p/>
        </draw:line>
        <draw:line draw:style-name="gr2" draw:text-style-name="P1" draw:layer="layout" svg:x1="6.25cm" svg:y1="9.15cm" svg:x2="6.25cm" svg:y2="10.25cm">
          <text:p/>
        </draw:line>
        <draw:line draw:style-name="gr2" draw:text-style-name="P1" draw:layer="layout" svg:x1="6.75cm" svg:y1="9.15cm" svg:x2="6.75cm" svg:y2="10.25cm">
          <text:p/>
        </draw:line>
        <draw:line draw:style-name="gr2" draw:text-style-name="P1" draw:layer="layout" svg:x1="7.5cm" svg:y1="10.25cm" svg:x2="5cm" svg:y2="10.25cm">
          <text:p/>
        </draw:line>
        <draw:line draw:style-name="gr2" draw:text-style-name="P1" draw:layer="layout" svg:x1="5cm" svg:y1="9.15cm" svg:x2="5cm" svg:y2="11.35cm">
          <text:p/>
        </draw:line>
        <draw:line draw:style-name="gr2" draw:text-style-name="P1" draw:layer="layout" svg:x1="6.25cm" svg:y1="11.35cm" svg:x2="4cm" svg:y2="11.35cm">
          <text:p/>
        </draw:line>
        <draw:line draw:style-name="gr2" draw:text-style-name="P1" draw:layer="layout" svg:x1="6.2cm" svg:y1="11.5cm" svg:x2="4cm" svg:y2="11.5cm">
          <text:p/>
        </draw:line>
        <draw:line draw:style-name="gr2" draw:text-style-name="P1" draw:layer="layout" svg:x1="6.85cm" svg:y1="13.3cm" svg:x2="4cm" svg:y2="13.3cm">
          <text:p/>
        </draw:line>
        <draw:line draw:style-name="gr2" draw:text-style-name="P1" draw:layer="layout" svg:x1="6.85cm" svg:y1="13.45cm" svg:x2="4cm" svg:y2="13.45cm">
          <text:p/>
        </draw:line>
        <draw:line draw:style-name="gr2" draw:text-style-name="P1" draw:layer="layout" svg:x1="7.5cm" svg:y1="9.15cm" svg:x2="7.5cm" svg:y2="10.25cm">
          <text:p/>
        </draw:line>
        <draw:line draw:style-name="gr2" draw:text-style-name="P1" draw:layer="layout" svg:x1="7.25cm" svg:y1="9.15cm" svg:x2="7.25cm" svg:y2="10.25cm">
          <text:p/>
        </draw:line>
        <draw:line draw:style-name="gr2" draw:text-style-name="P1" draw:layer="layout" svg:x1="6cm" svg:y1="9.15cm" svg:x2="6cm" svg:y2="11.35cm">
          <text:p/>
        </draw:line>
        <draw:line draw:style-name="gr2" draw:text-style-name="P1" draw:layer="layout" svg:x1="6.25cm" svg:y1="11.35cm" svg:x2="7cm" svg:y2="12.1cm">
          <text:p/>
        </draw:line>
        <draw:line draw:style-name="gr2" draw:text-style-name="P1" draw:layer="layout" svg:x1="6.2cm" svg:y1="11.5cm" svg:x2="6.85cm" svg:y2="12.15cm">
          <text:p/>
        </draw:line>
        <draw:custom-shape draw:style-name="gr3" draw:text-style-name="P1" draw:layer="layout" svg:width="9.9cm" svg:height="9.9cm" draw:transform="rotate (-1.5707963267949) translate (13.45cm 5.55cm)">
          <text:p/>
          <draw:enhanced-geometry svg:viewBox="0 0 21600 21600" draw:extrusion="false" draw:type="rectangle" draw:enhanced-path="M 0 0 L 21600 0 21600 21600 0 21600 0 0 Z N"/>
        </draw:custom-shape>
        <draw:custom-shape draw:style-name="gr1" draw:text-style-name="P1" draw:layer="layout" svg:width="9cm" svg:height="9cm" draw:transform="rotate (-1.5707963267949) translate (26cm 6cm)">
          <text:p/>
          <draw:enhanced-geometry svg:viewBox="0 0 21600 21600" draw:type="rectangle" draw:enhanced-path="M 0 0 L 21600 0 21600 21600 0 21600 0 0 Z N"/>
        </draw:custom-shape>
        <draw:line draw:style-name="gr2" draw:text-style-name="P1" draw:layer="layout" svg:x1="22cm" svg:y1="9cm" svg:x2="17cm" svg:y2="9cm">
          <text:p/>
        </draw:line>
        <draw:line draw:style-name="gr2" draw:text-style-name="P1" draw:layer="layout" svg:x1="22cm" svg:y1="9.15cm" svg:x2="17cm" svg:y2="9.15cm">
          <text:p/>
        </draw:line>
        <draw:line draw:style-name="gr2" draw:text-style-name="P1" draw:layer="layout" svg:x1="22cm" svg:y1="6cm" svg:x2="22cm" svg:y2="11cm">
          <text:p/>
        </draw:line>
        <draw:line draw:style-name="gr2" draw:text-style-name="P1" draw:layer="layout" svg:x1="22.15cm" svg:y1="6cm" svg:x2="22.15cm" svg:y2="11cm">
          <text:p/>
        </draw:line>
        <draw:line draw:style-name="gr2" draw:text-style-name="P1" draw:layer="layout" svg:x1="20cm" svg:y1="9.15cm" svg:x2="20cm" svg:y2="10.25cm">
          <text:p/>
        </draw:line>
        <draw:line draw:style-name="gr2" draw:text-style-name="P1" draw:layer="layout" svg:x1="19.5cm" svg:y1="9.15cm" svg:x2="19.5cm" svg:y2="10.25cm">
          <text:p/>
        </draw:line>
        <draw:line draw:style-name="gr2" draw:text-style-name="P1" draw:layer="layout" svg:x1="18.5cm" svg:y1="9.15cm" svg:x2="18.5cm" svg:y2="11.35cm">
          <text:p/>
        </draw:line>
        <draw:line draw:style-name="gr2" draw:text-style-name="P1" draw:layer="layout" svg:x1="18.25cm" svg:y1="9.15cm" svg:x2="18.25cm" svg:y2="11.35cm">
          <text:p/>
        </draw:line>
        <draw:line draw:style-name="gr2" draw:text-style-name="P1" draw:layer="layout" svg:x1="18.75cm" svg:y1="9.15cm" svg:x2="18.75cm" svg:y2="11.35cm">
          <text:p/>
        </draw:line>
        <draw:line draw:style-name="gr2" draw:text-style-name="P1" draw:layer="layout" svg:x1="19.25cm" svg:y1="9.15cm" svg:x2="19.25cm" svg:y2="10.25cm">
          <text:p/>
        </draw:line>
        <draw:line draw:style-name="gr2" draw:text-style-name="P1" draw:layer="layout" svg:x1="19.75cm" svg:y1="9.15cm" svg:x2="19.75cm" svg:y2="10.25cm">
          <text:p/>
        </draw:line>
        <draw:line draw:style-name="gr2" draw:text-style-name="P1" draw:layer="layout" svg:x1="20cm" svg:y1="10.25cm" svg:x2="18cm" svg:y2="10.25cm">
          <text:p/>
        </draw:line>
        <draw:line draw:style-name="gr2" draw:text-style-name="P1" draw:layer="layout" svg:x1="18cm" svg:y1="9.15cm" svg:x2="18cm" svg:y2="11.35cm">
          <text:p/>
        </draw:line>
        <draw:line draw:style-name="gr4" draw:text-style-name="P1" draw:layer="layout" svg:x1="20.5cm" svg:y1="9.15cm" svg:x2="20.5cm" svg:y2="10.25cm">
          <text:p/>
        </draw:line>
        <draw:line draw:style-name="gr4" draw:text-style-name="P1" draw:layer="layout" svg:x1="20.25cm" svg:y1="9.15cm" svg:x2="20.25cm" svg:y2="10.25cm">
          <text:p/>
        </draw:line>
        <draw:line draw:style-name="gr2" draw:text-style-name="P1" draw:layer="layout" svg:x1="21cm" svg:y1="12cm" svg:x2="21cm" svg:y2="15cm">
          <text:p/>
        </draw:line>
        <draw:line draw:style-name="gr2" draw:text-style-name="P1" draw:layer="layout" svg:x1="21.15cm" svg:y1="12.05cm" svg:x2="21.15cm" svg:y2="15cm">
          <text:p/>
        </draw:line>
        <draw:line draw:style-name="gr2" draw:text-style-name="P1" draw:layer="layout" svg:x1="26cm" svg:y1="11cm" svg:x2="22.15cm" svg:y2="11cm">
          <text:p/>
        </draw:line>
        <draw:line draw:style-name="gr2" draw:text-style-name="P1" draw:layer="layout" svg:x1="26cm" svg:y1="11.15cm" svg:x2="22.05cm" svg:y2="11.15cm">
          <text:p/>
        </draw:line>
        <draw:line draw:style-name="gr2" draw:text-style-name="P1" draw:layer="layout" svg:x1="19cm" svg:y1="9.15cm" svg:x2="19cm" svg:y2="11.35cm">
          <text:p/>
        </draw:line>
        <draw:line draw:style-name="gr2" draw:text-style-name="P1" draw:layer="layout" svg:x1="22.05cm" svg:y1="11.15cm" svg:x2="21.15cm" svg:y2="12.05cm">
          <text:p/>
        </draw:line>
        <draw:line draw:style-name="gr2" draw:text-style-name="P1" draw:layer="layout" svg:x1="22cm" svg:y1="11cm" svg:x2="21cm" svg:y2="12cm">
          <text:p/>
        </draw:line>
        <draw:custom-shape draw:style-name="gr3" draw:text-style-name="P1" draw:layer="layout" svg:width="9.9cm" svg:height="9.9cm" draw:transform="rotate (-1.5707963267949) translate (26.45cm 5.55cm)">
          <text:p/>
          <draw:enhanced-geometry svg:viewBox="0 0 21600 21600" draw:type="rectangle" draw:enhanced-path="M 0 0 L 21600 0 21600 21600 0 21600 0 0 Z N"/>
        </draw:custom-shape>
        <draw:line draw:style-name="gr2" draw:text-style-name="P1" draw:layer="layout" svg:x1="13cm" svg:y1="13cm" svg:x2="9cm" svg:y2="13cm">
          <text:p/>
        </draw:line>
        <draw:line draw:style-name="gr2" draw:text-style-name="P1" draw:layer="layout" svg:x1="13cm" svg:y1="12.55cm" svg:x2="8.8cm" svg:y2="12.55cm">
          <text:p/>
        </draw:line>
        <draw:line draw:style-name="gr2" draw:text-style-name="P1" draw:layer="layout" svg:x1="9cm" svg:y1="13cm" svg:x2="9cm" svg:y2="15cm">
          <text:p/>
        </draw:line>
        <draw:g>
          <draw:line draw:style-name="gr5" draw:text-style-name="P1" draw:layer="layout" svg:x1="7.3cm" svg:y1="15.3cm" svg:x2="8.1cm" svg:y2="15.3cm">
            <text:p/>
          </draw:line>
          <draw:line draw:style-name="gr2" draw:text-style-name="P1" draw:layer="layout" svg:x1="7.3cm" svg:y1="15cm" svg:x2="7.3cm" svg:y2="15.45cm">
            <text:p/>
          </draw:line>
          <draw:line draw:style-name="gr2" draw:text-style-name="P1" draw:layer="layout" svg:x1="8.1cm" svg:y1="15cm" svg:x2="8.1cm" svg:y2="15.45cm">
            <text:p/>
          </draw:line>
        </draw:g>
        <draw:line draw:style-name="gr4" draw:text-style-name="P1" draw:layer="layout" svg:x1="20cm" svg:y1="10.25cm" svg:x2="20.5cm" svg:y2="10.25cm">
          <text:p/>
        </draw:line>
        <draw:g>
          <draw:line draw:style-name="gr5" draw:text-style-name="P1" draw:layer="layout" svg:x1="3.7cm" svg:y1="12.2cm" svg:x2="3.7cm" svg:y2="12.6cm">
            <text:p/>
          </draw:line>
          <draw:line draw:style-name="gr2" draw:text-style-name="P1" draw:layer="layout" svg:x1="4cm" svg:y1="12.2cm" svg:x2="3.55cm" svg:y2="12.2cm">
            <text:p/>
          </draw:line>
          <draw:line draw:style-name="gr2" draw:text-style-name="P1" draw:layer="layout" svg:x1="4cm" svg:y1="12.6cm" svg:x2="3.55cm" svg:y2="12.6cm">
            <text:p/>
          </draw:line>
        </draw:g>
        <draw:line draw:style-name="gr2" draw:text-style-name="P1" draw:layer="layout" svg:x1="10.7cm" svg:y1="15cm" svg:x2="10.7cm" svg:y2="15.45cm">
          <text:p/>
        </draw:line>
        <draw:line draw:style-name="gr2" draw:text-style-name="P1" draw:layer="layout" svg:x1="9.3cm" svg:y1="15cm" svg:x2="9.3cm" svg:y2="15.45cm">
          <text:p/>
        </draw:line>
        <draw:line draw:style-name="gr2" draw:text-style-name="P1" draw:layer="layout" svg:x1="12.7cm" svg:y1="15cm" svg:x2="12.7cm" svg:y2="15.45cm">
          <text:p/>
        </draw:line>
        <draw:line draw:style-name="gr2" draw:text-style-name="P1" draw:layer="layout" svg:x1="11.3cm" svg:y1="15cm" svg:x2="11.3cm" svg:y2="15.45cm">
          <text:p/>
        </draw:line>
        <draw:line draw:style-name="gr2" draw:text-style-name="P1" draw:layer="layout" svg:x1="13cm" svg:y1="13.3cm" svg:x2="13.45cm" svg:y2="13.3cm">
          <text:p/>
        </draw:line>
        <draw:line draw:style-name="gr2" draw:text-style-name="P1" draw:layer="layout" svg:x1="13cm" svg:y1="14.7cm" svg:x2="13.45cm" svg:y2="14.7cm">
          <text:p/>
        </draw:line>
        <draw:g>
          <draw:line draw:style-name="gr2" draw:text-style-name="P1" draw:layer="layout" svg:x1="6.991cm" svg:y1="14.8cm" svg:x2="6.841cm" svg:y2="14.8cm">
            <text:p/>
          </draw:line>
          <draw:line draw:style-name="gr2" draw:text-style-name="P1" draw:layer="layout" svg:x1="6.991cm" svg:y1="13.9cm" svg:x2="6.841cm" svg:y2="13.9cm">
            <text:p/>
          </draw:line>
          <draw:line draw:style-name="gr2" draw:text-style-name="P1" draw:layer="layout" svg:x1="7.627cm" svg:y1="14.162cm" svg:x2="6.991cm" svg:y2="14.798cm">
            <text:p/>
          </draw:line>
          <draw:circle draw:style-name="gr6" draw:text-style-name="P2" draw:layer="layout" svg:width="1.8cm" svg:height="1.8cm" draw:transform="rotate (-1.5707963267949) translate (7.9cm 13.9cm)" draw:kind="arc" draw:start-angle="90.13" draw:end-angle="180.57">
            <text:p/>
          </draw:circle>
        </draw:g>
        <draw:g>
          <draw:line draw:style-name="gr2" draw:text-style-name="P1" draw:layer="layout" svg:x1="6.306cm" svg:y1="11.408cm" svg:x2="6.2cm" svg:y2="11.514cm">
            <text:p/>
          </draw:line>
          <draw:line draw:style-name="gr2" draw:text-style-name="P1" draw:layer="layout" svg:x1="6.942cm" svg:y1="12.044cm" svg:x2="6.836cm" svg:y2="12.15cm">
            <text:p/>
          </draw:line>
          <draw:line draw:style-name="gr2" draw:text-style-name="P1" draw:layer="layout" svg:x1="7.207cm" svg:y1="11.409cm" svg:x2="6.307cm" svg:y2="11.409cm">
            <text:p/>
          </draw:line>
          <draw:circle draw:style-name="gr6" draw:text-style-name="P2" draw:layer="layout" svg:width="1.8cm" svg:height="1.8cm" draw:transform="rotate (-0.785398163397449) translate (6.312cm 10.129cm)" draw:kind="arc" draw:start-angle="359.43" draw:end-angle="89.88">
            <text:p/>
          </draw:circle>
        </draw:g>
        <draw:line draw:style-name="gr2" draw:text-style-name="P1" draw:layer="layout" svg:x1="19.85cm" svg:y1="12.15cm" svg:x2="19.85cm" svg:y2="15cm">
          <text:p/>
        </draw:line>
        <draw:line draw:style-name="gr2" draw:text-style-name="P1" draw:layer="layout" svg:x1="20cm" svg:y1="12.1cm" svg:x2="20cm" svg:y2="15cm">
          <text:p/>
        </draw:line>
        <draw:line draw:style-name="gr2" draw:text-style-name="P1" draw:layer="layout" svg:x1="19.25cm" svg:y1="11.35cm" svg:x2="17cm" svg:y2="11.35cm">
          <text:p/>
        </draw:line>
        <draw:line draw:style-name="gr2" draw:text-style-name="P1" draw:layer="layout" svg:x1="19.2cm" svg:y1="11.5cm" svg:x2="17cm" svg:y2="11.5cm">
          <text:p/>
        </draw:line>
        <draw:line draw:style-name="gr2" draw:text-style-name="P1" draw:layer="layout" svg:x1="19.85cm" svg:y1="13.3cm" svg:x2="17cm" svg:y2="13.3cm">
          <text:p/>
        </draw:line>
        <draw:line draw:style-name="gr2" draw:text-style-name="P1" draw:layer="layout" svg:x1="19.85cm" svg:y1="13.45cm" svg:x2="17cm" svg:y2="13.45cm">
          <text:p/>
        </draw:line>
        <draw:line draw:style-name="gr2" draw:text-style-name="P1" draw:layer="layout" svg:x1="19.25cm" svg:y1="11.35cm" svg:x2="20cm" svg:y2="12.1cm">
          <text:p/>
        </draw:line>
        <draw:line draw:style-name="gr2" draw:text-style-name="P1" draw:layer="layout" svg:x1="19.2cm" svg:y1="11.5cm" svg:x2="19.85cm" svg:y2="12.15cm">
          <text:p/>
        </draw:line>
        <draw:g>
          <draw:line draw:style-name="gr2" draw:text-style-name="P1" draw:layer="layout" svg:x1="19.991cm" svg:y1="14.8cm" svg:x2="19.841cm" svg:y2="14.8cm">
            <text:p/>
          </draw:line>
          <draw:line draw:style-name="gr2" draw:text-style-name="P1" draw:layer="layout" svg:x1="19.991cm" svg:y1="13.9cm" svg:x2="19.841cm" svg:y2="13.9cm">
            <text:p/>
          </draw:line>
          <draw:line draw:style-name="gr2" draw:text-style-name="P1" draw:layer="layout" svg:x1="20.627cm" svg:y1="14.162cm" svg:x2="19.991cm" svg:y2="14.798cm">
            <text:p/>
          </draw:line>
          <draw:circle draw:style-name="gr6" draw:text-style-name="P2" draw:layer="layout" svg:width="1.8cm" svg:height="1.8cm" draw:transform="rotate (-1.5707963267949) translate (20.9cm 13.9cm)" draw:kind="arc" draw:start-angle="90.13" draw:end-angle="180.57">
            <text:p/>
          </draw:circle>
        </draw:g>
        <draw:g>
          <draw:line draw:style-name="gr2" draw:text-style-name="P1" draw:layer="layout" svg:x1="19.306cm" svg:y1="11.408cm" svg:x2="19.2cm" svg:y2="11.514cm">
            <text:p/>
          </draw:line>
          <draw:line draw:style-name="gr2" draw:text-style-name="P1" draw:layer="layout" svg:x1="19.942cm" svg:y1="12.044cm" svg:x2="19.836cm" svg:y2="12.15cm">
            <text:p/>
          </draw:line>
          <draw:line draw:style-name="gr2" draw:text-style-name="P1" draw:layer="layout" svg:x1="20.207cm" svg:y1="11.409cm" svg:x2="19.307cm" svg:y2="11.409cm">
            <text:p/>
          </draw:line>
          <draw:circle draw:style-name="gr6" draw:text-style-name="P2" draw:layer="layout" svg:width="1.8cm" svg:height="1.8cm" draw:transform="rotate (-0.785398163397449) translate (19.312cm 10.129cm)" draw:kind="arc" draw:start-angle="359.43" draw:end-angle="89.88">
            <text:p/>
          </draw:circle>
        </draw:g>
        <draw:g>
          <draw:line draw:style-name="gr2" draw:text-style-name="P1" draw:layer="layout" svg:x1="20.55cm" svg:y1="9.15cm" svg:x2="20.55cm" svg:y2="9cm">
            <text:p/>
          </draw:line>
          <draw:line draw:style-name="gr2" draw:text-style-name="P1" draw:layer="layout" svg:x1="21.45cm" svg:y1="9.15cm" svg:x2="21.45cm" svg:y2="9cm">
            <text:p/>
          </draw:line>
          <draw:line draw:style-name="gr2" draw:text-style-name="P1" draw:layer="layout" svg:x1="21.188cm" svg:y1="9.786cm" svg:x2="20.552cm" svg:y2="9.15cm">
            <text:p/>
          </draw:line>
          <draw:circle draw:style-name="gr6" draw:text-style-name="P2" draw:layer="layout" svg:width="1.8cm" svg:height="1.8cm" draw:transform="rotate (-3.14159265358979) translate (21.45cm 10.059cm)" draw:kind="arc" draw:start-angle="90.13" draw:end-angle="180.57">
            <text:p/>
          </draw:circle>
        </draw:g>
        <draw:g>
          <draw:line draw:style-name="gr2" draw:text-style-name="P1" draw:layer="layout" svg:x1="22.009cm" svg:y1="9.55cm" svg:x2="22.159cm" svg:y2="9.55cm">
            <text:p/>
          </draw:line>
          <draw:line draw:style-name="gr2" draw:text-style-name="P1" draw:layer="layout" svg:x1="22.009cm" svg:y1="10.45cm" svg:x2="22.159cm" svg:y2="10.45cm">
            <text:p/>
          </draw:line>
          <draw:line draw:style-name="gr2" draw:text-style-name="P1" draw:layer="layout" svg:x1="21.373cm" svg:y1="10.188cm" svg:x2="22.009cm" svg:y2="9.552cm">
            <text:p/>
          </draw:line>
          <draw:circle draw:style-name="gr6" draw:text-style-name="P2" draw:layer="layout" svg:width="1.8cm" svg:height="1.8cm" draw:transform="rotate (1.5707963267949) translate (21.1cm 10.45cm)" draw:kind="arc" draw:start-angle="90.13" draw:end-angle="180.57">
            <text:p/>
          </draw:circle>
        </draw:g>
        <draw:g>
          <draw:line draw:style-name="gr2" draw:text-style-name="P1" draw:layer="layout" svg:x1="21.808cm" svg:y1="11.158cm" svg:x2="21.914cm" svg:y2="11.264cm">
            <text:p/>
          </draw:line>
          <draw:line draw:style-name="gr2" draw:text-style-name="P1" draw:layer="layout" svg:x1="21.172cm" svg:y1="11.794cm" svg:x2="21.278cm" svg:y2="11.9cm">
            <text:p/>
          </draw:line>
          <draw:line draw:style-name="gr2" draw:text-style-name="P1" draw:layer="layout" svg:x1="20.907cm" svg:y1="11.159cm" svg:x2="21.806cm" svg:y2="11.159cm">
            <text:p/>
          </draw:line>
          <draw:circle draw:style-name="gr6" draw:text-style-name="P2" draw:layer="layout" svg:width="1.8cm" svg:height="1.8cm" draw:transform="rotate (0.785398163397448) translate (20.529cm 11.151cm)" draw:kind="arc" draw:start-angle="90.13" draw:end-angle="180.57">
            <text:p/>
          </draw:circle>
        </draw:g>
        <draw:line draw:style-name="gr2" draw:text-style-name="P1" draw:layer="layout" svg:x1="9cm" svg:y1="14.5cm" svg:x2="8.5cm" svg:y2="14.45cm">
          <text:p/>
        </draw:line>
        <draw:line draw:style-name="gr2" draw:text-style-name="P1" draw:layer="layout" svg:x1="9cm" svg:y1="13.5cm" svg:x2="8.5cm" svg:y2="13.55cm">
          <text:p/>
        </draw:line>
        <draw:line draw:style-name="gr2" draw:text-style-name="P1" draw:layer="layout" svg:x1="9.7cm" svg:y1="13.8cm" svg:x2="9cm" svg:y2="14.498cm">
          <text:p/>
        </draw:line>
        <draw:ellipse draw:style-name="gr6" draw:text-style-name="P2" draw:layer="layout" svg:width="2.004cm" svg:height="1.98cm" draw:transform="rotate (-1.5707963267949) translate (10cm 13.5cm)" draw:kind="arc" draw:start-angle="90.13" draw:end-angle="180.57">
          <text:p/>
        </draw:ellipse>
        <draw:line draw:style-name="gr2" draw:text-style-name="P1" draw:layer="layout" svg:x1="7.864cm" svg:y1="13.812cm" svg:x2="8.5cm" svg:y2="14.448cm">
          <text:p/>
        </draw:line>
        <draw:circle draw:style-name="gr6" draw:text-style-name="P2" draw:layer="layout" svg:width="1.8cm" svg:height="1.8cm" draw:transform="rotate (1.5707963267949) translate (7.591cm 15.35cm)" draw:kind="arc" draw:start-angle="359.43" draw:end-angle="89.87">
          <text:p/>
        </draw:circle>
        <draw:line draw:style-name="gr2" draw:text-style-name="P1" draw:layer="layout" svg:x1="8.5cm" svg:y1="10cm" svg:x2="8.8cm" svg:y2="10cm">
          <text:p/>
        </draw:line>
        <draw:line draw:style-name="gr2" draw:text-style-name="P1" draw:layer="layout" svg:x1="8.5cm" svg:y1="12cm" svg:x2="8.8cm" svg:y2="12cm">
          <text:p/>
        </draw:line>
        <draw:g>
          <draw:line draw:style-name="gr2" draw:text-style-name="P1" draw:layer="layout" svg:x1="8.4cm" svg:y1="9.141cm" svg:x2="8.4cm" svg:y2="8.991cm">
            <text:p/>
          </draw:line>
          <draw:line draw:style-name="gr2" draw:text-style-name="P1" draw:layer="layout" svg:x1="7.5cm" svg:y1="9.141cm" svg:x2="7.5cm" svg:y2="8.991cm">
            <text:p/>
          </draw:line>
          <draw:line draw:style-name="gr2" draw:text-style-name="P1" draw:layer="layout" svg:x1="7.762cm" svg:y1="9.777cm" svg:x2="8.398cm" svg:y2="9.141cm">
            <text:p/>
          </draw:line>
          <draw:circle draw:style-name="gr6" draw:text-style-name="P2" draw:layer="layout" svg:width="1.8cm" svg:height="1.8cm" draw:transform="rotate (-3.14159265358979) translate (9.3cm 10.05cm)" draw:kind="arc" draw:start-angle="359.43" draw:end-angle="89.87">
            <text:p/>
          </draw:circle>
        </draw:g>
        <draw:line draw:style-name="gr2" draw:text-style-name="P1" draw:layer="layout" svg:x1="4cm" svg:y1="11cm" svg:x2="3.55cm" svg:y2="11cm">
          <text:p/>
        </draw:line>
        <draw:line draw:style-name="gr2" draw:text-style-name="P1" draw:layer="layout" svg:x1="4cm" svg:y1="10cm" svg:x2="3.55cm" svg:y2="10cm">
          <text:p/>
        </draw:line>
        <draw:line draw:style-name="gr2" draw:text-style-name="P1" draw:layer="layout" svg:x1="2.796cm" svg:y1="10.301cm" svg:x2="3.55cm" svg:y2="11cm">
          <text:p/>
        </draw:line>
        <draw:ellipse draw:style-name="gr6" draw:text-style-name="P2" draw:layer="layout" svg:width="2cm" svg:height="1.98cm" draw:transform="rotate (1.5707963267949) translate (2.5cm 12cm)" draw:kind="arc" draw:start-angle="359.43" draw:end-angle="89.87">
          <text:p/>
        </draw:ellipse>
        <draw:measure draw:style-name="gr7" draw:text-style-name="P2" draw:layer="measurelines" svg:x1="3.55cm" svg:y1="5.55cm" svg:x2="13.45cm" svg:y2="5.55cm">
          <text:p text:style-name="P2"><text:span text:style-name="T1"><text:measure text:kind="gap"/></text:span><text:span text:style-name="T1"><text:measure text:kind="value">990</text:measure></text:span><text:span text:style-name="T1"><text:s/></text:span><text:span text:style-name="T1"><text:measure text:kind="unit">cm</text:measure></text:span><text:span text:style-name="T1"><text:measure text:kind="gap"/></text:span></text:p>
        </draw:measure>
        <draw:measure draw:style-name="gr7" draw:text-style-name="P2" draw:layer="measurelines" svg:x1="13.45cm" svg:y1="5.55cm" svg:x2="13.45cm" svg:y2="15.45cm">
          <text:p text:style-name="P2"><text:span text:style-name="T1"><text:measure text:kind="gap"/></text:span><text:span text:style-name="T1"><text:measure text:kind="value">990</text:measure></text:span><text:span text:style-name="T1"><text:s/></text:span><text:span text:style-name="T1"><text:measure text:kind="unit">cm</text:measure></text:span><text:span text:style-name="T1"><text:measure text:kind="gap"/></text:span></text:p>
        </draw:measure>
        <draw:g>
          <draw:polygon draw:style-name="gr8" draw:text-style-name="P3" draw:layer="Furnishing" svg:width="1.549cm" svg:height="1.549cm" draw:transform="rotate (1.5707963267949) translate (4.05cm 13.25cm)" svg:viewBox="0 0 1550 1550" draw:points="1550,0 1548,81 1541,162 1531,243 1516,322 1497,401 1474,479 1447,555 1416,631 1381,703 1343,775 1300,844 1254,911 1205,975 1152,1037 1096,1096 1037,1152 975,1205 911,1254 844,1300 775,1343 703,1381 631,1416 555,1447 479,1474 401,1497 322,1516 243,1531 162,1541 81,1548 0,1550 0,0">
            <text:p/>
          </draw:polygon>
          <draw:polygon draw:style-name="gr9" draw:text-style-name="P3" draw:layer="Furnishing" svg:width="1.549cm" svg:height="1.549cm" draw:transform="rotate (1.5707963267949) translate (4.05cm 13.25cm)" svg:viewBox="0 0 1550 1550" draw:points="1550,0 1548,81 1541,162 1531,243 1516,322 1497,401 1474,479 1447,555 1416,631 1381,703 1343,775 1300,844 1254,911 1205,975 1152,1037 1096,1096 1037,1152 975,1205 911,1254 844,1300 775,1343 703,1381 631,1416 555,1447 479,1474 401,1497 322,1516 243,1531 162,1541 81,1548 0,1550 0,0">
            <text:p/>
          </draw:polygon>
        </draw:g>
        <draw:custom-shape draw:style-name="gr10" draw:text-style-name="P1" draw:layer="Furnishing" svg:width="4.2cm" svg:height="6.55cm" svg:x="8.8cm" svg:y="6cm">
          <text:p/>
          <draw:enhanced-geometry svg:viewBox="0 0 21600 21600" draw:type="rectangle" draw:enhanced-path="M 0 0 L 21600 0 21600 21600 0 21600 0 0 Z N"/>
        </draw:custom-shape>
        <draw:line draw:style-name="gr2" draw:text-style-name="P1" draw:layer="layout" svg:x1="4cm" svg:y1="14.7cm" svg:x2="3.55cm" svg:y2="14.7cm">
          <text:p/>
        </draw:line>
        <draw:line draw:style-name="gr2" draw:text-style-name="P1" draw:layer="layout" svg:x1="4cm" svg:y1="13.7cm" svg:x2="3.55cm" svg:y2="13.7cm">
          <text:p/>
        </draw:line>
        <draw:line draw:style-name="gr2" draw:text-style-name="P1" draw:layer="layout" svg:x1="2.796cm" svg:y1="14.001cm" svg:x2="3.55cm" svg:y2="14.7cm">
          <text:p/>
        </draw:line>
        <draw:ellipse draw:style-name="gr6" draw:text-style-name="P2" draw:layer="layout" svg:width="2cm" svg:height="1.98cm" draw:transform="rotate (1.5707963267949) translate (2.5cm 15.7cm)" draw:kind="arc" draw:start-angle="359.43" draw:end-angle="89.87">
          <text:p/>
        </draw:ellipse>
        <draw:g>
          <draw:line draw:style-name="gr5" draw:text-style-name="P1" draw:layer="layout" svg:x1="5.3cm" svg:y1="15.3cm" svg:x2="5.7cm" svg:y2="15.3cm">
            <text:p/>
          </draw:line>
          <draw:line draw:style-name="gr2" draw:text-style-name="P1" draw:layer="layout" svg:x1="5.3cm" svg:y1="15cm" svg:x2="5.3cm" svg:y2="15.45cm">
            <text:p/>
          </draw:line>
          <draw:line draw:style-name="gr2" draw:text-style-name="P1" draw:layer="layout" svg:x1="5.7cm" svg:y1="15cm" svg:x2="5.7cm" svg:y2="15.45cm">
            <text:p/>
          </draw:line>
        </draw:g>
        <draw:g>
          <draw:line draw:style-name="gr5" draw:text-style-name="P1" draw:layer="Furnishing" svg:x1="3.7cm" svg:y1="7.1cm" svg:x2="3.7cm" svg:y2="7.9cm">
            <text:p/>
          </draw:line>
          <draw:line draw:style-name="gr2" draw:text-style-name="P1" draw:layer="Furnishing" svg:x1="4cm" svg:y1="7.1cm" svg:x2="3.55cm" svg:y2="7.1cm">
            <text:p/>
          </draw:line>
          <draw:line draw:style-name="gr2" draw:text-style-name="P1" draw:layer="Furnishing" svg:x1="4cm" svg:y1="7.9cm" svg:x2="3.55cm" svg:y2="7.9cm">
            <text:p/>
          </draw:line>
        </draw:g>
        <draw:g>
          <draw:line draw:style-name="gr5" draw:text-style-name="P1" draw:layer="Furnishing" svg:x1="5.9cm" svg:y1="5.7cm" svg:x2="5.1cm" svg:y2="5.7cm">
            <text:p/>
          </draw:line>
          <draw:line draw:style-name="gr2" draw:text-style-name="P1" draw:layer="Furnishing" svg:x1="5.9cm" svg:y1="6cm" svg:x2="5.9cm" svg:y2="5.55cm">
            <text:p/>
          </draw:line>
          <draw:line draw:style-name="gr2" draw:text-style-name="P1" draw:layer="Furnishing" svg:x1="5.1cm" svg:y1="6cm" svg:x2="5.1cm" svg:y2="5.55cm">
            <text:p/>
          </draw:line>
        </draw:g>
        <draw:g>
          <draw:line draw:style-name="gr5" draw:text-style-name="P1" draw:layer="Furnishing" svg:x1="7.9cm" svg:y1="5.7cm" svg:x2="7.1cm" svg:y2="5.7cm">
            <text:p/>
          </draw:line>
          <draw:line draw:style-name="gr2" draw:text-style-name="P1" draw:layer="Furnishing" svg:x1="7.9cm" svg:y1="6cm" svg:x2="7.9cm" svg:y2="5.55cm">
            <text:p/>
          </draw:line>
          <draw:line draw:style-name="gr2" draw:text-style-name="P1" draw:layer="Furnishing" svg:x1="7.1cm" svg:y1="6cm" svg:x2="7.1cm" svg:y2="5.55cm">
            <text:p/>
          </draw:line>
        </draw:g>
        <draw:g>
          <draw:line draw:style-name="gr5" draw:text-style-name="P1" draw:layer="Furnishing" svg:x1="13.3cm" svg:y1="7.9cm" svg:x2="13.3cm" svg:y2="7.1cm">
            <text:p/>
          </draw:line>
          <draw:line draw:style-name="gr2" draw:text-style-name="P1" draw:layer="Furnishing" svg:x1="13cm" svg:y1="7.9cm" svg:x2="13.45cm" svg:y2="7.9cm">
            <text:p/>
          </draw:line>
          <draw:line draw:style-name="gr2" draw:text-style-name="P1" draw:layer="Furnishing" svg:x1="13cm" svg:y1="7.1cm" svg:x2="13.45cm" svg:y2="7.1cm">
            <text:p/>
          </draw:line>
        </draw:g>
        <draw:g>
          <draw:line draw:style-name="gr5" draw:text-style-name="P1" draw:layer="Furnishing" svg:x1="13.3cm" svg:y1="9.9cm" svg:x2="13.3cm" svg:y2="9.1cm">
            <text:p/>
          </draw:line>
          <draw:line draw:style-name="gr2" draw:text-style-name="P1" draw:layer="Furnishing" svg:x1="13cm" svg:y1="9.9cm" svg:x2="13.45cm" svg:y2="9.9cm">
            <text:p/>
          </draw:line>
          <draw:line draw:style-name="gr2" draw:text-style-name="P1" draw:layer="Furnishing" svg:x1="13cm" svg:y1="9.1cm" svg:x2="13.45cm" svg:y2="9.1cm">
            <text:p/>
          </draw:line>
        </draw:g>
        <draw:g>
          <draw:line draw:style-name="gr5" draw:text-style-name="P1" draw:layer="Furnishing" svg:x1="13.3cm" svg:y1="11.9cm" svg:x2="13.3cm" svg:y2="11.1cm">
            <text:p/>
          </draw:line>
          <draw:line draw:style-name="gr2" draw:text-style-name="P1" draw:layer="Furnishing" svg:x1="13cm" svg:y1="11.9cm" svg:x2="13.45cm" svg:y2="11.9cm">
            <text:p/>
          </draw:line>
          <draw:line draw:style-name="gr2" draw:text-style-name="P1" draw:layer="Furnishing" svg:x1="13cm" svg:y1="11.1cm" svg:x2="13.45cm" svg:y2="11.1cm">
            <text:p/>
          </draw:line>
        </draw:g>
        <draw:g>
          <draw:line draw:style-name="gr5" draw:text-style-name="P1" draw:layer="layout" svg:x1="16.7cm" svg:y1="12.2cm" svg:x2="16.7cm" svg:y2="12.6cm">
            <text:p/>
          </draw:line>
          <draw:line draw:style-name="gr2" draw:text-style-name="P1" draw:layer="layout" svg:x1="17cm" svg:y1="12.2cm" svg:x2="16.55cm" svg:y2="12.2cm">
            <text:p/>
          </draw:line>
          <draw:line draw:style-name="gr2" draw:text-style-name="P1" draw:layer="layout" svg:x1="17cm" svg:y1="12.6cm" svg:x2="16.55cm" svg:y2="12.6cm">
            <text:p/>
          </draw:line>
        </draw:g>
        <draw:g>
          <draw:line draw:style-name="gr5" draw:text-style-name="P1" draw:layer="Furnishing" svg:x1="16.7cm" svg:y1="7.1cm" svg:x2="16.7cm" svg:y2="7.9cm">
            <text:p/>
          </draw:line>
          <draw:line draw:style-name="gr2" draw:text-style-name="P1" draw:layer="Furnishing" svg:x1="17cm" svg:y1="7.1cm" svg:x2="16.55cm" svg:y2="7.1cm">
            <text:p/>
          </draw:line>
          <draw:line draw:style-name="gr2" draw:text-style-name="P1" draw:layer="Furnishing" svg:x1="17cm" svg:y1="7.9cm" svg:x2="16.55cm" svg:y2="7.9cm">
            <text:p/>
          </draw:line>
        </draw:g>
        <draw:g>
          <draw:line draw:style-name="gr5" draw:text-style-name="P1" draw:layer="Furnishing" svg:x1="16.7cm" svg:y1="9.9cm" svg:x2="16.7cm" svg:y2="10.7cm">
            <text:p/>
          </draw:line>
          <draw:line draw:style-name="gr2" draw:text-style-name="P1" draw:layer="Furnishing" svg:x1="17cm" svg:y1="9.9cm" svg:x2="16.55cm" svg:y2="9.9cm">
            <text:p/>
          </draw:line>
          <draw:line draw:style-name="gr2" draw:text-style-name="P1" draw:layer="Furnishing" svg:x1="17cm" svg:y1="10.7cm" svg:x2="16.55cm" svg:y2="10.7cm">
            <text:p/>
          </draw:line>
        </draw:g>
        <draw:g>
          <draw:line draw:style-name="gr5" draw:text-style-name="P1" draw:layer="layout" svg:x1="20.1cm" svg:y1="15.3cm" svg:x2="20.9cm" svg:y2="15.3cm">
            <text:p/>
          </draw:line>
          <draw:line draw:style-name="gr2" draw:text-style-name="P1" draw:layer="layout" svg:x1="20.1cm" svg:y1="15cm" svg:x2="20.1cm" svg:y2="15.45cm">
            <text:p/>
          </draw:line>
          <draw:line draw:style-name="gr2" draw:text-style-name="P1" draw:layer="layout" svg:x1="20.9cm" svg:y1="15cm" svg:x2="20.9cm" svg:y2="15.45cm">
            <text:p/>
          </draw:line>
        </draw:g>
        <draw:g>
          <draw:line draw:style-name="gr5" draw:text-style-name="P1" draw:layer="layout" svg:x1="18.3cm" svg:y1="15.3cm" svg:x2="18.7cm" svg:y2="15.3cm">
            <text:p/>
          </draw:line>
          <draw:line draw:style-name="gr2" draw:text-style-name="P1" draw:layer="layout" svg:x1="18.3cm" svg:y1="15cm" svg:x2="18.3cm" svg:y2="15.45cm">
            <text:p/>
          </draw:line>
          <draw:line draw:style-name="gr2" draw:text-style-name="P1" draw:layer="layout" svg:x1="18.7cm" svg:y1="15cm" svg:x2="18.7cm" svg:y2="15.45cm">
            <text:p/>
          </draw:line>
        </draw:g>
        <draw:g>
          <draw:line draw:style-name="gr5" draw:text-style-name="P1" draw:layer="layout" svg:x1="22.1cm" svg:y1="15.3cm" svg:x2="22.9cm" svg:y2="15.3cm">
            <text:p/>
          </draw:line>
          <draw:line draw:style-name="gr2" draw:text-style-name="P1" draw:layer="layout" svg:x1="22.1cm" svg:y1="15cm" svg:x2="22.1cm" svg:y2="15.45cm">
            <text:p/>
          </draw:line>
          <draw:line draw:style-name="gr2" draw:text-style-name="P1" draw:layer="layout" svg:x1="22.9cm" svg:y1="15cm" svg:x2="22.9cm" svg:y2="15.45cm">
            <text:p/>
          </draw:line>
        </draw:g>
        <draw:g>
          <draw:line draw:style-name="gr5" draw:text-style-name="P1" draw:layer="layout" svg:x1="24.1cm" svg:y1="15.3cm" svg:x2="24.9cm" svg:y2="15.3cm">
            <text:p/>
          </draw:line>
          <draw:line draw:style-name="gr2" draw:text-style-name="P1" draw:layer="layout" svg:x1="24.1cm" svg:y1="15cm" svg:x2="24.1cm" svg:y2="15.45cm">
            <text:p/>
          </draw:line>
          <draw:line draw:style-name="gr2" draw:text-style-name="P1" draw:layer="layout" svg:x1="24.9cm" svg:y1="15cm" svg:x2="24.9cm" svg:y2="15.45cm">
            <text:p/>
          </draw:line>
        </draw:g>
        <draw:g>
          <draw:line draw:style-name="gr5" draw:text-style-name="P1" draw:layer="Furnishing" svg:x1="26.3cm" svg:y1="7.9cm" svg:x2="26.3cm" svg:y2="7.1cm">
            <text:p/>
          </draw:line>
          <draw:line draw:style-name="gr2" draw:text-style-name="P1" draw:layer="Furnishing" svg:x1="26cm" svg:y1="7.9cm" svg:x2="26.45cm" svg:y2="7.9cm">
            <text:p/>
          </draw:line>
          <draw:line draw:style-name="gr2" draw:text-style-name="P1" draw:layer="Furnishing" svg:x1="26cm" svg:y1="7.1cm" svg:x2="26.45cm" svg:y2="7.1cm">
            <text:p/>
          </draw:line>
        </draw:g>
        <draw:g>
          <draw:line draw:style-name="gr5" draw:text-style-name="P1" draw:layer="Furnishing" svg:x1="26.3cm" svg:y1="9.9cm" svg:x2="26.3cm" svg:y2="9.1cm">
            <text:p/>
          </draw:line>
          <draw:line draw:style-name="gr2" draw:text-style-name="P1" draw:layer="Furnishing" svg:x1="26cm" svg:y1="9.9cm" svg:x2="26.45cm" svg:y2="9.9cm">
            <text:p/>
          </draw:line>
          <draw:line draw:style-name="gr2" draw:text-style-name="P1" draw:layer="Furnishing" svg:x1="26cm" svg:y1="9.1cm" svg:x2="26.45cm" svg:y2="9.1cm">
            <text:p/>
          </draw:line>
        </draw:g>
        <draw:g>
          <draw:line draw:style-name="gr5" draw:text-style-name="P1" draw:layer="Furnishing" svg:x1="26.3cm" svg:y1="13.9cm" svg:x2="26.3cm" svg:y2="13.1cm">
            <text:p/>
          </draw:line>
          <draw:line draw:style-name="gr2" draw:text-style-name="P1" draw:layer="Furnishing" svg:x1="26cm" svg:y1="13.9cm" svg:x2="26.45cm" svg:y2="13.9cm">
            <text:p/>
          </draw:line>
          <draw:line draw:style-name="gr2" draw:text-style-name="P1" draw:layer="Furnishing" svg:x1="26cm" svg:y1="13.1cm" svg:x2="26.45cm" svg:y2="13.1cm">
            <text:p/>
          </draw:line>
        </draw:g>
        <draw:g>
          <draw:line draw:style-name="gr5" draw:text-style-name="P1" draw:layer="Furnishing" svg:x1="18.9cm" svg:y1="5.7cm" svg:x2="18.1cm" svg:y2="5.7cm">
            <text:p/>
          </draw:line>
          <draw:line draw:style-name="gr2" draw:text-style-name="P1" draw:layer="Furnishing" svg:x1="18.9cm" svg:y1="6cm" svg:x2="18.9cm" svg:y2="5.55cm">
            <text:p/>
          </draw:line>
          <draw:line draw:style-name="gr2" draw:text-style-name="P1" draw:layer="Furnishing" svg:x1="18.1cm" svg:y1="6cm" svg:x2="18.1cm" svg:y2="5.55cm">
            <text:p/>
          </draw:line>
        </draw:g>
        <draw:g>
          <draw:line draw:style-name="gr5" draw:text-style-name="P1" draw:layer="Furnishing" svg:x1="20.9cm" svg:y1="5.7cm" svg:x2="20.1cm" svg:y2="5.7cm">
            <text:p/>
          </draw:line>
          <draw:line draw:style-name="gr2" draw:text-style-name="P1" draw:layer="Furnishing" svg:x1="20.9cm" svg:y1="6cm" svg:x2="20.9cm" svg:y2="5.55cm">
            <text:p/>
          </draw:line>
          <draw:line draw:style-name="gr2" draw:text-style-name="P1" draw:layer="Furnishing" svg:x1="20.1cm" svg:y1="6cm" svg:x2="20.1cm" svg:y2="5.55cm">
            <text:p/>
          </draw:line>
        </draw:g>
        <draw:g>
          <draw:line draw:style-name="gr5" draw:text-style-name="P1" draw:layer="Furnishing" svg:x1="24.9cm" svg:y1="5.7cm" svg:x2="24.1cm" svg:y2="5.7cm">
            <text:p/>
          </draw:line>
          <draw:line draw:style-name="gr2" draw:text-style-name="P1" draw:layer="Furnishing" svg:x1="24.9cm" svg:y1="6cm" svg:x2="24.9cm" svg:y2="5.55cm">
            <text:p/>
          </draw:line>
          <draw:line draw:style-name="gr2" draw:text-style-name="P1" draw:layer="Furnishing" svg:x1="24.1cm" svg:y1="6cm" svg:x2="24.1cm" svg:y2="5.55cm">
            <text:p/>
          </draw:line>
        </draw:g>
      </draw:page>
      <draw:page draw:name="page2" draw:style-name="dp1" draw:master-page-name="Default">
        <office:forms form:automatic-focus="false" form:apply-design-mode="false"/>
        <draw:custom-shape draw:style-name="gr11" draw:text-style-name="P4" draw:layer="layout" svg:width="9.9cm" svg:height="0.3cm" svg:x="3.984cm" svg:y="15.713cm">
          <text:p/>
          <draw:enhanced-geometry svg:viewBox="0 0 21600 21600" draw:type="rectangle" draw:enhanced-path="M 0 0 L 21600 0 21600 21600 0 21600 0 0 Z N"/>
        </draw:custom-shape>
        <draw:custom-shape draw:style-name="gr12" draw:text-style-name="P5" draw:layer="layout" svg:width="5.95cm" svg:height="9.838cm" draw:transform="rotate (-1.5707963267949) translate (26.884cm 9.763cm)">
          <text:p/>
          <draw:enhanced-geometry svg:viewBox="0 0 21600 21600" draw:extrusion="false" draw:type="rectangle" draw:enhanced-path="M 0 0 L 21600 0 21600 21600 0 21600 0 0 Z N"/>
        </draw:custom-shape>
        <draw:custom-shape draw:style-name="gr11" draw:text-style-name="P4" draw:layer="layout" svg:width="9.9cm" svg:height="0.3cm" svg:x="16.984cm" svg:y="15.713cm">
          <text:p/>
          <draw:enhanced-geometry svg:viewBox="0 0 21600 21600" draw:type="rectangle" draw:enhanced-path="M 0 0 L 21600 0 21600 21600 0 21600 0 0 Z N"/>
        </draw:custom-shape>
        <draw:path draw:style-name="gr13" draw:text-style-name="P5" draw:layer="layout" svg:width="9.899cm" svg:height="5.96cm" svg:x="3.984cm" svg:y="9.763cm" svg:viewBox="0 0 9900 5961" svg:d="M0 0h9900v5950h-9900zM5750 3961v2000h1400v-2000h-2c-229-111-445-161-699-161s-470 50-699 161zM7750 3961v2000h1400v-2000h-2c-229-111-445-161-699-161s-470 50-699 161z">
          <text:p/>
        </draw:path>
        <draw:line draw:style-name="gr14" draw:text-style-name="P1" draw:layer="layout" svg:x1="5.484cm" svg:y1="14.171cm" svg:x2="27.384cm" svg:y2="14.171cm">
          <text:p/>
        </draw:line>
        <draw:line draw:style-name="gr14" draw:text-style-name="P1" draw:layer="layout" svg:x1="5.434cm" svg:y1="11.221cm" svg:x2="27.384cm" svg:y2="11.221cm">
          <text:p/>
        </draw:line>
        <draw:line draw:style-name="gr14" draw:text-style-name="P1" draw:layer="layout" svg:x1="7.246cm" svg:y1="11.913cm" svg:x2="27.684cm" svg:y2="11.921cm">
          <text:p/>
        </draw:line>
        <draw:line draw:style-name="gr14" draw:text-style-name="P1" draw:layer="layout" svg:x1="3.696cm" svg:y1="14.871cm" svg:x2="28.434cm" svg:y2="14.871cm">
          <text:p/>
        </draw:line>
        <draw:line draw:style-name="gr14" draw:text-style-name="P1" draw:layer="layout" svg:x1="5.734cm" svg:y1="10.463cm" svg:x2="5.734cm" svg:y2="14.363cm">
          <text:p/>
        </draw:line>
        <draw:polygon draw:style-name="gr15" draw:text-style-name="P6" draw:layer="layout" svg:width="5.949cm" svg:height="0.499cm" draw:transform="rotate (-1.5707963267949) translate (17.484cm 9.763cm)" svg:viewBox="0 0 5950 500" draw:points="200,0 200,250 350,250 350,0 500,0 500,250 650,250 650,0 800,0 800,250 950,250 950,0 1100,0 1100,250 1250,250 1250,0 1400,0 1400,250 1550,250 1550,0 1700,0 1700,250 1850,250 1850,0 2000,0 2000,250 2150,250 2150,0 2300,0 2300,250 2450,250 2450,0 2600,0 2600,250 2750,250 2750,0 2900,0 2900,250 3050,250 3050,0 3200,0 3200,250 3350,250 3350,0 3500,0 3500,250 3650,250 3650,0 3800,0 3800,250 3950,250 3950,0 4100,0 4100,250 4250,250 4250,0 4400,0 4400,250 4550,250 4550,0 4700,0 4700,250 4850,250 4850,0 5000,0 5000,250 5150,250 5150,0 5300,0 5300,250 5450,250 5450,0 5600,0 5600,250 5750,250 5750,0 5950,0 5950,500 0,500 0,0">
          <text:p/>
        </draw:polygon>
        <draw:polygon draw:style-name="gr15" draw:text-style-name="P6" draw:layer="layout" svg:width="5.949cm" svg:height="0.499cm" draw:transform="rotate (1.5707963267949) translate (26.384cm 15.713cm)" svg:viewBox="0 0 5950 500" draw:points="5750,0 5750,250 5600,250 5600,0 5450,0 5450,250 5300,250 5300,0 5150,0 5150,250 5000,250 5000,0 4850,0 4850,250 4700,250 4700,0 4550,0 4550,250 4400,250 4400,0 4250,0 4250,250 4100,250 4100,0 3950,0 3950,250 3800,250 3800,0 3650,0 3650,250 3500,250 3500,0 3350,0 3350,250 3200,250 3200,0 3050,0 3050,250 2900,250 2900,0 2750,0 2750,250 2600,250 2600,0 2450,0 2450,250 2300,250 2300,0 2150,0 2150,250 2000,250 2000,0 1850,0 1850,250 1700,250 1700,0 1550,0 1550,250 1400,250 1400,0 1250,0 1250,250 1100,250 1100,0 950,0 950,250 800,250 800,0 650,0 650,250 500,250 500,0 350,0 350,250 200,250 200,0 0,0 0,500 5950,500 5950,0">
          <text:p/>
        </draw:polygon>
        <draw:polygon draw:style-name="gr15" draw:text-style-name="P6" draw:layer="layout" svg:width="5.949cm" svg:height="0.499cm" draw:transform="rotate (-1.5707963267949) translate (4.484cm 9.763cm)" svg:viewBox="0 0 5950 500" draw:points="200,0 200,250 350,250 350,0 500,0 500,250 650,250 650,0 800,0 800,250 950,250 950,0 1100,0 1100,250 1250,250 1250,0 1400,0 1400,250 1550,250 1550,0 1700,0 1700,250 1850,250 1850,0 2000,0 2000,250 2150,250 2150,0 2300,0 2300,250 2450,250 2450,0 2600,0 2600,250 2750,250 2750,0 2900,0 2900,250 3050,250 3050,0 3200,0 3200,250 3350,250 3350,0 3500,0 3500,250 3650,250 3650,0 3800,0 3800,250 3950,250 3950,0 4100,0 4100,250 4250,250 4250,0 4400,0 4400,250 4550,250 4550,0 4700,0 4700,250 4850,250 4850,0 5000,0 5000,250 5150,250 5150,0 5300,0 5300,250 5450,250 5450,0 5600,0 5600,250 5750,250 5750,0 5950,0 5950,500 0,500 0,0">
          <text:p/>
        </draw:polygon>
        <draw:polygon draw:style-name="gr15" draw:text-style-name="P6" draw:layer="layout" svg:width="5.949cm" svg:height="0.499cm" draw:transform="rotate (1.5707963267949) translate (13.384cm 15.713cm)" svg:viewBox="0 0 5950 500" draw:points="5750,0 5750,250 5600,250 5600,0 5450,0 5450,250 5300,250 5300,0 5150,0 5150,250 5000,250 5000,0 4850,0 4850,250 4700,250 4700,0 4550,0 4550,250 4400,250 4400,0 4250,0 4250,250 4100,250 4100,0 3950,0 3950,250 3800,250 3800,0 3650,0 3650,250 3500,250 3500,0 3350,0 3350,250 3200,250 3200,0 3050,0 3050,250 2900,250 2900,0 2750,0 2750,250 2600,250 2600,0 2450,0 2450,250 2300,250 2300,0 2150,0 2150,250 2000,250 2000,0 1850,0 1850,250 1700,250 1700,0 1550,0 1550,250 1400,250 1400,0 1250,0 1250,250 1100,250 1100,0 950,0 950,250 800,250 800,0 650,0 650,250 500,250 500,0 350,0 350,250 200,250 200,0 0,0 0,500 5950,500 5950,0">
          <text:p/>
        </draw:polygon>
        <draw:custom-shape draw:style-name="gr16" draw:text-style-name="P7" draw:layer="layout" svg:width="5.376cm" svg:height="10.8cm" draw:transform="rotate (-1.5707963267949) translate (14.284cm 4.613cm)">
          <text:p/>
          <draw:enhanced-geometry svg:viewBox="0 0 21600 21600" draw:extrusion="false" draw:type="rectangle" draw:enhanced-path="M 0 0 L 21600 0 21600 21600 0 21600 0 0 Z N"/>
        </draw:custom-shape>
        <draw:g>
          <draw:g>
            <draw:polygon draw:style-name="gr17" draw:text-style-name="P8" draw:layer="layout" svg:width="0.399cm" svg:height="0.699cm" svg:x="5.731cm" svg:y="10.513cm" svg:viewBox="0 0 400 700" draw:points="0,700 0,39 0,700 400,700 400,700 400,39 400,39 375,29 351,21 327,15 302,9 277,5 252,2 227,1 200,0 173,1 148,2 123,5 98,9 74,15 49,21 25,29 0,39">
              <text:p/>
            </draw:polygon>
            <draw:custom-shape draw:style-name="gr18" draw:text-style-name="P9" draw:layer="layout" svg:width="0.334cm" svg:height="0.6cm" svg:x="5.764cm" svg:y="10.58cm">
              <text:p/>
              <draw:enhanced-geometry svg:viewBox="0 0 21600 21600" draw:type="rectangle" draw:enhanced-path="M 0 0 L 21600 0 21600 21600 0 21600 0 0 Z N"/>
            </draw:custom-shape>
          </draw:g>
          <draw:g>
            <draw:path draw:style-name="gr19" draw:text-style-name="P10" draw:layer="layout" svg:width="0.575cm" svg:height="0.304cm" svg:x="5.646cm" svg:y="10.253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20" draw:text-style-name="P11" draw:layer="layout" svg:width="0.25cm" svg:height="0.065cm" draw:transform="rotate (-1.26065131871551) translate (5.715cm 10.29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9067834798908) translate (5.82cm 10.27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50447381521911) translate (5.915cm 10.25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4636908340625) translate (6.016cm 10.26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5248510192751) translate (6.11cm 10.27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570534711831) translate (6.207cm 10.305cm)">
              <text:p/>
              <draw:enhanced-geometry svg:viewBox="0 0 21600 21600" draw:mirror-horizontal="false" draw:mirror-vertical="false" draw:type="rectangle" draw:enhanced-path="M 0 0 L 21600 0 21600 21600 0 21600 0 0 Z N"/>
            </draw:custom-shape>
          </draw:g>
        </draw:g>
        <draw:g>
          <draw:g>
            <draw:polygon draw:style-name="gr17" draw:text-style-name="P8" draw:layer="layout" svg:width="0.399cm" svg:height="0.699cm" svg:x="5.731cm" svg:y="13.473cm" svg:viewBox="0 0 400 700" draw:points="0,700 0,39 0,700 400,700 400,700 400,39 400,39 375,29 351,21 327,15 302,9 277,5 252,2 227,1 200,0 173,1 148,2 123,5 98,9 74,15 49,21 25,29 0,39">
              <text:p/>
            </draw:polygon>
            <draw:custom-shape draw:style-name="gr18" draw:text-style-name="P9" draw:layer="layout" svg:width="0.334cm" svg:height="0.6cm" svg:x="5.764cm" svg:y="13.54cm">
              <text:p/>
              <draw:enhanced-geometry svg:viewBox="0 0 21600 21600" draw:type="rectangle" draw:enhanced-path="M 0 0 L 21600 0 21600 21600 0 21600 0 0 Z N"/>
            </draw:custom-shape>
          </draw:g>
          <draw:g>
            <draw:path draw:style-name="gr19" draw:text-style-name="P10" draw:layer="layout" svg:width="0.575cm" svg:height="0.304cm" svg:x="5.646cm" svg:y="13.213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20" draw:text-style-name="P11" draw:layer="layout" svg:width="0.25cm" svg:height="0.065cm" draw:transform="rotate (-1.26065131871551) translate (5.715cm 13.25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9067834798908) translate (5.82cm 13.23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50447381521911) translate (5.915cm 13.21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4636908340625) translate (6.016cm 13.22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5248510192751) translate (6.11cm 13.23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570534711831) translate (6.207cm 13.265cm)">
              <text:p/>
              <draw:enhanced-geometry svg:viewBox="0 0 21600 21600" draw:mirror-horizontal="false" draw:mirror-vertical="false" draw:type="rectangle" draw:enhanced-path="M 0 0 L 21600 0 21600 21600 0 21600 0 0 Z N"/>
            </draw:custom-shape>
          </draw:g>
        </draw:g>
        <draw:polygon draw:style-name="gr21" draw:text-style-name="P12" draw:layer="layout" svg:width="0.249cm" svg:height="0.499cm" draw:transform="rotate (-1.5707963267949) translate (17.984cm 9.763cm)" svg:viewBox="0 0 250 500" draw:points="0,500 164,500 164,375 250,375 250,125 164,125 164,0 0,0">
          <text:p/>
        </draw:polygon>
        <draw:polygon draw:style-name="gr21" draw:text-style-name="P12" draw:layer="layout" svg:width="0.249cm" svg:height="0.499cm" draw:transform="rotate (-1.5707963267949) translate (18.484cm 9.763cm)" svg:viewBox="0 0 250 500" draw:points="0,500 164,500 164,375 250,375 250,125 164,125 164,0 0,0">
          <text:p/>
        </draw:polygon>
        <draw:polygon draw:style-name="gr21" draw:text-style-name="P12" draw:layer="layout" svg:width="0.249cm" svg:height="0.499cm" draw:transform="rotate (-1.5707963267949) translate (18.984cm 9.763cm)" svg:viewBox="0 0 250 500" draw:points="0,500 164,500 164,375 250,375 250,125 164,125 164,0 0,0">
          <text:p/>
        </draw:polygon>
        <draw:polygon draw:style-name="gr21" draw:text-style-name="P12" draw:layer="layout" svg:width="0.249cm" svg:height="0.499cm" draw:transform="rotate (-1.5707963267949) translate (19.484cm 9.763cm)" svg:viewBox="0 0 250 500" draw:points="0,500 164,500 164,375 250,375 250,125 164,125 164,0 0,0">
          <text:p/>
        </draw:polygon>
        <draw:polygon draw:style-name="gr21" draw:text-style-name="P12" draw:layer="layout" svg:width="0.249cm" svg:height="0.499cm" draw:transform="rotate (-1.5707963267949) translate (19.984cm 9.763cm)" svg:viewBox="0 0 250 500" draw:points="0,500 164,500 164,375 250,375 250,125 164,125 164,0 0,0">
          <text:p/>
        </draw:polygon>
        <draw:polygon draw:style-name="gr21" draw:text-style-name="P12" draw:layer="layout" svg:width="0.249cm" svg:height="0.499cm" draw:transform="rotate (-1.5707963267949) translate (20.484cm 9.763cm)" svg:viewBox="0 0 250 500" draw:points="0,500 164,500 164,375 250,375 250,125 164,125 164,0 0,0">
          <text:p/>
        </draw:polygon>
        <draw:polygon draw:style-name="gr21" draw:text-style-name="P12" draw:layer="layout" svg:width="0.249cm" svg:height="0.499cm" draw:transform="rotate (-1.5707963267949) translate (20.984cm 9.763cm)" svg:viewBox="0 0 250 500" draw:points="0,500 164,500 164,375 250,375 250,125 164,125 164,0 0,0">
          <text:p/>
        </draw:polygon>
        <draw:polygon draw:style-name="gr21" draw:text-style-name="P12" draw:layer="layout" svg:width="0.249cm" svg:height="0.499cm" draw:transform="rotate (-1.5707963267949) translate (21.484cm 9.763cm)" svg:viewBox="0 0 250 500" draw:points="0,500 164,500 164,375 250,375 250,125 164,125 164,0 0,0">
          <text:p/>
        </draw:polygon>
        <draw:polygon draw:style-name="gr21" draw:text-style-name="P12" draw:layer="layout" svg:width="0.249cm" svg:height="0.499cm" draw:transform="rotate (-1.5707963267949) translate (21.984cm 9.763cm)" svg:viewBox="0 0 250 500" draw:points="0,500 164,500 164,375 250,375 250,125 164,125 164,0 0,0">
          <text:p/>
        </draw:polygon>
        <draw:polygon draw:style-name="gr21" draw:text-style-name="P12" draw:layer="layout" svg:width="0.249cm" svg:height="0.499cm" draw:transform="rotate (-1.5707963267949) translate (22.484cm 9.763cm)" svg:viewBox="0 0 250 500" draw:points="0,500 164,500 164,375 250,375 250,125 164,125 164,0 0,0">
          <text:p/>
        </draw:polygon>
        <draw:polygon draw:style-name="gr21" draw:text-style-name="P12" draw:layer="layout" svg:width="0.249cm" svg:height="0.499cm" draw:transform="rotate (-1.5707963267949) translate (22.984cm 9.763cm)" svg:viewBox="0 0 250 500" draw:points="0,500 164,500 164,375 250,375 250,125 164,125 164,0 0,0">
          <text:p/>
        </draw:polygon>
        <draw:polygon draw:style-name="gr21" draw:text-style-name="P12" draw:layer="layout" svg:width="0.249cm" svg:height="0.499cm" draw:transform="rotate (-1.5707963267949) translate (23.484cm 9.763cm)" svg:viewBox="0 0 250 500" draw:points="0,500 164,500 164,375 250,375 250,125 164,125 164,0 0,0">
          <text:p/>
        </draw:polygon>
        <draw:polygon draw:style-name="gr21" draw:text-style-name="P12" draw:layer="layout" svg:width="0.249cm" svg:height="0.499cm" draw:transform="rotate (-1.5707963267949) translate (23.984cm 9.763cm)" svg:viewBox="0 0 250 500" draw:points="0,500 164,500 164,375 250,375 250,125 164,125 164,0 0,0">
          <text:p/>
        </draw:polygon>
        <draw:polygon draw:style-name="gr21" draw:text-style-name="P12" draw:layer="layout" svg:width="0.249cm" svg:height="0.499cm" draw:transform="rotate (-1.5707963267949) translate (24.484cm 9.763cm)" svg:viewBox="0 0 250 500" draw:points="0,500 164,500 164,375 250,375 250,125 164,125 164,0 0,0">
          <text:p/>
        </draw:polygon>
        <draw:polygon draw:style-name="gr21" draw:text-style-name="P12" draw:layer="layout" svg:width="0.249cm" svg:height="0.499cm" draw:transform="rotate (-1.5707963267949) translate (24.984cm 9.763cm)" svg:viewBox="0 0 250 500" draw:points="0,500 164,500 164,375 250,375 250,125 164,125 164,0 0,0">
          <text:p/>
        </draw:polygon>
        <draw:polygon draw:style-name="gr21" draw:text-style-name="P12" draw:layer="layout" svg:width="0.249cm" svg:height="0.499cm" draw:transform="rotate (-1.5707963267949) translate (25.484cm 9.763cm)" svg:viewBox="0 0 250 500" draw:points="0,500 164,500 164,375 250,375 250,125 164,125 164,0 0,0">
          <text:p/>
        </draw:polygon>
        <draw:polygon draw:style-name="gr21" draw:text-style-name="P12" draw:layer="layout" svg:width="0.249cm" svg:height="0.499cm" draw:transform="rotate (-1.5707963267949) translate (25.984cm 9.763cm)" svg:viewBox="0 0 250 500" draw:points="0,500 164,500 164,375 250,375 250,125 164,125 164,0 0,0">
          <text:p/>
        </draw:polygon>
        <draw:polygon draw:style-name="gr21" draw:text-style-name="P12" draw:layer="layout" svg:width="0.249cm" svg:height="0.499cm" draw:transform="rotate (-1.5707963267949) translate (26.484cm 9.763cm)" svg:viewBox="0 0 250 500" draw:points="0,500 164,500 164,375 250,375 250,125 164,125 164,0 0,0">
          <text:p/>
        </draw:polygon>
        <draw:custom-shape draw:style-name="gr22" draw:text-style-name="P13" draw:layer="layout" svg:width="9.9cm" svg:height="4.95cm" svg:x="16.984cm" svg:y="4.813cm">
          <text:p/>
          <draw:enhanced-geometry svg:viewBox="0 0 21600 21600" draw:glue-points="?f0 0 ?f1 10800 0 21600 10800 21600 21600 21600 ?f7 10800" draw:text-areas="?f1 10800 ?f2 18000 ?f3 7200 ?f4 21600" draw:type="isosceles-triangle" draw:modifiers="10798.909201090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polygon draw:style-name="gr23" draw:text-style-name="P8" draw:layer="layout" svg:width="0.799cm" svg:height="1.399cm" svg:x="7.533cm" svg:y="10.513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7.6cm" svg:y="10.646cm">
              <text:p/>
              <draw:enhanced-geometry svg:viewBox="0 0 21600 21600" draw:type="rectangle" draw:enhanced-path="M 0 0 L 21600 0 21600 21600 0 21600 0 0 Z N"/>
            </draw:custom-shape>
            <draw:custom-shape draw:style-name="gr25" draw:text-style-name="P9" draw:layer="layout" svg:width="0.3cm" svg:height="0.866cm" svg:x="7.6cm" svg:y="10.98cm">
              <text:p/>
              <draw:enhanced-geometry svg:viewBox="0 0 21600 21600" draw:type="rectangle" draw:enhanced-path="M 0 0 L 21600 0 21600 21600 0 21600 0 0 Z N"/>
            </draw:custom-shape>
            <draw:custom-shape draw:style-name="gr25" draw:text-style-name="P9" draw:layer="layout" svg:width="0.3cm" svg:height="0.866cm" svg:x="7.966cm" svg:y="10.98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7.432cm" svg:y="10.25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7.96cm 10.26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8.04cm 10.26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7.879cm 10.26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8.119cm 10.27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7.796cm 10.27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8.198cm 10.28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7.723cm 10.28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8.277cm 10.30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7.645cm 10.29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8.356cm 10.33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7.574cm 10.31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7.498cm 10.34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8.43cm 10.362cm)">
              <text:p/>
              <draw:enhanced-geometry svg:viewBox="0 0 21600 21600" draw:mirror-horizontal="false" draw:mirror-vertical="false" draw:type="rectangle" draw:enhanced-path="M 0 0 L 21600 0 21600 21600 0 21600 0 0 Z N"/>
            </draw:custom-shape>
          </draw:g>
        </draw:g>
        <draw:g>
          <draw:g>
            <draw:polygon draw:style-name="gr23" draw:text-style-name="P8" draw:layer="layout" svg:width="0.799cm" svg:height="1.399cm" svg:x="11.533cm" svg:y="10.513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11.6cm" svg:y="10.646cm">
              <text:p/>
              <draw:enhanced-geometry svg:viewBox="0 0 21600 21600" draw:type="rectangle" draw:enhanced-path="M 0 0 L 21600 0 21600 21600 0 21600 0 0 Z N"/>
            </draw:custom-shape>
            <draw:custom-shape draw:style-name="gr25" draw:text-style-name="P9" draw:layer="layout" svg:width="0.3cm" svg:height="0.866cm" svg:x="11.6cm" svg:y="10.98cm">
              <text:p/>
              <draw:enhanced-geometry svg:viewBox="0 0 21600 21600" draw:type="rectangle" draw:enhanced-path="M 0 0 L 21600 0 21600 21600 0 21600 0 0 Z N"/>
            </draw:custom-shape>
            <draw:custom-shape draw:style-name="gr25" draw:text-style-name="P9" draw:layer="layout" svg:width="0.3cm" svg:height="0.866cm" svg:x="11.966cm" svg:y="10.98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11.432cm" svg:y="10.25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11.96cm 10.26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12.04cm 10.26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11.879cm 10.26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12.119cm 10.27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11.796cm 10.27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12.198cm 10.28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11.723cm 10.28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12.277cm 10.30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11.645cm 10.29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12.356cm 10.33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11.574cm 10.31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11.498cm 10.34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12.43cm 10.362cm)">
              <text:p/>
              <draw:enhanced-geometry svg:viewBox="0 0 21600 21600" draw:mirror-horizontal="false" draw:mirror-vertical="false" draw:type="rectangle" draw:enhanced-path="M 0 0 L 21600 0 21600 21600 0 21600 0 0 Z N"/>
            </draw:custom-shape>
          </draw:g>
        </draw:g>
        <draw:g>
          <draw:g>
            <draw:polygon draw:style-name="gr23" draw:text-style-name="P8" draw:layer="layout" svg:width="0.799cm" svg:height="1.399cm" svg:x="9.533cm" svg:y="10.513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9.6cm" svg:y="10.646cm">
              <text:p/>
              <draw:enhanced-geometry svg:viewBox="0 0 21600 21600" draw:type="rectangle" draw:enhanced-path="M 0 0 L 21600 0 21600 21600 0 21600 0 0 Z N"/>
            </draw:custom-shape>
            <draw:custom-shape draw:style-name="gr25" draw:text-style-name="P9" draw:layer="layout" svg:width="0.3cm" svg:height="0.866cm" svg:x="9.6cm" svg:y="10.98cm">
              <text:p/>
              <draw:enhanced-geometry svg:viewBox="0 0 21600 21600" draw:type="rectangle" draw:enhanced-path="M 0 0 L 21600 0 21600 21600 0 21600 0 0 Z N"/>
            </draw:custom-shape>
            <draw:custom-shape draw:style-name="gr25" draw:text-style-name="P9" draw:layer="layout" svg:width="0.3cm" svg:height="0.866cm" svg:x="9.966cm" svg:y="10.98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9.432cm" svg:y="10.25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9.96cm 10.26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10.04cm 10.26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9.879cm 10.26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10.119cm 10.27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9.796cm 10.27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10.198cm 10.28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9.723cm 10.28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10.277cm 10.30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9.645cm 10.29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10.356cm 10.33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9.574cm 10.31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9.498cm 10.34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10.43cm 10.362cm)">
              <text:p/>
              <draw:enhanced-geometry svg:viewBox="0 0 21600 21600" draw:mirror-horizontal="false" draw:mirror-vertical="false" draw:type="rectangle" draw:enhanced-path="M 0 0 L 21600 0 21600 21600 0 21600 0 0 Z N"/>
            </draw:custom-shape>
          </draw:g>
        </draw:g>
        <draw:g>
          <draw:g>
            <draw:polygon draw:style-name="gr23" draw:text-style-name="P8" draw:layer="layout" svg:width="0.799cm" svg:height="1.399cm" svg:x="7.733cm" svg:y="13.463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7.8cm" svg:y="13.596cm">
              <text:p/>
              <draw:enhanced-geometry svg:viewBox="0 0 21600 21600" draw:type="rectangle" draw:enhanced-path="M 0 0 L 21600 0 21600 21600 0 21600 0 0 Z N"/>
            </draw:custom-shape>
            <draw:custom-shape draw:style-name="gr25" draw:text-style-name="P9" draw:layer="layout" svg:width="0.3cm" svg:height="0.866cm" svg:x="7.8cm" svg:y="13.93cm">
              <text:p/>
              <draw:enhanced-geometry svg:viewBox="0 0 21600 21600" draw:type="rectangle" draw:enhanced-path="M 0 0 L 21600 0 21600 21600 0 21600 0 0 Z N"/>
            </draw:custom-shape>
            <draw:custom-shape draw:style-name="gr25" draw:text-style-name="P9" draw:layer="layout" svg:width="0.3cm" svg:height="0.866cm" svg:x="8.166cm" svg:y="13.93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7.632cm" svg:y="13.20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8.16cm 13.21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8.24cm 13.21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8.079cm 13.21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8.319cm 13.22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7.996cm 13.22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8.398cm 13.23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7.923cm 13.23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8.477cm 13.25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7.845cm 13.24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8.556cm 13.28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7.774cm 13.26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7.698cm 13.29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8.63cm 13.312cm)">
              <text:p/>
              <draw:enhanced-geometry svg:viewBox="0 0 21600 21600" draw:mirror-horizontal="false" draw:mirror-vertical="false" draw:type="rectangle" draw:enhanced-path="M 0 0 L 21600 0 21600 21600 0 21600 0 0 Z N"/>
            </draw:custom-shape>
          </draw:g>
        </draw:g>
        <draw:g>
          <draw:path draw:style-name="gr27" draw:text-style-name="P10" draw:layer="layout" svg:width="1.689cm" svg:height="0.431cm" svg:x="9.59cm" svg:y="13.303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20" draw:text-style-name="P11" draw:layer="layout" svg:width="0.25cm" svg:height="0.065cm" draw:transform="rotate (-1.5707963267949) translate (10.467cm 13.3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512768979555) translate (10.543cm 13.31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5230320286303) translate (10.617cm 13.31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0047429021808) translate (10.692cm 13.32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4759818002192) translate (10.767cm 13.33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8774075281779) translate (10.842cm 13.35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3364291214524) translate (10.917cm 13.37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587988004351) translate (10.992cm 13.39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1706965039057) translate (11.064cm 13.4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5651409148564) translate (11.135cm 13.44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9037347897433) translate (11.203cm 13.47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2.00782677149428) translate (11.267cm 13.50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512768979555) translate (10.402cm 13.313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65230320286303) translate (10.334cm 13.318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70047429021808) translate (10.271cm 13.328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74759818002192) translate (10.21cm 13.34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78774075281779) translate (10.141cm 13.356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83364291214524) translate (10.08cm 13.374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87587988004351) translate (10.011cm 13.396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91706965039057) translate (9.951cm 13.421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95651409148564) translate (9.888cm 13.449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4cm" draw:transform="rotate (-1.99037347897433) translate (9.826cm 13.479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1cm" svg:height="0.065cm" draw:transform="rotate (-2.00782677149428) translate (9.764cm 13.508cm)">
              <text:p/>
              <draw:enhanced-geometry svg:viewBox="0 0 21600 21600" draw:mirror-horizontal="true" draw:mirror-vertical="false" draw:type="rectangle" draw:enhanced-path="M 0 0 L 21600 0 21600 21600 0 21600 0 0 Z N"/>
            </draw:custom-shape>
          </draw:g>
        </draw:g>
        <draw:g>
          <draw:path draw:style-name="gr27" draw:text-style-name="P10" draw:layer="layout" svg:width="1.689cm" svg:height="0.431cm" svg:x="11.59cm" svg:y="13.301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20" draw:text-style-name="P11" draw:layer="layout" svg:width="0.25cm" svg:height="0.065cm" draw:transform="rotate (-1.5707963267949) translate (12.467cm 13.30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512768979555) translate (12.543cm 13.3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5230320286303) translate (12.617cm 13.31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0047429021808) translate (12.692cm 13.32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4759818002192) translate (12.767cm 13.33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8774075281779) translate (12.842cm 13.35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3364291214524) translate (12.917cm 13.37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587988004351) translate (12.992cm 13.39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1706965039057) translate (13.064cm 13.41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5651409148564) translate (13.135cm 13.44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9037347897433) translate (13.203cm 13.47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2.00782677149428) translate (13.267cm 13.50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512768979555) translate (12.402cm 13.311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65230320286303) translate (12.334cm 13.316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70047429021808) translate (12.271cm 13.326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74759818002192) translate (12.21cm 13.338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78774075281779) translate (12.141cm 13.354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83364291214524) translate (12.08cm 13.372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87587988004351) translate (12.011cm 13.394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91706965039057) translate (11.951cm 13.419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95651409148564) translate (11.888cm 13.447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4cm" draw:transform="rotate (-1.99037347897433) translate (11.826cm 13.477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1cm" svg:height="0.065cm" draw:transform="rotate (-2.00782677149428) translate (11.764cm 13.506cm)">
              <text:p/>
              <draw:enhanced-geometry svg:viewBox="0 0 21600 21600" draw:mirror-horizontal="true" draw:mirror-vertical="false" draw:type="rectangle" draw:enhanced-path="M 0 0 L 21600 0 21600 21600 0 21600 0 0 Z N"/>
            </draw:custom-shape>
          </draw:g>
        </draw:g>
        <draw:g>
          <draw:g>
            <draw:polygon draw:style-name="gr23" draw:text-style-name="P8" draw:layer="layout" svg:width="0.799cm" svg:height="1.399cm" svg:x="18.534cm" svg:y="10.52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18.601cm" svg:y="10.653cm">
              <text:p/>
              <draw:enhanced-geometry svg:viewBox="0 0 21600 21600" draw:type="rectangle" draw:enhanced-path="M 0 0 L 21600 0 21600 21600 0 21600 0 0 Z N"/>
            </draw:custom-shape>
            <draw:custom-shape draw:style-name="gr25" draw:text-style-name="P9" draw:layer="layout" svg:width="0.3cm" svg:height="0.866cm" svg:x="18.601cm" svg:y="10.987cm">
              <text:p/>
              <draw:enhanced-geometry svg:viewBox="0 0 21600 21600" draw:type="rectangle" draw:enhanced-path="M 0 0 L 21600 0 21600 21600 0 21600 0 0 Z N"/>
            </draw:custom-shape>
            <draw:custom-shape draw:style-name="gr25" draw:text-style-name="P9" draw:layer="layout" svg:width="0.3cm" svg:height="0.866cm" svg:x="18.967cm" svg:y="10.987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18.433cm" svg:y="10.26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18.961cm 10.2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19.041cm 10.27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18.88cm 10.27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19.12cm 10.28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18.797cm 10.2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19.199cm 10.29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18.724cm 10.2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19.278cm 10.31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18.646cm 10.30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19.357cm 10.34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18.575cm 10.32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18.499cm 10.3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19.431cm 10.369cm)">
              <text:p/>
              <draw:enhanced-geometry svg:viewBox="0 0 21600 21600" draw:mirror-horizontal="false" draw:mirror-vertical="false" draw:type="rectangle" draw:enhanced-path="M 0 0 L 21600 0 21600 21600 0 21600 0 0 Z N"/>
            </draw:custom-shape>
          </draw:g>
        </draw:g>
        <draw:g>
          <draw:g>
            <draw:polygon draw:style-name="gr17" draw:text-style-name="P8" draw:layer="layout" svg:width="0.399cm" svg:height="0.699cm" svg:x="23.633cm" svg:y="10.513cm" svg:viewBox="0 0 400 700" draw:points="0,700 0,39 0,700 400,700 400,700 400,39 400,39 375,29 351,21 327,15 302,9 277,5 252,2 227,1 200,0 173,1 148,2 123,5 98,9 74,15 49,21 25,29 0,39">
              <text:p/>
            </draw:polygon>
            <draw:custom-shape draw:style-name="gr18" draw:text-style-name="P9" draw:layer="layout" svg:width="0.334cm" svg:height="0.6cm" svg:x="23.666cm" svg:y="10.58cm">
              <text:p/>
              <draw:enhanced-geometry svg:viewBox="0 0 21600 21600" draw:type="rectangle" draw:enhanced-path="M 0 0 L 21600 0 21600 21600 0 21600 0 0 Z N"/>
            </draw:custom-shape>
          </draw:g>
          <draw:g>
            <draw:path draw:style-name="gr19" draw:text-style-name="P10" draw:layer="layout" svg:width="0.575cm" svg:height="0.304cm" svg:x="23.548cm" svg:y="10.253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20" draw:text-style-name="P11" draw:layer="layout" svg:width="0.25cm" svg:height="0.065cm" draw:transform="rotate (-1.26065131871551) translate (23.617cm 10.29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9067834798908) translate (23.722cm 10.27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50447381521911) translate (23.817cm 10.25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4636908340625) translate (23.918cm 10.26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5248510192751) translate (24.012cm 10.27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570534711831) translate (24.109cm 10.305cm)">
              <text:p/>
              <draw:enhanced-geometry svg:viewBox="0 0 21600 21600" draw:mirror-horizontal="false" draw:mirror-vertical="false" draw:type="rectangle" draw:enhanced-path="M 0 0 L 21600 0 21600 21600 0 21600 0 0 Z N"/>
            </draw:custom-shape>
          </draw:g>
        </draw:g>
        <draw:g>
          <draw:g>
            <draw:polygon draw:style-name="gr23" draw:text-style-name="P8" draw:layer="layout" svg:width="0.799cm" svg:height="1.399cm" svg:x="18.537cm" svg:y="13.468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18.604cm" svg:y="13.601cm">
              <text:p/>
              <draw:enhanced-geometry svg:viewBox="0 0 21600 21600" draw:type="rectangle" draw:enhanced-path="M 0 0 L 21600 0 21600 21600 0 21600 0 0 Z N"/>
            </draw:custom-shape>
            <draw:custom-shape draw:style-name="gr25" draw:text-style-name="P9" draw:layer="layout" svg:width="0.3cm" svg:height="0.866cm" svg:x="18.604cm" svg:y="13.935cm">
              <text:p/>
              <draw:enhanced-geometry svg:viewBox="0 0 21600 21600" draw:type="rectangle" draw:enhanced-path="M 0 0 L 21600 0 21600 21600 0 21600 0 0 Z N"/>
            </draw:custom-shape>
            <draw:custom-shape draw:style-name="gr25" draw:text-style-name="P9" draw:layer="layout" svg:width="0.3cm" svg:height="0.866cm" svg:x="18.97cm" svg:y="13.935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18.436cm" svg:y="13.212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18.964cm 13.21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19.044cm 13.22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18.883cm 13.2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19.123cm 13.22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18.8cm 13.22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19.202cm 13.24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18.727cm 13.23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19.281cm 13.26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18.649cm 13.25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19.36cm 13.28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18.578cm 13.27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18.502cm 13.29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19.434cm 13.317cm)">
              <text:p/>
              <draw:enhanced-geometry svg:viewBox="0 0 21600 21600" draw:mirror-horizontal="false" draw:mirror-vertical="false" draw:type="rectangle" draw:enhanced-path="M 0 0 L 21600 0 21600 21600 0 21600 0 0 Z N"/>
            </draw:custom-shape>
          </draw:g>
        </draw:g>
        <draw:g>
          <draw:g>
            <draw:polygon draw:style-name="gr17" draw:text-style-name="P8" draw:layer="layout" svg:width="0.399cm" svg:height="0.699cm" svg:x="23.634cm" svg:y="13.474cm" svg:viewBox="0 0 400 700" draw:points="0,700 0,39 0,700 400,700 400,700 400,39 400,39 375,29 351,21 327,15 302,9 277,5 252,2 227,1 200,0 173,1 148,2 123,5 98,9 74,15 49,21 25,29 0,39">
              <text:p/>
            </draw:polygon>
            <draw:custom-shape draw:style-name="gr18" draw:text-style-name="P9" draw:layer="layout" svg:width="0.334cm" svg:height="0.6cm" svg:x="23.667cm" svg:y="13.541cm">
              <text:p/>
              <draw:enhanced-geometry svg:viewBox="0 0 21600 21600" draw:type="rectangle" draw:enhanced-path="M 0 0 L 21600 0 21600 21600 0 21600 0 0 Z N"/>
            </draw:custom-shape>
          </draw:g>
          <draw:g>
            <draw:path draw:style-name="gr19" draw:text-style-name="P10" draw:layer="layout" svg:width="0.575cm" svg:height="0.304cm" svg:x="23.549cm" svg:y="13.214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20" draw:text-style-name="P11" draw:layer="layout" svg:width="0.25cm" svg:height="0.065cm" draw:transform="rotate (-1.26065131871551) translate (23.618cm 13.25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9067834798908) translate (23.723cm 13.23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50447381521911) translate (23.818cm 13.2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4636908340625) translate (23.919cm 13.22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5248510192751) translate (24.013cm 13.23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570534711831) translate (24.11cm 13.266cm)">
              <text:p/>
              <draw:enhanced-geometry svg:viewBox="0 0 21600 21600" draw:mirror-horizontal="false" draw:mirror-vertical="false" draw:type="rectangle" draw:enhanced-path="M 0 0 L 21600 0 21600 21600 0 21600 0 0 Z N"/>
            </draw:custom-shape>
          </draw:g>
        </draw:g>
        <draw:g>
          <draw:g>
            <draw:polygon draw:style-name="gr23" draw:text-style-name="P8" draw:layer="layout" svg:width="0.799cm" svg:height="1.399cm" svg:x="21.333cm" svg:y="10.513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21.4cm" svg:y="10.646cm">
              <text:p/>
              <draw:enhanced-geometry svg:viewBox="0 0 21600 21600" draw:type="rectangle" draw:enhanced-path="M 0 0 L 21600 0 21600 21600 0 21600 0 0 Z N"/>
            </draw:custom-shape>
            <draw:custom-shape draw:style-name="gr25" draw:text-style-name="P9" draw:layer="layout" svg:width="0.3cm" svg:height="0.866cm" svg:x="21.4cm" svg:y="10.98cm">
              <text:p/>
              <draw:enhanced-geometry svg:viewBox="0 0 21600 21600" draw:type="rectangle" draw:enhanced-path="M 0 0 L 21600 0 21600 21600 0 21600 0 0 Z N"/>
            </draw:custom-shape>
            <draw:custom-shape draw:style-name="gr25" draw:text-style-name="P9" draw:layer="layout" svg:width="0.3cm" svg:height="0.866cm" svg:x="21.766cm" svg:y="10.98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21.232cm" svg:y="10.257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21.76cm 10.26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21.84cm 10.26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21.679cm 10.26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21.919cm 10.27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21.596cm 10.27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21.998cm 10.28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21.523cm 10.28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22.077cm 10.30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21.445cm 10.29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22.156cm 10.33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21.374cm 10.31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21.298cm 10.34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22.23cm 10.362cm)">
              <text:p/>
              <draw:enhanced-geometry svg:viewBox="0 0 21600 21600" draw:mirror-horizontal="false" draw:mirror-vertical="false" draw:type="rectangle" draw:enhanced-path="M 0 0 L 21600 0 21600 21600 0 21600 0 0 Z N"/>
            </draw:custom-shape>
          </draw:g>
        </draw:g>
        <draw:g>
          <draw:path draw:style-name="gr28" draw:text-style-name="P14" draw:layer="layout" svg:width="1cm" svg:height="2.126cm" svg:x="21.426cm" svg:y="13.578cm" svg:viewBox="0 0 1001 2127" svg:d="M1 127v2000h1000v-2000l-1 1c-161-88-318-128-502-128-182 0-337 39-498 126z">
            <text:p/>
          </draw:path>
          <draw:g>
            <draw:path draw:style-name="gr29" draw:text-style-name="P10" draw:layer="layout" svg:width="1.337cm" svg:height="0.404cm" svg:x="21.258cm" svg:y="13.313cm" svg:viewBox="0 0 1338 405" svg:d="M1338 182c-20-11-39-22-59-33-20-10-39-19-59-29-21-9-41-17-62-26-21-8-41-15-62-23-21-7-43-13-64-20-22-6-43-11-65-17-22-4-43-9-65-13-22-3-44-7-66-10-22-2-45-5-67-7-22-1-45-3-67-4-22 0-44 0-66 0-22 1-45 3-67 4-22 2-45 5-67 7-22 3-44 7-66 10-22 4-43 9-65 13-22 6-43 11-65 17-21 7-43 13-64 20-21 8-41 15-62 23-21 9-41 17-62 26-20 10-39 19-59 29-20 11-39 22-59 33 46 74 91 149 137 223 16-8 31-17 47-25s31-16 47-24c16-7 33-13 49-20 17-6 33-13 50-19 17-5 33-11 50-16 17-4 35-9 52-13s35-7 52-11c17-3 35-5 52-8 18-2 35-3 53-5 18-1 35-2 53-3 18 0 36 0 54 0 18 1 35 2 53 3 18 2 35 3 53 5 17 3 35 5 52 8 17 4 35 7 52 11s35 9 52 13c17 5 33 11 50 16 17 6 33 13 50 19 16 7 33 13 49 20 16 8 31 16 47 24s31 17 47 25c46-74 91-149 137-223z">
              <text:p/>
            </draw:path>
            <draw:custom-shape draw:style-name="gr20" draw:text-style-name="P11" draw:layer="layout" svg:width="0.25cm" svg:height="0.065cm" draw:transform="rotate (-1.5707963267949) translate (21.956cm 13.32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3834056884708) translate (22.038cm 13.32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7953033919414) translate (22.113cm 13.33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485727648236) translate (22.192cm 13.34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153169549993) translate (22.274cm 13.36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65780117443) translate (22.352cm 13.39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4098066114289) translate (22.429cm 13.42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9508586795472) translate (22.5cm 13.45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2.06018664905411) translate (22.574cm 13.49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3834056884708) translate (21.891cm 13.328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67953033919414) translate (21.826cm 13.336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73485727648236) translate (21.757cm 13.349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2cm" svg:height="0.065cm" draw:transform="rotate (-1.8153169549993) translate (21.697cm 13.369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8765780117443) translate (21.629cm 13.393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6cm" draw:transform="rotate (-1.94098066114289) translate (21.568cm 13.424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99508586795472) translate (21.509cm 13.457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1cm" svg:height="0.065cm" draw:transform="rotate (-2.06018664905411) translate (21.445cm 13.496cm)">
              <text:p/>
              <draw:enhanced-geometry svg:viewBox="0 0 21600 21600" draw:mirror-horizontal="true" draw:mirror-vertical="false" draw:type="rectangle" draw:enhanced-path="M 0 0 L 21600 0 21600 21600 0 21600 0 0 Z N"/>
            </draw:custom-shape>
          </draw:g>
        </draw:g>
        <draw:g>
          <draw:path draw:style-name="gr28" draw:text-style-name="P14" draw:layer="layout" svg:width="1cm" svg:height="2.126cm" svg:x="25.114cm" svg:y="13.578cm" svg:viewBox="0 0 1001 2127" svg:d="M1 127v2000h1000v-2000l-1 1c-161-88-318-128-502-128-182 0-337 39-498 126z">
            <text:p/>
          </draw:path>
          <draw:g>
            <draw:path draw:style-name="gr29" draw:text-style-name="P10" draw:layer="layout" svg:width="1.337cm" svg:height="0.404cm" svg:x="24.946cm" svg:y="13.313cm" svg:viewBox="0 0 1338 405" svg:d="M1338 182c-20-11-39-22-59-33-20-10-39-19-59-29-21-9-41-17-62-26-21-8-41-15-62-23-21-7-43-13-64-20-22-6-43-11-65-17-22-4-43-9-65-13-22-3-44-7-66-10-22-2-45-5-67-7-22-1-45-3-67-4-22 0-44 0-66 0-22 1-45 3-67 4-22 2-45 5-67 7-22 3-44 7-66 10-22 4-43 9-65 13-22 6-43 11-65 17-21 7-43 13-64 20-21 8-41 15-62 23-21 9-41 17-62 26-20 10-39 19-59 29-20 11-39 22-59 33 46 74 91 149 137 223 16-8 31-17 47-25s31-16 47-24c16-7 33-13 49-20 17-6 33-13 50-19 17-5 33-11 50-16 17-4 35-9 52-13s35-7 52-11c17-3 35-5 52-8 18-2 35-3 53-5 18-1 35-2 53-3 18 0 36 0 54 0 18 1 35 2 53 3 18 2 35 3 53 5 17 3 35 5 52 8 17 4 35 7 52 11s35 9 52 13c17 5 33 11 50 16 17 6 33 13 50 19 16 7 33 13 49 20 16 8 31 16 47 24s31 17 47 25c46-74 91-149 137-223z">
              <text:p/>
            </draw:path>
            <draw:custom-shape draw:style-name="gr20" draw:text-style-name="P11" draw:layer="layout" svg:width="0.25cm" svg:height="0.065cm" draw:transform="rotate (-1.5707963267949) translate (25.644cm 13.32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3834056884708) translate (25.726cm 13.32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7953033919414) translate (25.801cm 13.33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485727648236) translate (25.88cm 13.34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153169549993) translate (25.962cm 13.36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65780117443) translate (26.04cm 13.39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4098066114289) translate (26.117cm 13.42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9508586795472) translate (26.188cm 13.45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2.06018664905411) translate (26.262cm 13.49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3834056884708) translate (25.579cm 13.328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67953033919414) translate (25.514cm 13.336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73485727648236) translate (25.445cm 13.349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2cm" svg:height="0.065cm" draw:transform="rotate (-1.8153169549993) translate (25.385cm 13.369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8765780117443) translate (25.317cm 13.393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6cm" draw:transform="rotate (-1.94098066114289) translate (25.256cm 13.424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99508586795472) translate (25.197cm 13.457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1cm" svg:height="0.065cm" draw:transform="rotate (-2.06018664905411) translate (25.133cm 13.496cm)">
              <text:p/>
              <draw:enhanced-geometry svg:viewBox="0 0 21600 21600" draw:mirror-horizontal="true" draw:mirror-vertical="false" draw:type="rectangle" draw:enhanced-path="M 0 0 L 21600 0 21600 21600 0 21600 0 0 Z N"/>
            </draw:custom-shape>
          </draw:g>
        </draw:g>
        <draw:g>
          <draw:polygon draw:style-name="gr30" draw:text-style-name="P15" draw:layer="layout" svg:width="7.485cm" svg:height="0.103cm" draw:transform="rotate (0.785398163397448) translate (16.6385cm 9.9645cm)" svg:viewBox="0 0 7486 104" draw:points="0,104 100,4 7486,0 7386,100">
            <text:p/>
          </draw:polygon>
          <draw:custom-shape draw:style-name="gr31" draw:text-style-name="P16" draw:layer="layout" svg:width="7.499cm" svg:height="0.05cm" draw:transform="rotate (0.785398163397448) translate (16.596cm 9.942cm)">
            <text:p/>
            <draw:enhanced-geometry svg:viewBox="0 0 21600 21600" draw:mirror-horizontal="false" draw:mirror-vertical="false" draw:type="rectangle" draw:enhanced-path="M 0 0 L 21600 0 21600 21600 0 21600 0 0 Z N"/>
          </draw:custom-shape>
        </draw:g>
        <draw:g>
          <draw:polygon draw:style-name="gr30" draw:text-style-name="P15" draw:layer="layout" svg:width="7.485cm" svg:height="0.103cm" draw:transform="rotate (-0.785398163397449) translate (21.95cm 4.677cm)" svg:viewBox="0 0 7486 104" draw:points="7486,104 7386,4 0,0 100,100">
            <text:p/>
          </draw:polygon>
          <draw:custom-shape draw:style-name="gr32" draw:text-style-name="P16" draw:layer="layout" svg:width="7.5cm" svg:height="0.05cm" draw:transform="rotate (0.785398163397448) translate (21.948cm 9.948cm)">
            <text:p/>
            <draw:enhanced-geometry svg:viewBox="0 0 21600 21600" draw:mirror-horizontal="true" draw:mirror-vertical="false" draw:type="rectangle" draw:enhanced-path="M 0 0 L 21600 0 21600 21600 0 21600 0 0 Z N"/>
          </draw:custom-shape>
        </draw:g>
        <draw:custom-shape draw:style-name="gr33" draw:text-style-name="P17" draw:layer="layout" svg:width="0.3cm" svg:height="0.15cm" svg:x="21.793cm" svg:y="4.5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8" draw:layer="layout" svg:width="10.804cm" svg:height="0.2cm" svg:x="3.484cm" svg:y="4.563cm">
          <text:p/>
          <draw:enhanced-geometry svg:viewBox="0 0 21600 21600" draw:mirror-horizontal="false" draw:mirror-vertical="false" draw:type="rectangle" draw:enhanced-path="M 0 0 L 21600 0 21600 21600 0 21600 0 0 Z N"/>
        </draw:custom-shape>
        <draw:frame draw:style-name="gr35" draw:text-style-name="P20" draw:layer="layout" svg:width="4.4cm" svg:height="0.962cm" svg:x="6.846cm" svg:y="2.963cm">
          <draw:text-box>
            <text:p text:style-name="P19"><text:span text:style-name="T1">Півд.-Схід</text:span></text:p>
          </draw:text-box>
        </draw:frame>
        <draw:frame draw:style-name="gr35" draw:text-style-name="P20" draw:layer="layout" svg:width="4.4cm" svg:height="0.962cm" svg:x="19.746cm" svg:y="3.051cm">
          <draw:text-box>
            <text:p text:style-name="P19"><text:span text:style-name="T1">Півд.-Захід</text:span></text:p>
          </draw:text-box>
        </draw:frame>
      </draw:page>
      <draw:page draw:name="page3" draw:style-name="dp1" draw:master-page-name="Default">
        <office:forms form:automatic-focus="false" form:apply-design-mode="false"/>
        <draw:path draw:style-name="gr36" draw:text-style-name="P5" draw:layer="layout" svg:width="9.837cm" svg:height="5.949cm" svg:x="17.062cm" svg:y="9.75cm" svg:viewBox="0 0 9838 5950" svg:d="M0 0h9838v5950h-9838zM690 3950v2000h1400v-2000h-2c-229-111-445-161-699-161s-470 50-699 161z">
          <text:p/>
        </draw:path>
        <draw:custom-shape draw:style-name="gr11" draw:text-style-name="P4" draw:layer="layout" svg:width="9.9cm" svg:height="0.3cm" svg:x="4cm" svg:y="15.7cm">
          <text:p/>
          <draw:enhanced-geometry svg:viewBox="0 0 21600 21600" draw:type="rectangle" draw:enhanced-path="M 0 0 L 21600 0 21600 21600 0 21600 0 0 Z N"/>
        </draw:custom-shape>
        <draw:custom-shape draw:style-name="gr11" draw:text-style-name="P4" draw:layer="layout" svg:width="9.9cm" svg:height="0.3cm" svg:x="17cm" svg:y="15.7cm">
          <text:p/>
          <draw:enhanced-geometry svg:viewBox="0 0 21600 21600" draw:type="rectangle" draw:enhanced-path="M 0 0 L 21600 0 21600 21600 0 21600 0 0 Z N"/>
        </draw:custom-shape>
        <draw:polygon draw:style-name="gr13" draw:text-style-name="P5" draw:layer="layout" svg:width="9.899cm" svg:height="5.949cm" svg:x="4cm" svg:y="9.75cm" svg:viewBox="0 0 9900 5950" draw:points="0,0 9900,0 9900,5950 0,5950">
          <text:p/>
        </draw:polygon>
        <draw:line draw:style-name="gr14" draw:text-style-name="P1" draw:layer="layout" svg:x1="4.8cm" svg:y1="11.9cm" svg:x2="27.7cm" svg:y2="11.908cm">
          <text:p/>
        </draw:line>
        <draw:polygon draw:style-name="gr15" draw:text-style-name="P6" draw:layer="layout" svg:width="5.949cm" svg:height="0.499cm" draw:transform="rotate (-1.5707963267949) translate (17.5cm 9.75cm)" svg:viewBox="0 0 5950 500" draw:points="200,0 200,250 350,250 350,0 500,0 500,250 650,250 650,0 800,0 800,250 950,250 950,0 1100,0 1100,250 1250,250 1250,0 1400,0 1400,250 1550,250 1550,0 1700,0 1700,250 1850,250 1850,0 2000,0 2000,250 2150,250 2150,0 2300,0 2300,250 2450,250 2450,0 2600,0 2600,250 2750,250 2750,0 2900,0 2900,250 3050,250 3050,0 3200,0 3200,250 3350,250 3350,0 3500,0 3500,250 3650,250 3650,0 3800,0 3800,250 3950,250 3950,0 4100,0 4100,250 4250,250 4250,0 4400,0 4400,250 4550,250 4550,0 4700,0 4700,250 4850,250 4850,0 5000,0 5000,250 5150,250 5150,0 5300,0 5300,250 5450,250 5450,0 5600,0 5600,250 5750,250 5750,0 5950,0 5950,500 0,500 0,0">
          <text:p/>
        </draw:polygon>
        <draw:polygon draw:style-name="gr15" draw:text-style-name="P6" draw:layer="layout" svg:width="5.949cm" svg:height="0.499cm" draw:transform="rotate (1.5707963267949) translate (26.4cm 15.7cm)" svg:viewBox="0 0 5950 500" draw:points="5750,0 5750,250 5600,250 5600,0 5450,0 5450,250 5300,250 5300,0 5150,0 5150,250 5000,250 5000,0 4850,0 4850,250 4700,250 4700,0 4550,0 4550,250 4400,250 4400,0 4250,0 4250,250 4100,250 4100,0 3950,0 3950,250 3800,250 3800,0 3650,0 3650,250 3500,250 3500,0 3350,0 3350,250 3200,250 3200,0 3050,0 3050,250 2900,250 2900,0 2750,0 2750,250 2600,250 2600,0 2450,0 2450,250 2300,250 2300,0 2150,0 2150,250 2000,250 2000,0 1850,0 1850,250 1700,250 1700,0 1550,0 1550,250 1400,250 1400,0 1250,0 1250,250 1100,250 1100,0 950,0 950,250 800,250 800,0 650,0 650,250 500,250 500,0 350,0 350,250 200,250 200,0 0,0 0,500 5950,500 5950,0">
          <text:p/>
        </draw:polygon>
        <draw:polygon draw:style-name="gr15" draw:text-style-name="P6" draw:layer="layout" svg:width="5.949cm" svg:height="0.499cm" draw:transform="rotate (-1.5707963267949) translate (4.5cm 9.75cm)" svg:viewBox="0 0 5950 500" draw:points="200,0 200,250 350,250 350,0 500,0 500,250 650,250 650,0 800,0 800,250 950,250 950,0 1100,0 1100,250 1250,250 1250,0 1400,0 1400,250 1550,250 1550,0 1700,0 1700,250 1850,250 1850,0 2000,0 2000,250 2150,250 2150,0 2300,0 2300,250 2450,250 2450,0 2600,0 2600,250 2750,250 2750,0 2900,0 2900,250 3050,250 3050,0 3200,0 3200,250 3350,250 3350,0 3500,0 3500,250 3650,250 3650,0 3800,0 3800,250 3950,250 3950,0 4100,0 4100,250 4250,250 4250,0 4400,0 4400,250 4550,250 4550,0 4700,0 4700,250 4850,250 4850,0 5000,0 5000,250 5150,250 5150,0 5300,0 5300,250 5450,250 5450,0 5600,0 5600,250 5750,250 5750,0 5950,0 5950,500 0,500 0,0">
          <text:p/>
        </draw:polygon>
        <draw:polygon draw:style-name="gr15" draw:text-style-name="P6" draw:layer="layout" svg:width="5.949cm" svg:height="0.499cm" draw:transform="rotate (1.5707963267949) translate (13.4cm 15.7cm)" svg:viewBox="0 0 5950 500" draw:points="5750,0 5750,250 5600,250 5600,0 5450,0 5450,250 5300,250 5300,0 5150,0 5150,250 5000,250 5000,0 4850,0 4850,250 4700,250 4700,0 4550,0 4550,250 4400,250 4400,0 4250,0 4250,250 4100,250 4100,0 3950,0 3950,250 3800,250 3800,0 3650,0 3650,250 3500,250 3500,0 3350,0 3350,250 3200,250 3200,0 3050,0 3050,250 2900,250 2900,0 2750,0 2750,250 2600,250 2600,0 2450,0 2450,250 2300,250 2300,0 2150,0 2150,250 2000,250 2000,0 1850,0 1850,250 1700,250 1700,0 1550,0 1550,250 1400,250 1400,0 1250,0 1250,250 1100,250 1100,0 950,0 950,250 800,250 800,0 650,0 650,250 500,250 500,0 350,0 350,250 200,250 200,0 0,0 0,500 5950,500 5950,0">
          <text:p/>
        </draw:polygon>
        <draw:custom-shape draw:style-name="gr16" draw:text-style-name="P7" draw:layer="layout" svg:width="5.376cm" svg:height="10.8cm" draw:transform="rotate (-1.5707963267949) translate (14.3cm 4.6cm)">
          <text:p/>
          <draw:enhanced-geometry svg:viewBox="0 0 21600 21600" draw:extrusion="false" draw:type="rectangle" draw:enhanced-path="M 0 0 L 21600 0 21600 21600 0 21600 0 0 Z N"/>
        </draw:custom-shape>
        <draw:polygon draw:style-name="gr21" draw:text-style-name="P12" draw:layer="layout" svg:width="0.249cm" svg:height="0.499cm" draw:transform="rotate (-1.5707963267949) translate (18cm 9.75cm)" svg:viewBox="0 0 250 500" draw:points="0,500 164,500 164,375 250,375 250,125 164,125 164,0 0,0">
          <text:p/>
        </draw:polygon>
        <draw:polygon draw:style-name="gr21" draw:text-style-name="P12" draw:layer="layout" svg:width="0.249cm" svg:height="0.499cm" draw:transform="rotate (-1.5707963267949) translate (18.5cm 9.75cm)" svg:viewBox="0 0 250 500" draw:points="0,500 164,500 164,375 250,375 250,125 164,125 164,0 0,0">
          <text:p/>
        </draw:polygon>
        <draw:polygon draw:style-name="gr21" draw:text-style-name="P12" draw:layer="layout" svg:width="0.249cm" svg:height="0.499cm" draw:transform="rotate (-1.5707963267949) translate (19cm 9.75cm)" svg:viewBox="0 0 250 500" draw:points="0,500 164,500 164,375 250,375 250,125 164,125 164,0 0,0">
          <text:p/>
        </draw:polygon>
        <draw:polygon draw:style-name="gr21" draw:text-style-name="P12" draw:layer="layout" svg:width="0.249cm" svg:height="0.499cm" draw:transform="rotate (-1.5707963267949) translate (19.5cm 9.75cm)" svg:viewBox="0 0 250 500" draw:points="0,500 164,500 164,375 250,375 250,125 164,125 164,0 0,0">
          <text:p/>
        </draw:polygon>
        <draw:polygon draw:style-name="gr21" draw:text-style-name="P12" draw:layer="layout" svg:width="0.249cm" svg:height="0.499cm" draw:transform="rotate (-1.5707963267949) translate (20cm 9.75cm)" svg:viewBox="0 0 250 500" draw:points="0,500 164,500 164,375 250,375 250,125 164,125 164,0 0,0">
          <text:p/>
        </draw:polygon>
        <draw:polygon draw:style-name="gr21" draw:text-style-name="P12" draw:layer="layout" svg:width="0.249cm" svg:height="0.499cm" draw:transform="rotate (-1.5707963267949) translate (20.5cm 9.75cm)" svg:viewBox="0 0 250 500" draw:points="0,500 164,500 164,375 250,375 250,125 164,125 164,0 0,0">
          <text:p/>
        </draw:polygon>
        <draw:polygon draw:style-name="gr21" draw:text-style-name="P12" draw:layer="layout" svg:width="0.249cm" svg:height="0.499cm" draw:transform="rotate (-1.5707963267949) translate (21cm 9.75cm)" svg:viewBox="0 0 250 500" draw:points="0,500 164,500 164,375 250,375 250,125 164,125 164,0 0,0">
          <text:p/>
        </draw:polygon>
        <draw:polygon draw:style-name="gr21" draw:text-style-name="P12" draw:layer="layout" svg:width="0.249cm" svg:height="0.499cm" draw:transform="rotate (-1.5707963267949) translate (21.5cm 9.75cm)" svg:viewBox="0 0 250 500" draw:points="0,500 164,500 164,375 250,375 250,125 164,125 164,0 0,0">
          <text:p/>
        </draw:polygon>
        <draw:polygon draw:style-name="gr21" draw:text-style-name="P12" draw:layer="layout" svg:width="0.249cm" svg:height="0.499cm" draw:transform="rotate (-1.5707963267949) translate (22cm 9.75cm)" svg:viewBox="0 0 250 500" draw:points="0,500 164,500 164,375 250,375 250,125 164,125 164,0 0,0">
          <text:p/>
        </draw:polygon>
        <draw:polygon draw:style-name="gr21" draw:text-style-name="P12" draw:layer="layout" svg:width="0.249cm" svg:height="0.499cm" draw:transform="rotate (-1.5707963267949) translate (22.5cm 9.75cm)" svg:viewBox="0 0 250 500" draw:points="0,500 164,500 164,375 250,375 250,125 164,125 164,0 0,0">
          <text:p/>
        </draw:polygon>
        <draw:polygon draw:style-name="gr21" draw:text-style-name="P12" draw:layer="layout" svg:width="0.249cm" svg:height="0.499cm" draw:transform="rotate (-1.5707963267949) translate (23cm 9.75cm)" svg:viewBox="0 0 250 500" draw:points="0,500 164,500 164,375 250,375 250,125 164,125 164,0 0,0">
          <text:p/>
        </draw:polygon>
        <draw:polygon draw:style-name="gr21" draw:text-style-name="P12" draw:layer="layout" svg:width="0.249cm" svg:height="0.499cm" draw:transform="rotate (-1.5707963267949) translate (23.5cm 9.75cm)" svg:viewBox="0 0 250 500" draw:points="0,500 164,500 164,375 250,375 250,125 164,125 164,0 0,0">
          <text:p/>
        </draw:polygon>
        <draw:polygon draw:style-name="gr21" draw:text-style-name="P12" draw:layer="layout" svg:width="0.249cm" svg:height="0.499cm" draw:transform="rotate (-1.5707963267949) translate (24cm 9.75cm)" svg:viewBox="0 0 250 500" draw:points="0,500 164,500 164,375 250,375 250,125 164,125 164,0 0,0">
          <text:p/>
        </draw:polygon>
        <draw:polygon draw:style-name="gr21" draw:text-style-name="P12" draw:layer="layout" svg:width="0.249cm" svg:height="0.499cm" draw:transform="rotate (-1.5707963267949) translate (24.5cm 9.75cm)" svg:viewBox="0 0 250 500" draw:points="0,500 164,500 164,375 250,375 250,125 164,125 164,0 0,0">
          <text:p/>
        </draw:polygon>
        <draw:polygon draw:style-name="gr21" draw:text-style-name="P12" draw:layer="layout" svg:width="0.249cm" svg:height="0.499cm" draw:transform="rotate (-1.5707963267949) translate (25cm 9.75cm)" svg:viewBox="0 0 250 500" draw:points="0,500 164,500 164,375 250,375 250,125 164,125 164,0 0,0">
          <text:p/>
        </draw:polygon>
        <draw:polygon draw:style-name="gr21" draw:text-style-name="P12" draw:layer="layout" svg:width="0.249cm" svg:height="0.499cm" draw:transform="rotate (-1.5707963267949) translate (25.5cm 9.75cm)" svg:viewBox="0 0 250 500" draw:points="0,500 164,500 164,375 250,375 250,125 164,125 164,0 0,0">
          <text:p/>
        </draw:polygon>
        <draw:polygon draw:style-name="gr21" draw:text-style-name="P12" draw:layer="layout" svg:width="0.249cm" svg:height="0.499cm" draw:transform="rotate (-1.5707963267949) translate (26cm 9.75cm)" svg:viewBox="0 0 250 500" draw:points="0,500 164,500 164,375 250,375 250,125 164,125 164,0 0,0">
          <text:p/>
        </draw:polygon>
        <draw:polygon draw:style-name="gr21" draw:text-style-name="P12" draw:layer="layout" svg:width="0.249cm" svg:height="0.499cm" draw:transform="rotate (-1.5707963267949) translate (26.5cm 9.75cm)" svg:viewBox="0 0 250 500" draw:points="0,500 164,500 164,375 250,375 250,125 164,125 164,0 0,0">
          <text:p/>
        </draw:polygon>
        <draw:custom-shape draw:style-name="gr22" draw:text-style-name="P13" draw:layer="layout" svg:width="9.9cm" svg:height="4.95cm" svg:x="17cm" svg:y="4.8cm">
          <text:p/>
          <draw:enhanced-geometry svg:viewBox="0 0 21600 21600" draw:glue-points="?f0 0 ?f1 10800 0 21600 10800 21600 21600 21600 ?f7 10800" draw:text-areas="?f1 10800 ?f2 18000 ?f3 7200 ?f4 21600" draw:type="isosceles-triangle" draw:modifiers="10798.909201090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polygon draw:style-name="gr23" draw:text-style-name="P8" draw:layer="layout" svg:width="0.799cm" svg:height="1.399cm" svg:x="5.551cm" svg:y="10.5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5.618cm" svg:y="10.633cm">
              <text:p/>
              <draw:enhanced-geometry svg:viewBox="0 0 21600 21600" draw:type="rectangle" draw:enhanced-path="M 0 0 L 21600 0 21600 21600 0 21600 0 0 Z N"/>
            </draw:custom-shape>
            <draw:custom-shape draw:style-name="gr25" draw:text-style-name="P9" draw:layer="layout" svg:width="0.3cm" svg:height="0.866cm" svg:x="5.618cm" svg:y="10.967cm">
              <text:p/>
              <draw:enhanced-geometry svg:viewBox="0 0 21600 21600" draw:type="rectangle" draw:enhanced-path="M 0 0 L 21600 0 21600 21600 0 21600 0 0 Z N"/>
            </draw:custom-shape>
            <draw:custom-shape draw:style-name="gr25" draw:text-style-name="P9" draw:layer="layout" svg:width="0.3cm" svg:height="0.866cm" svg:x="5.984cm" svg:y="10.967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5.45cm" svg:y="10.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5.978cm 10.2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6.058cm 10.25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5.897cm 10.25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6.137cm 10.26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5.814cm 10.2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6.216cm 10.27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5.741cm 10.2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6.295cm 10.29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5.663cm 10.28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6.374cm 10.32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5.592cm 10.30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5.516cm 10.3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6.448cm 10.349cm)">
              <text:p/>
              <draw:enhanced-geometry svg:viewBox="0 0 21600 21600" draw:mirror-horizontal="false" draw:mirror-vertical="false" draw:type="rectangle" draw:enhanced-path="M 0 0 L 21600 0 21600 21600 0 21600 0 0 Z N"/>
            </draw:custom-shape>
          </draw:g>
        </draw:g>
        <draw:g>
          <draw:g>
            <draw:polygon draw:style-name="gr23" draw:text-style-name="P8" draw:layer="layout" svg:width="0.799cm" svg:height="1.399cm" svg:x="11.549cm" svg:y="10.5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11.616cm" svg:y="10.633cm">
              <text:p/>
              <draw:enhanced-geometry svg:viewBox="0 0 21600 21600" draw:type="rectangle" draw:enhanced-path="M 0 0 L 21600 0 21600 21600 0 21600 0 0 Z N"/>
            </draw:custom-shape>
            <draw:custom-shape draw:style-name="gr25" draw:text-style-name="P9" draw:layer="layout" svg:width="0.3cm" svg:height="0.866cm" svg:x="11.616cm" svg:y="10.967cm">
              <text:p/>
              <draw:enhanced-geometry svg:viewBox="0 0 21600 21600" draw:type="rectangle" draw:enhanced-path="M 0 0 L 21600 0 21600 21600 0 21600 0 0 Z N"/>
            </draw:custom-shape>
            <draw:custom-shape draw:style-name="gr25" draw:text-style-name="P9" draw:layer="layout" svg:width="0.3cm" svg:height="0.866cm" svg:x="11.982cm" svg:y="10.967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11.448cm" svg:y="10.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11.976cm 10.2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12.056cm 10.25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11.895cm 10.25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12.135cm 10.26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11.812cm 10.2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12.214cm 10.27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11.739cm 10.2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12.293cm 10.29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11.661cm 10.28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12.372cm 10.32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11.59cm 10.30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11.514cm 10.3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12.446cm 10.349cm)">
              <text:p/>
              <draw:enhanced-geometry svg:viewBox="0 0 21600 21600" draw:mirror-horizontal="false" draw:mirror-vertical="false" draw:type="rectangle" draw:enhanced-path="M 0 0 L 21600 0 21600 21600 0 21600 0 0 Z N"/>
            </draw:custom-shape>
          </draw:g>
        </draw:g>
        <draw:g>
          <draw:g>
            <draw:polygon draw:style-name="gr23" draw:text-style-name="P8" draw:layer="layout" svg:width="0.799cm" svg:height="1.399cm" svg:x="9.549cm" svg:y="10.5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9.616cm" svg:y="10.633cm">
              <text:p/>
              <draw:enhanced-geometry svg:viewBox="0 0 21600 21600" draw:type="rectangle" draw:enhanced-path="M 0 0 L 21600 0 21600 21600 0 21600 0 0 Z N"/>
            </draw:custom-shape>
            <draw:custom-shape draw:style-name="gr25" draw:text-style-name="P9" draw:layer="layout" svg:width="0.3cm" svg:height="0.866cm" svg:x="9.616cm" svg:y="10.967cm">
              <text:p/>
              <draw:enhanced-geometry svg:viewBox="0 0 21600 21600" draw:type="rectangle" draw:enhanced-path="M 0 0 L 21600 0 21600 21600 0 21600 0 0 Z N"/>
            </draw:custom-shape>
            <draw:custom-shape draw:style-name="gr25" draw:text-style-name="P9" draw:layer="layout" svg:width="0.3cm" svg:height="0.866cm" svg:x="9.982cm" svg:y="10.967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9.448cm" svg:y="10.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9.976cm 10.2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10.056cm 10.25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9.895cm 10.25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10.135cm 10.26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9.812cm 10.2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10.214cm 10.27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9.739cm 10.2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10.293cm 10.29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9.661cm 10.28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10.372cm 10.32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9.59cm 10.30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9.514cm 10.3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10.446cm 10.349cm)">
              <text:p/>
              <draw:enhanced-geometry svg:viewBox="0 0 21600 21600" draw:mirror-horizontal="false" draw:mirror-vertical="false" draw:type="rectangle" draw:enhanced-path="M 0 0 L 21600 0 21600 21600 0 21600 0 0 Z N"/>
            </draw:custom-shape>
          </draw:g>
        </draw:g>
        <draw:g>
          <draw:g>
            <draw:polygon draw:style-name="gr23" draw:text-style-name="P8" draw:layer="layout" svg:width="0.799cm" svg:height="1.399cm" svg:x="11.551cm" svg:y="13.5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11.618cm" svg:y="13.633cm">
              <text:p/>
              <draw:enhanced-geometry svg:viewBox="0 0 21600 21600" draw:type="rectangle" draw:enhanced-path="M 0 0 L 21600 0 21600 21600 0 21600 0 0 Z N"/>
            </draw:custom-shape>
            <draw:custom-shape draw:style-name="gr25" draw:text-style-name="P9" draw:layer="layout" svg:width="0.3cm" svg:height="0.866cm" svg:x="11.618cm" svg:y="13.967cm">
              <text:p/>
              <draw:enhanced-geometry svg:viewBox="0 0 21600 21600" draw:type="rectangle" draw:enhanced-path="M 0 0 L 21600 0 21600 21600 0 21600 0 0 Z N"/>
            </draw:custom-shape>
            <draw:custom-shape draw:style-name="gr25" draw:text-style-name="P9" draw:layer="layout" svg:width="0.3cm" svg:height="0.866cm" svg:x="11.984cm" svg:y="13.967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11.45cm" svg:y="13.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11.978cm 13.2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12.058cm 13.25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11.897cm 13.25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12.137cm 13.26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11.814cm 13.2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12.216cm 13.27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11.741cm 13.2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12.295cm 13.29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11.663cm 13.28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12.374cm 13.32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11.592cm 13.30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11.516cm 13.3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12.448cm 13.349cm)">
              <text:p/>
              <draw:enhanced-geometry svg:viewBox="0 0 21600 21600" draw:mirror-horizontal="false" draw:mirror-vertical="false" draw:type="rectangle" draw:enhanced-path="M 0 0 L 21600 0 21600 21600 0 21600 0 0 Z N"/>
            </draw:custom-shape>
          </draw:g>
        </draw:g>
        <draw:g>
          <draw:g>
            <draw:polygon draw:style-name="gr23" draw:text-style-name="P8" draw:layer="layout" svg:width="0.799cm" svg:height="1.399cm" svg:x="22.551cm" svg:y="10.5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22.618cm" svg:y="10.633cm">
              <text:p/>
              <draw:enhanced-geometry svg:viewBox="0 0 21600 21600" draw:type="rectangle" draw:enhanced-path="M 0 0 L 21600 0 21600 21600 0 21600 0 0 Z N"/>
            </draw:custom-shape>
            <draw:custom-shape draw:style-name="gr25" draw:text-style-name="P9" draw:layer="layout" svg:width="0.3cm" svg:height="0.866cm" svg:x="22.618cm" svg:y="10.967cm">
              <text:p/>
              <draw:enhanced-geometry svg:viewBox="0 0 21600 21600" draw:type="rectangle" draw:enhanced-path="M 0 0 L 21600 0 21600 21600 0 21600 0 0 Z N"/>
            </draw:custom-shape>
            <draw:custom-shape draw:style-name="gr25" draw:text-style-name="P9" draw:layer="layout" svg:width="0.3cm" svg:height="0.866cm" svg:x="22.984cm" svg:y="10.967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22.45cm" svg:y="10.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22.978cm 10.2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23.058cm 10.25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22.897cm 10.25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23.137cm 10.26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22.814cm 10.2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23.216cm 10.27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22.741cm 10.2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23.295cm 10.29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22.663cm 10.28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23.374cm 10.32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22.592cm 10.30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22.516cm 10.3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23.448cm 10.349cm)">
              <text:p/>
              <draw:enhanced-geometry svg:viewBox="0 0 21600 21600" draw:mirror-horizontal="false" draw:mirror-vertical="false" draw:type="rectangle" draw:enhanced-path="M 0 0 L 21600 0 21600 21600 0 21600 0 0 Z N"/>
            </draw:custom-shape>
          </draw:g>
        </draw:g>
        <draw:g>
          <draw:g>
            <draw:polygon draw:style-name="gr23" draw:text-style-name="P8" draw:layer="layout" svg:width="0.799cm" svg:height="1.399cm" svg:x="24.551cm" svg:y="13.5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24.618cm" svg:y="13.633cm">
              <text:p/>
              <draw:enhanced-geometry svg:viewBox="0 0 21600 21600" draw:type="rectangle" draw:enhanced-path="M 0 0 L 21600 0 21600 21600 0 21600 0 0 Z N"/>
            </draw:custom-shape>
            <draw:custom-shape draw:style-name="gr25" draw:text-style-name="P9" draw:layer="layout" svg:width="0.3cm" svg:height="0.866cm" svg:x="24.618cm" svg:y="13.967cm">
              <text:p/>
              <draw:enhanced-geometry svg:viewBox="0 0 21600 21600" draw:type="rectangle" draw:enhanced-path="M 0 0 L 21600 0 21600 21600 0 21600 0 0 Z N"/>
            </draw:custom-shape>
            <draw:custom-shape draw:style-name="gr25" draw:text-style-name="P9" draw:layer="layout" svg:width="0.3cm" svg:height="0.866cm" svg:x="24.984cm" svg:y="13.967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24.45cm" svg:y="13.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24.978cm 13.2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25.058cm 13.25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24.897cm 13.25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25.137cm 13.26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24.814cm 13.2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25.216cm 13.27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24.741cm 13.2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25.295cm 13.29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24.663cm 13.28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25.374cm 13.32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24.592cm 13.30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24.516cm 13.3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25.448cm 13.349cm)">
              <text:p/>
              <draw:enhanced-geometry svg:viewBox="0 0 21600 21600" draw:mirror-horizontal="false" draw:mirror-vertical="false" draw:type="rectangle" draw:enhanced-path="M 0 0 L 21600 0 21600 21600 0 21600 0 0 Z N"/>
            </draw:custom-shape>
          </draw:g>
        </draw:g>
        <draw:g>
          <draw:g>
            <draw:polygon draw:style-name="gr23" draw:text-style-name="P8" draw:layer="layout" svg:width="0.799cm" svg:height="1.399cm" svg:x="24.551cm" svg:y="10.506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24.618cm" svg:y="10.639cm">
              <text:p/>
              <draw:enhanced-geometry svg:viewBox="0 0 21600 21600" draw:type="rectangle" draw:enhanced-path="M 0 0 L 21600 0 21600 21600 0 21600 0 0 Z N"/>
            </draw:custom-shape>
            <draw:custom-shape draw:style-name="gr25" draw:text-style-name="P9" draw:layer="layout" svg:width="0.3cm" svg:height="0.866cm" svg:x="24.618cm" svg:y="10.973cm">
              <text:p/>
              <draw:enhanced-geometry svg:viewBox="0 0 21600 21600" draw:type="rectangle" draw:enhanced-path="M 0 0 L 21600 0 21600 21600 0 21600 0 0 Z N"/>
            </draw:custom-shape>
            <draw:custom-shape draw:style-name="gr25" draw:text-style-name="P9" draw:layer="layout" svg:width="0.3cm" svg:height="0.866cm" svg:x="24.984cm" svg:y="10.973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24.45cm" svg:y="10.25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24.978cm 10.25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25.058cm 10.25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24.897cm 10.25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25.137cm 10.26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24.814cm 10.26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25.216cm 10.2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24.741cm 10.27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25.295cm 10.30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24.663cm 10.29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25.374cm 10.32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24.592cm 10.31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24.516cm 10.33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25.448cm 10.355cm)">
              <text:p/>
              <draw:enhanced-geometry svg:viewBox="0 0 21600 21600" draw:mirror-horizontal="false" draw:mirror-vertical="false" draw:type="rectangle" draw:enhanced-path="M 0 0 L 21600 0 21600 21600 0 21600 0 0 Z N"/>
            </draw:custom-shape>
          </draw:g>
        </draw:g>
        <draw:path draw:style-name="gr28" draw:text-style-name="P14" draw:layer="layout" svg:width="1cm" svg:height="2.126cm" svg:x="17.95cm" svg:y="13.573cm" svg:viewBox="0 0 1001 2127" svg:d="M1 127v2000h1000v-2000l-1 1c-161-88-318-128-502-128-182 0-337 39-498 126z">
          <text:p/>
        </draw:path>
        <draw:g>
          <draw:polygon draw:style-name="gr30" draw:text-style-name="P15" draw:layer="layout" svg:width="7.485cm" svg:height="0.103cm" draw:transform="rotate (0.785398163397448) translate (16.6545cm 9.9515cm)" svg:viewBox="0 0 7486 104" draw:points="0,104 100,4 7486,0 7386,100">
            <text:p/>
          </draw:polygon>
          <draw:custom-shape draw:style-name="gr31" draw:text-style-name="P16" draw:layer="layout" svg:width="7.499cm" svg:height="0.05cm" draw:transform="rotate (0.785398163397448) translate (16.612cm 9.929cm)">
            <text:p/>
            <draw:enhanced-geometry svg:viewBox="0 0 21600 21600" draw:mirror-horizontal="false" draw:mirror-vertical="false" draw:type="rectangle" draw:enhanced-path="M 0 0 L 21600 0 21600 21600 0 21600 0 0 Z N"/>
          </draw:custom-shape>
        </draw:g>
        <draw:g>
          <draw:polygon draw:style-name="gr30" draw:text-style-name="P15" draw:layer="layout" svg:width="7.485cm" svg:height="0.103cm" draw:transform="rotate (-0.785398163397448) translate (21.966cm 4.664cm)" svg:viewBox="0 0 7486 104" draw:points="7486,104 7386,4 0,0 100,100">
            <text:p/>
          </draw:polygon>
          <draw:custom-shape draw:style-name="gr32" draw:text-style-name="P16" draw:layer="layout" svg:width="7.5cm" svg:height="0.05cm" draw:transform="rotate (0.785398163397448) translate (21.964cm 9.935cm)">
            <text:p/>
            <draw:enhanced-geometry svg:viewBox="0 0 21600 21600" draw:mirror-horizontal="true" draw:mirror-vertical="false" draw:type="rectangle" draw:enhanced-path="M 0 0 L 21600 0 21600 21600 0 21600 0 0 Z N"/>
          </draw:custom-shape>
        </draw:g>
        <draw:custom-shape draw:style-name="gr33" draw:text-style-name="P17" draw:layer="layout" svg:width="0.3cm" svg:height="0.15cm" svg:x="21.809cm" svg:y="4.5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8" draw:layer="layout" svg:width="10.804cm" svg:height="0.2cm" svg:x="3.5cm" svg:y="4.55cm">
          <text:p/>
          <draw:enhanced-geometry svg:viewBox="0 0 21600 21600" draw:mirror-horizontal="false" draw:mirror-vertical="false" draw:type="rectangle" draw:enhanced-path="M 0 0 L 21600 0 21600 21600 0 21600 0 0 Z N"/>
        </draw:custom-shape>
        <draw:frame draw:style-name="gr35" draw:text-style-name="P20" draw:layer="layout" svg:width="4.4cm" svg:height="0.962cm" svg:x="6.842cm" svg:y="2.969cm">
          <draw:text-box>
            <text:p text:style-name="P19"><text:span text:style-name="T1">Півн.-Захід</text:span></text:p>
          </draw:text-box>
        </draw:frame>
        <draw:frame draw:style-name="gr35" draw:text-style-name="P20" draw:layer="layout" svg:width="4.4cm" svg:height="0.962cm" svg:x="19.742cm" svg:y="3.057cm">
          <draw:text-box>
            <text:p text:style-name="P19"><text:span text:style-name="T1">Півн.-Схід</text:span></text:p>
          </draw:text-box>
        </draw:frame>
        <draw:line draw:style-name="gr14" draw:text-style-name="P1" draw:layer="layout" svg:x1="7.05cm" svg:y1="14.9cm" svg:x2="27.488cm" svg:y2="14.908cm">
          <text:p/>
        </draw:line>
        <draw:measure draw:style-name="gr37" draw:text-style-name="P19" draw:layer="measurelines" svg:x1="26.9cm" svg:y1="15.7cm" svg:x2="19.35cm" svg:y2="15.7cm">
          <text:p text:style-name="P21"><text:span text:style-name="T2"><text:measure text:kind="gap"/></text:span><text:span text:style-name="T2"><text:measure text:kind="value">755</text:measure></text:span><text:span text:style-name="T2"><text:s/></text:span><text:span text:style-name="T2"><text:measure text:kind="unit">cm</text:measure></text:span><text:span text:style-name="T2"><text:measure text:kind="gap"/></text:span></text:p>
        </draw:measure>
        <draw:line draw:style-name="gr14" draw:text-style-name="P22" draw:layer="layout" svg:x1="12.35cm" svg:y1="15.8cm" svg:x2="12.35cm" svg:y2="11.85cm">
          <text:p/>
        </draw:line>
        <draw:line draw:style-name="gr14" draw:text-style-name="P22" draw:layer="layout" svg:x1="6.35cm" svg:y1="15.783cm" svg:x2="6.35cm" svg:y2="11.833cm">
          <text:p/>
        </draw:line>
        <draw:g>
          <draw:g>
            <draw:polygon draw:style-name="gr23" draw:text-style-name="P8" draw:layer="layout" svg:width="0.799cm" svg:height="1.399cm" svg:x="9.549cm" svg:y="13.5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9.616cm" svg:y="13.633cm">
              <text:p/>
              <draw:enhanced-geometry svg:viewBox="0 0 21600 21600" draw:type="rectangle" draw:enhanced-path="M 0 0 L 21600 0 21600 21600 0 21600 0 0 Z N"/>
            </draw:custom-shape>
            <draw:custom-shape draw:style-name="gr25" draw:text-style-name="P9" draw:layer="layout" svg:width="0.3cm" svg:height="0.866cm" svg:x="9.616cm" svg:y="13.967cm">
              <text:p/>
              <draw:enhanced-geometry svg:viewBox="0 0 21600 21600" draw:type="rectangle" draw:enhanced-path="M 0 0 L 21600 0 21600 21600 0 21600 0 0 Z N"/>
            </draw:custom-shape>
            <draw:custom-shape draw:style-name="gr25" draw:text-style-name="P9" draw:layer="layout" svg:width="0.3cm" svg:height="0.866cm" svg:x="9.982cm" svg:y="13.967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9.448cm" svg:y="13.2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9.976cm 13.2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10.056cm 13.25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9.895cm 13.25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10.135cm 13.26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9.812cm 13.2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10.214cm 13.27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9.739cm 13.2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10.293cm 13.29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9.661cm 13.28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10.372cm 13.32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9.59cm 13.30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9.514cm 13.3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10.446cm 13.349cm)">
              <text:p/>
              <draw:enhanced-geometry svg:viewBox="0 0 21600 21600" draw:mirror-horizontal="false" draw:mirror-vertical="false" draw:type="rectangle" draw:enhanced-path="M 0 0 L 21600 0 21600 21600 0 21600 0 0 Z N"/>
            </draw:custom-shape>
          </draw:g>
        </draw:g>
        <draw:line draw:style-name="gr14" draw:text-style-name="P22" draw:layer="layout" svg:x1="25.35cm" svg:y1="15.7cm" svg:x2="25.35cm" svg:y2="11.35cm">
          <text:p/>
        </draw:line>
        <draw:line draw:style-name="gr14" draw:text-style-name="P22" draw:layer="layout" svg:x1="23.35cm" svg:y1="15.7cm" svg:x2="23.35cm" svg:y2="11.35cm">
          <text:p/>
        </draw:line>
        <draw:line draw:style-name="gr14" draw:text-style-name="P22" draw:layer="layout" svg:x1="21.35cm" svg:y1="15.7cm" svg:x2="21.35cm" svg:y2="14.55cm">
          <text:p/>
        </draw:line>
        <draw:line draw:style-name="gr14" draw:text-style-name="P22" draw:layer="layout" svg:x1="19.15cm" svg:y1="15.7cm" svg:x2="19.15cm" svg:y2="14.55cm">
          <text:p/>
        </draw:line>
        <draw:g>
          <draw:g>
            <draw:polygon draw:style-name="gr23" draw:text-style-name="P8" draw:layer="layout" svg:width="0.799cm" svg:height="1.399cm" svg:x="22.551cm" svg:y="13.506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22.618cm" svg:y="13.639cm">
              <text:p/>
              <draw:enhanced-geometry svg:viewBox="0 0 21600 21600" draw:type="rectangle" draw:enhanced-path="M 0 0 L 21600 0 21600 21600 0 21600 0 0 Z N"/>
            </draw:custom-shape>
            <draw:custom-shape draw:style-name="gr25" draw:text-style-name="P9" draw:layer="layout" svg:width="0.3cm" svg:height="0.866cm" svg:x="22.618cm" svg:y="13.973cm">
              <text:p/>
              <draw:enhanced-geometry svg:viewBox="0 0 21600 21600" draw:type="rectangle" draw:enhanced-path="M 0 0 L 21600 0 21600 21600 0 21600 0 0 Z N"/>
            </draw:custom-shape>
            <draw:custom-shape draw:style-name="gr25" draw:text-style-name="P9" draw:layer="layout" svg:width="0.3cm" svg:height="0.866cm" svg:x="22.984cm" svg:y="13.973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22.45cm" svg:y="13.25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22.978cm 13.25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23.058cm 13.25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22.897cm 13.25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23.137cm 13.26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22.814cm 13.26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23.216cm 13.2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22.741cm 13.27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23.295cm 13.30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22.663cm 13.29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23.374cm 13.32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22.592cm 13.31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22.516cm 13.33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23.448cm 13.355cm)">
              <text:p/>
              <draw:enhanced-geometry svg:viewBox="0 0 21600 21600" draw:mirror-horizontal="false" draw:mirror-vertical="false" draw:type="rectangle" draw:enhanced-path="M 0 0 L 21600 0 21600 21600 0 21600 0 0 Z N"/>
            </draw:custom-shape>
          </draw:g>
        </draw:g>
        <draw:g>
          <draw:g>
            <draw:polygon draw:style-name="gr23" draw:text-style-name="P8" draw:layer="layout" svg:width="0.799cm" svg:height="1.399cm" svg:x="20.551cm" svg:y="13.506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20.618cm" svg:y="13.639cm">
              <text:p/>
              <draw:enhanced-geometry svg:viewBox="0 0 21600 21600" draw:type="rectangle" draw:enhanced-path="M 0 0 L 21600 0 21600 21600 0 21600 0 0 Z N"/>
            </draw:custom-shape>
            <draw:custom-shape draw:style-name="gr25" draw:text-style-name="P9" draw:layer="layout" svg:width="0.3cm" svg:height="0.866cm" svg:x="20.618cm" svg:y="13.973cm">
              <text:p/>
              <draw:enhanced-geometry svg:viewBox="0 0 21600 21600" draw:type="rectangle" draw:enhanced-path="M 0 0 L 21600 0 21600 21600 0 21600 0 0 Z N"/>
            </draw:custom-shape>
            <draw:custom-shape draw:style-name="gr25" draw:text-style-name="P9" draw:layer="layout" svg:width="0.3cm" svg:height="0.866cm" svg:x="20.984cm" svg:y="13.973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20.45cm" svg:y="13.25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20.978cm 13.25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21.058cm 13.25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20.897cm 13.25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21.137cm 13.26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20.814cm 13.26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21.216cm 13.2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20.741cm 13.27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21.295cm 13.30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20.663cm 13.29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21.374cm 13.32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20.592cm 13.31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20.516cm 13.33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21.448cm 13.355cm)">
              <text:p/>
              <draw:enhanced-geometry svg:viewBox="0 0 21600 21600" draw:mirror-horizontal="false" draw:mirror-vertical="false" draw:type="rectangle" draw:enhanced-path="M 0 0 L 21600 0 21600 21600 0 21600 0 0 Z N"/>
            </draw:custom-shape>
          </draw:g>
        </draw:g>
        <draw:g>
          <draw:path draw:style-name="gr27" draw:text-style-name="P10" draw:layer="layout" svg:width="1.689cm" svg:height="0.431cm" svg:x="17.61cm" svg:y="13.279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20" draw:text-style-name="P11" draw:layer="layout" svg:width="0.25cm" svg:height="0.065cm" draw:transform="rotate (-1.5707963267949) translate (18.487cm 13.28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512768979555) translate (18.563cm 13.28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5230320286303) translate (18.637cm 13.29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0047429021808) translate (18.712cm 13.30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4759818002192) translate (18.787cm 13.31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8774075281779) translate (18.862cm 13.33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3364291214524) translate (18.937cm 13.34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587988004351) translate (19.012cm 13.37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1706965039057) translate (19.084cm 13.39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5651409148564) translate (19.155cm 13.42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9037347897433) translate (19.223cm 13.45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2.00782677149428) translate (19.287cm 13.48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512768979555) translate (18.422cm 13.289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65230320286303) translate (18.354cm 13.294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70047429021808) translate (18.291cm 13.304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74759818002192) translate (18.23cm 13.316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78774075281779) translate (18.161cm 13.332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83364291214524) translate (18.1cm 13.35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87587988004351) translate (18.031cm 13.372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91706965039057) translate (17.971cm 13.397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5cm" draw:transform="rotate (-1.95651409148564) translate (17.908cm 13.425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cm" svg:height="0.064cm" draw:transform="rotate (-1.99037347897433) translate (17.846cm 13.455cm)">
              <text:p/>
              <draw:enhanced-geometry svg:viewBox="0 0 21600 21600" draw:mirror-horizontal="true" draw:mirror-vertical="false" draw:type="rectangle" draw:enhanced-path="M 0 0 L 21600 0 21600 21600 0 21600 0 0 Z N"/>
            </draw:custom-shape>
            <draw:custom-shape draw:style-name="gr20" draw:text-style-name="P11" draw:layer="layout" svg:width="0.251cm" svg:height="0.065cm" draw:transform="rotate (-2.00782677149428) translate (17.784cm 13.484cm)">
              <text:p/>
              <draw:enhanced-geometry svg:viewBox="0 0 21600 21600" draw:mirror-horizontal="true" draw:mirror-vertical="false" draw:type="rectangle" draw:enhanced-path="M 0 0 L 21600 0 21600 21600 0 21600 0 0 Z N"/>
            </draw:custom-shape>
          </draw:g>
        </draw:g>
        <draw:line draw:style-name="gr14" draw:text-style-name="P22" draw:layer="layout" svg:x1="19.35cm" svg:y1="15.7cm" svg:x2="19.35cm" svg:y2="11.6cm">
          <text:p/>
        </draw:line>
        <draw:g>
          <draw:g>
            <draw:polygon draw:style-name="gr23" draw:text-style-name="P8" draw:layer="layout" svg:width="0.799cm" svg:height="1.399cm" svg:x="18.551cm" svg:y="10.506cm" svg:viewBox="0 0 800 1400" draw:points="0,1400 0,77 0,1400 800,1400 800,1400 800,77 800,77 751,59 701,43 653,29 604,19 555,11 504,4 453,1 400,0 347,1 296,4 245,11 196,19 148,29 99,43 49,59 0,77">
              <text:p/>
            </draw:polygon>
            <draw:custom-shape draw:style-name="gr24" draw:text-style-name="P9" draw:layer="layout" svg:width="0.666cm" svg:height="0.267cm" svg:x="18.618cm" svg:y="10.639cm">
              <text:p/>
              <draw:enhanced-geometry svg:viewBox="0 0 21600 21600" draw:type="rectangle" draw:enhanced-path="M 0 0 L 21600 0 21600 21600 0 21600 0 0 Z N"/>
            </draw:custom-shape>
            <draw:custom-shape draw:style-name="gr25" draw:text-style-name="P9" draw:layer="layout" svg:width="0.3cm" svg:height="0.866cm" svg:x="18.618cm" svg:y="10.973cm">
              <text:p/>
              <draw:enhanced-geometry svg:viewBox="0 0 21600 21600" draw:type="rectangle" draw:enhanced-path="M 0 0 L 21600 0 21600 21600 0 21600 0 0 Z N"/>
            </draw:custom-shape>
            <draw:custom-shape draw:style-name="gr25" draw:text-style-name="P9" draw:layer="layout" svg:width="0.3cm" svg:height="0.866cm" svg:x="18.984cm" svg:y="10.973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18.45cm" svg:y="10.25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18.978cm 10.25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19.058cm 10.259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18.897cm 10.25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19.137cm 10.26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18.814cm 10.26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19.216cm 10.2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18.741cm 10.27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19.295cm 10.30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18.663cm 10.29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19.374cm 10.32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18.592cm 10.31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18.516cm 10.33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19.448cm 10.355cm)">
              <text:p/>
              <draw:enhanced-geometry svg:viewBox="0 0 21600 21600" draw:mirror-horizontal="false" draw:mirror-vertical="false" draw:type="rectangle" draw:enhanced-path="M 0 0 L 21600 0 21600 21600 0 21600 0 0 Z N"/>
            </draw:custom-shape>
          </draw:g>
        </draw:g>
      </draw:page>
      <draw:page draw:name="page4" draw:style-name="dp1" draw:master-page-name="Default">
        <office:forms form:automatic-focus="false" form:apply-design-mode="false"/>
        <draw:custom-shape draw:style-name="gr38" draw:text-style-name="P1" draw:layer="Furnishing" svg:width="2.65cm" svg:height="6.55cm" draw:transform="rotate (1.5707963267949) translate (3cm 4cm)">
          <text:p/>
          <draw:enhanced-geometry svg:viewBox="0 0 21600 21600" draw:type="rectangle" draw:enhanced-path="M 0 0 L 21600 0 21600 21600 0 21600 0 0 Z N"/>
        </draw:custom-shape>
        <draw:measure draw:style-name="gr37" draw:text-style-name="P23" draw:layer="measurelines" svg:x1="3cm" svg:y1="4cm" svg:x2="3cm" svg:y2="3.2cm">
          <text:p text:style-name="P23"><text:span text:style-name="T3"><text:measure text:kind="gap"/></text:span><text:span text:style-name="T3"><text:measure text:kind="value">80</text:measure></text:span><text:span text:style-name="T3"><text:s/></text:span><text:span text:style-name="T3"><text:measure text:kind="unit">cm</text:measure></text:span><text:span text:style-name="T3"><text:measure text:kind="gap"/></text:span></text:p>
        </draw:measure>
        <draw:line draw:style-name="gr14" draw:text-style-name="P1" draw:layer="Furnishing" svg:x1="2.85cm" svg:y1="3.2cm" svg:x2="10.6cm" svg:y2="3.2cm">
          <text:p/>
        </draw:line>
        <draw:g>
          <draw:polygon draw:style-name="gr23" draw:text-style-name="P8" draw:layer="Furnishing" svg:width="0.799cm" svg:height="1.399cm" svg:x="4.1cm" svg:y="1.6cm" svg:viewBox="0 0 800 1400" draw:points="0,1400 0,77 0,1400 800,1400 800,1400 800,77 800,77 751,59 701,43 653,29 604,19 555,11 504,4 453,1 400,0 347,1 296,4 245,11 196,19 148,29 99,43 49,59 0,77">
            <text:p/>
          </draw:polygon>
          <draw:custom-shape draw:style-name="gr24" draw:text-style-name="P9" draw:layer="Furnishing" svg:width="0.666cm" svg:height="0.267cm" svg:x="4.167cm" svg:y="1.733cm">
            <text:p/>
            <draw:enhanced-geometry svg:viewBox="0 0 21600 21600" draw:type="rectangle" draw:enhanced-path="M 0 0 L 21600 0 21600 21600 0 21600 0 0 Z N"/>
          </draw:custom-shape>
          <draw:custom-shape draw:style-name="gr25" draw:text-style-name="P9" draw:layer="Furnishing" svg:width="0.3cm" svg:height="0.866cm" svg:x="4.167cm" svg:y="2.067cm">
            <text:p/>
            <draw:enhanced-geometry svg:viewBox="0 0 21600 21600" draw:type="rectangle" draw:enhanced-path="M 0 0 L 21600 0 21600 21600 0 21600 0 0 Z N"/>
          </draw:custom-shape>
          <draw:custom-shape draw:style-name="gr25" draw:text-style-name="P9" draw:layer="Furnishing" svg:width="0.3cm" svg:height="0.866cm" svg:x="4.533cm" svg:y="2.067cm">
            <text:p/>
            <draw:enhanced-geometry svg:viewBox="0 0 21600 21600" draw:mirror-horizontal="false" draw:mirror-vertical="false" draw:type="rectangle" draw:enhanced-path="M 0 0 L 21600 0 21600 21600 0 21600 0 0 Z N"/>
          </draw:custom-shape>
        </draw:g>
        <draw:g>
          <draw:polygon draw:style-name="gr39" draw:text-style-name="P1" draw:layer="Furnishing" svg:width="0.799cm" svg:height="1.399cm" svg:x="6.1cm" svg:y="1.6cm" svg:viewBox="0 0 800 1400" draw:points="0,1400 0,77 0,1400 800,1400 800,1400 800,77 800,77 751,59 701,43 653,29 604,19 555,11 504,4 453,1 400,0 347,1 296,4 245,11 196,19 148,29 99,43 49,59 0,77">
            <text:p/>
          </draw:polygon>
          <draw:custom-shape draw:style-name="gr40" draw:text-style-name="P24" draw:layer="Furnishing" svg:width="0.666cm" svg:height="0.267cm" svg:x="6.167cm" svg:y="1.733cm">
            <text:p/>
            <draw:enhanced-geometry svg:viewBox="0 0 21600 21600" draw:type="rectangle" draw:enhanced-path="M 0 0 L 21600 0 21600 21600 0 21600 0 0 Z N"/>
          </draw:custom-shape>
          <draw:custom-shape draw:style-name="gr41" draw:text-style-name="P24" draw:layer="Furnishing" svg:width="0.3cm" svg:height="0.866cm" svg:x="6.167cm" svg:y="2.067cm">
            <text:p/>
            <draw:enhanced-geometry svg:viewBox="0 0 21600 21600" draw:type="rectangle" draw:enhanced-path="M 0 0 L 21600 0 21600 21600 0 21600 0 0 Z N"/>
          </draw:custom-shape>
          <draw:custom-shape draw:style-name="gr41" draw:text-style-name="P24" draw:layer="Furnishing" svg:width="0.3cm" svg:height="0.866cm" svg:x="6.533cm" svg:y="2.067cm">
            <text:p/>
            <draw:enhanced-geometry svg:viewBox="0 0 21600 21600" draw:mirror-horizontal="false" draw:mirror-vertical="false" draw:type="rectangle" draw:enhanced-path="M 0 0 L 21600 0 21600 21600 0 21600 0 0 Z N"/>
          </draw:custom-shape>
        </draw:g>
        <draw:g>
          <draw:polygon draw:style-name="gr39" draw:text-style-name="P1" draw:layer="Furnishing" svg:width="0.799cm" svg:height="1.399cm" svg:x="8.1cm" svg:y="1.6cm" svg:viewBox="0 0 800 1400" draw:points="0,1400 0,77 0,1400 800,1400 800,1400 800,77 800,77 751,59 701,43 653,29 604,19 555,11 504,4 453,1 400,0 347,1 296,4 245,11 196,19 148,29 99,43 49,59 0,77">
            <text:p/>
          </draw:polygon>
          <draw:custom-shape draw:style-name="gr40" draw:text-style-name="P24" draw:layer="Furnishing" svg:width="0.666cm" svg:height="0.267cm" svg:x="8.167cm" svg:y="1.733cm">
            <text:p/>
            <draw:enhanced-geometry svg:viewBox="0 0 21600 21600" draw:type="rectangle" draw:enhanced-path="M 0 0 L 21600 0 21600 21600 0 21600 0 0 Z N"/>
          </draw:custom-shape>
          <draw:custom-shape draw:style-name="gr41" draw:text-style-name="P24" draw:layer="Furnishing" svg:width="0.3cm" svg:height="0.866cm" svg:x="8.167cm" svg:y="2.067cm">
            <text:p/>
            <draw:enhanced-geometry svg:viewBox="0 0 21600 21600" draw:type="rectangle" draw:enhanced-path="M 0 0 L 21600 0 21600 21600 0 21600 0 0 Z N"/>
          </draw:custom-shape>
          <draw:custom-shape draw:style-name="gr41" draw:text-style-name="P24" draw:layer="Furnishing" svg:width="0.3cm" svg:height="0.866cm" svg:x="8.533cm" svg:y="2.067cm">
            <text:p/>
            <draw:enhanced-geometry svg:viewBox="0 0 21600 21600" draw:mirror-horizontal="false" draw:mirror-vertical="false" draw:type="rectangle" draw:enhanced-path="M 0 0 L 21600 0 21600 21600 0 21600 0 0 Z N"/>
          </draw:custom-shape>
        </draw:g>
        <draw:path draw:style-name="gr42" draw:text-style-name="P25" draw:layer="Furnishing" svg:width="1.399cm" svg:height="2.16cm" svg:x="4cm" svg:y="6.839cm" svg:viewBox="0 0 1400 2161" svg:d="M0 161v2000h1400v-2000h-2c-229-111-445-161-699-161s-470 50-699 161z">
          <text:p/>
        </draw:path>
        <draw:circle draw:style-name="gr43" draw:text-style-name="P2" draw:layer="layout" svg:width="2.1cm" svg:height="2.1cm" draw:transform="rotate (-3.14159265358979) translate (8.449cm 5.867cm)" draw:kind="arc" draw:start-angle="118.37" draw:end-angle="118.47">
          <text:p/>
        </draw:circle>
        <draw:path draw:style-name="gr44" draw:text-style-name="P14" draw:layer="Furnishing" svg:width="1cm" svg:height="2.126cm" svg:x="6cm" svg:y="6.85cm" svg:viewBox="0 0 1001 2127" svg:d="M1 127v2000h1000v-2000l-1 1c-161-88-318-128-502-128-182 0-337 39-498 126z">
          <text:p/>
        </draw:path>
        <draw:g>
          <draw:polygon draw:style-name="gr17" draw:text-style-name="P8" draw:layer="Furnishing" svg:width="0.399cm" svg:height="0.699cm" svg:x="5.007cm" svg:y="4.96cm" svg:viewBox="0 0 400 700" draw:points="0,700 0,39 0,700 400,700 400,700 400,39 400,39 375,29 351,21 327,15 302,9 277,5 252,2 227,1 200,0 173,1 148,2 123,5 98,9 74,15 49,21 25,29 0,39">
            <text:p/>
          </draw:polygon>
          <draw:custom-shape draw:style-name="gr18" draw:text-style-name="P9" draw:layer="Furnishing" svg:width="0.334cm" svg:height="0.6cm" svg:x="5.04cm" svg:y="5.027cm">
            <text:p/>
            <draw:enhanced-geometry svg:viewBox="0 0 21600 21600" draw:type="rectangle" draw:enhanced-path="M 0 0 L 21600 0 21600 21600 0 21600 0 0 Z N"/>
          </draw:custom-shape>
        </draw:g>
        <draw:g>
          <draw:custom-shape draw:style-name="gr45" draw:text-style-name="P26" draw:layer="Furnishing" svg:width="0.125cm" svg:height="0.065cm" draw:transform="rotate (0.000174532925199433) translate (4.875cm 4.899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25cm" svg:height="0.065cm" draw:transform="rotate (0.000174532925199433) translate (4.757cm 4.964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125cm" svg:height="0.065cm" draw:transform="rotate (0.000174532925199433) translate (4.875cm 5.026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25cm" svg:height="0.065cm" draw:transform="rotate (0.000174532925199433) translate (4.757cm 5.091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125cm" svg:height="0.065cm" draw:transform="rotate (0.000174532925199433) translate (4.875cm 5.153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25cm" svg:height="0.065cm" draw:transform="rotate (0.000174532925199433) translate (4.757cm 5.218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125cm" svg:height="0.065cm" draw:transform="rotate (0.000174532925199433) translate (4.875cm 5.28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25cm" svg:height="0.065cm" draw:transform="rotate (0.000174532925199433) translate (4.757cm 5.341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125cm" svg:height="0.065cm" draw:transform="rotate (0.000174532925199433) translate (4.875cm 5.403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25cm" svg:height="0.065cm" draw:transform="rotate (0.000174532925199433) translate (4.757cm 5.468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125cm" svg:height="0.065cm" draw:transform="rotate (0.000174532925199433) translate (4.875cm 5.53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25cm" svg:height="0.065cm" draw:transform="rotate (0.000174532925199433) translate (4.757cm 5.595cm)">
            <text:p/>
            <draw:enhanced-geometry svg:viewBox="0 0 21600 21600" draw:mirror-horizontal="true" draw:mirror-vertical="false" draw:type="rectangle" draw:enhanced-path="M 0 0 L 21600 0 21600 21600 0 21600 0 0 Z N"/>
          </draw:custom-shape>
        </draw:g>
        <draw:g>
          <draw:custom-shape draw:style-name="gr45" draw:text-style-name="P26" draw:layer="Furnishing" svg:width="0.125cm" svg:height="0.065cm" draw:transform="rotate (0.000174532925199433) translate (5.407cm 4.899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0.000174532925199433) translate (5.407cm 4.964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125cm" svg:height="0.065cm" draw:transform="rotate (0.000174532925199433) translate (5.407cm 5.026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0.000174532925199433) translate (5.407cm 5.091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125cm" svg:height="0.065cm" draw:transform="rotate (0.000174532925199433) translate (5.407cm 5.153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0.000174532925199433) translate (5.407cm 5.218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125cm" svg:height="0.065cm" draw:transform="rotate (0.000174532925199433) translate (5.407cm 5.28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0.000174532925199433) translate (5.407cm 5.341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125cm" svg:height="0.065cm" draw:transform="rotate (0.000174532925199433) translate (5.407cm 5.403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0.000174532925199433) translate (5.407cm 5.468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125cm" svg:height="0.065cm" draw:transform="rotate (0.000174532925199433) translate (5.407cm 5.53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0.000174532925199433) translate (5.407cm 5.595cm)">
            <text:p/>
            <draw:enhanced-geometry svg:viewBox="0 0 21600 21600" draw:mirror-horizontal="false" draw:mirror-vertical="false" draw:type="rectangle" draw:enhanced-path="M 0 0 L 21600 0 21600 21600 0 21600 0 0 Z N"/>
          </draw:custom-shape>
        </draw:g>
        <draw:g>
          <draw:path draw:style-name="gr19" draw:text-style-name="P10" draw:layer="Furnishing" svg:width="0.575cm" svg:height="0.304cm" svg:x="4.922cm" svg:y="4.7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45" draw:text-style-name="P26" draw:layer="Furnishing" svg:width="0.25cm" svg:height="0.065cm" draw:transform="rotate (-1.26065131871551) translate (4.991cm 4.742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1.39067834798908) translate (5.096cm 4.718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1.50447381521911) translate (5.191cm 4.706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1.64636908340625) translate (5.292cm 4.71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1.75248510192751) translate (5.386cm 4.724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1.87570534711831) translate (5.483cm 4.752cm)">
            <text:p/>
            <draw:enhanced-geometry svg:viewBox="0 0 21600 21600" draw:mirror-horizontal="false" draw:mirror-vertical="false" draw:type="rectangle" draw:enhanced-path="M 0 0 L 21600 0 21600 21600 0 21600 0 0 Z N"/>
          </draw:custom-shape>
        </draw:g>
        <draw:g>
          <draw:g>
            <draw:polygon draw:style-name="gr17" draw:text-style-name="P8" draw:layer="Furnishing" svg:width="0.399cm" svg:height="0.699cm" svg:x="6.199cm" svg:y="4.967cm" svg:viewBox="0 0 400 700" draw:points="0,700 0,39 0,700 400,700 400,700 400,39 400,39 375,29 351,21 327,15 302,9 277,5 252,2 227,1 200,0 173,1 148,2 123,5 98,9 74,15 49,21 25,29 0,39">
              <text:p/>
            </draw:polygon>
            <draw:custom-shape draw:style-name="gr18" draw:text-style-name="P9" draw:layer="Furnishing" svg:width="0.334cm" svg:height="0.6cm" svg:x="6.232cm" svg:y="5.034cm">
              <text:p/>
              <draw:enhanced-geometry svg:viewBox="0 0 21600 21600" draw:type="rectangle" draw:enhanced-path="M 0 0 L 21600 0 21600 21600 0 21600 0 0 Z N"/>
            </draw:custom-shape>
          </draw:g>
          <draw:g>
            <draw:custom-shape draw:style-name="gr45" draw:text-style-name="P26" draw:layer="Furnishing" svg:width="0.125cm" svg:height="0.065cm" draw:transform="rotate (0.000174532925199433) translate (6.067cm 4.906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125cm" svg:height="0.065cm" draw:transform="rotate (0.000174532925199433) translate (6.067cm 5.033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125cm" svg:height="0.065cm" draw:transform="rotate (0.000174532925199433) translate (6.067cm 5.16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125cm" svg:height="0.065cm" draw:transform="rotate (0.000174532925199433) translate (6.067cm 5.287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125cm" svg:height="0.065cm" draw:transform="rotate (0.000174532925199433) translate (6.067cm 5.41cm)">
              <text:p/>
              <draw:enhanced-geometry svg:viewBox="0 0 21600 21600" draw:mirror-horizontal="true" draw:mirror-vertical="false" draw:type="rectangle" draw:enhanced-path="M 0 0 L 21600 0 21600 21600 0 21600 0 0 Z N"/>
            </draw:custom-shape>
            <draw:custom-shape draw:style-name="gr45" draw:text-style-name="P26" draw:layer="Furnishing" svg:width="0.125cm" svg:height="0.065cm" draw:transform="rotate (0.000174532925199433) translate (6.067cm 5.537cm)">
              <text:p/>
              <draw:enhanced-geometry svg:viewBox="0 0 21600 21600" draw:mirror-horizontal="true" draw:mirror-vertical="false" draw:type="rectangle" draw:enhanced-path="M 0 0 L 21600 0 21600 21600 0 21600 0 0 Z N"/>
            </draw:custom-shape>
          </draw:g>
          <draw:g>
            <draw:custom-shape draw:style-name="gr45" draw:text-style-name="P26" draw:layer="Furnishing" svg:width="0.125cm" svg:height="0.065cm" draw:transform="rotate (0.000174532925199433) translate (6.599cm 4.906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125cm" svg:height="0.065cm" draw:transform="rotate (0.000174532925199433) translate (6.599cm 5.033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125cm" svg:height="0.065cm" draw:transform="rotate (0.000174532925199433) translate (6.599cm 5.16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125cm" svg:height="0.065cm" draw:transform="rotate (0.000174532925199433) translate (6.599cm 5.287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125cm" svg:height="0.065cm" draw:transform="rotate (0.000174532925199433) translate (6.599cm 5.41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125cm" svg:height="0.065cm" draw:transform="rotate (0.000174532925199433) translate (6.599cm 5.537cm)">
              <text:p/>
              <draw:enhanced-geometry svg:viewBox="0 0 21600 21600" draw:mirror-horizontal="false" draw:mirror-vertical="false" draw:type="rectangle" draw:enhanced-path="M 0 0 L 21600 0 21600 21600 0 21600 0 0 Z N"/>
            </draw:custom-shape>
          </draw:g>
          <draw:g>
            <draw:path draw:style-name="gr19" draw:text-style-name="P10" draw:layer="Furnishing" svg:width="0.575cm" svg:height="0.304cm" svg:x="6.114cm" svg:y="4.707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45" draw:text-style-name="P26" draw:layer="Furnishing" svg:width="0.25cm" svg:height="0.065cm" draw:transform="rotate (-1.26065131871551) translate (6.183cm 4.749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1.39067834798908) translate (6.288cm 4.725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1.50447381521911) translate (6.383cm 4.713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1.64636908340625) translate (6.484cm 4.717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1.75248510192751) translate (6.578cm 4.731cm)">
              <text:p/>
              <draw:enhanced-geometry svg:viewBox="0 0 21600 21600" draw:mirror-horizontal="false" draw:mirror-vertical="false" draw:type="rectangle" draw:enhanced-path="M 0 0 L 21600 0 21600 21600 0 21600 0 0 Z N"/>
            </draw:custom-shape>
            <draw:custom-shape draw:style-name="gr45" draw:text-style-name="P26" draw:layer="Furnishing" svg:width="0.25cm" svg:height="0.065cm" draw:transform="rotate (-1.87570534711831) translate (6.675cm 4.759cm)">
              <text:p/>
              <draw:enhanced-geometry svg:viewBox="0 0 21600 21600" draw:mirror-horizontal="false" draw:mirror-vertical="false" draw:type="rectangle" draw:enhanced-path="M 0 0 L 21600 0 21600 21600 0 21600 0 0 Z N"/>
            </draw:custom-shape>
          </draw:g>
        </draw:g>
        <draw:g>
          <draw:g>
            <draw:polygon draw:style-name="gr17" draw:text-style-name="P8" draw:layer="Furnishing" svg:width="0.399cm" svg:height="0.699cm" svg:x="7.256cm" svg:y="4.916cm" svg:viewBox="0 0 400 700" draw:points="0,700 0,39 0,700 400,700 400,700 400,39 400,39 375,29 351,21 327,15 302,9 277,5 252,2 227,1 200,0 173,1 148,2 123,5 98,9 74,15 49,21 25,29 0,39">
              <text:p/>
            </draw:polygon>
            <draw:custom-shape draw:style-name="gr18" draw:text-style-name="P9" draw:layer="Furnishing" svg:width="0.334cm" svg:height="0.6cm" svg:x="7.289cm" svg:y="4.983cm">
              <text:p/>
              <draw:enhanced-geometry svg:viewBox="0 0 21600 21600" draw:type="rectangle" draw:enhanced-path="M 0 0 L 21600 0 21600 21600 0 21600 0 0 Z N"/>
            </draw:custom-shape>
          </draw:g>
          <draw:g>
            <draw:path draw:style-name="gr19" draw:text-style-name="P10" draw:layer="Furnishing" svg:width="0.575cm" svg:height="0.304cm" svg:x="7.171cm" svg:y="4.656cm" svg:viewBox="0 0 576 305" svg:d="M576 52c-12-4-25-9-37-13-13-4-25-7-38-11-13-3-25-6-38-9s-25-5-38-8c-13-2-26-3-39-5-13-1-26-3-39-4s-26-1-39-2c-13 0-27 0-40 0-13 1-26 1-39 2s-26 3-39 4c-13 2-26 3-39 5-13 3-25 5-38 8s-25 6-38 9c-13 4-25 7-38 11-12 4-25 9-37 13 31 84 63 169 94 253 8-3 17-6 25-9 9-2 17-5 26-7 8-2 17-4 25-6 9-2 17-3 26-5 9-1 17-3 26-4s17-2 26-3c9 0 18-1 27-1s17 0 26 0 18 1 27 1c9 1 17 2 26 3s17 3 26 4c9 2 17 3 26 5 8 2 17 4 25 6 9 2 17 5 26 7 8 3 17 6 25 9 31-84 63-169 94-253z">
              <text:p/>
            </draw:path>
            <draw:custom-shape draw:style-name="gr20" draw:text-style-name="P11" draw:layer="Furnishing" svg:width="0.25cm" svg:height="0.065cm" draw:transform="rotate (-1.26065131871551) translate (7.24cm 4.698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39067834798908) translate (7.345cm 4.674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50447381521911) translate (7.44cm 4.662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64636908340625) translate (7.541cm 4.666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75248510192751) translate (7.635cm 4.68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87570534711831) translate (7.732cm 4.708cm)">
              <text:p/>
              <draw:enhanced-geometry svg:viewBox="0 0 21600 21600" draw:mirror-horizontal="false" draw:mirror-vertical="false" draw:type="rectangle" draw:enhanced-path="M 0 0 L 21600 0 21600 21600 0 21600 0 0 Z N"/>
            </draw:custom-shape>
          </draw:g>
        </draw:g>
        <draw:g>
          <draw:polygon draw:style-name="gr17" draw:text-style-name="P8" draw:layer="Furnishing" svg:width="0.399cm" svg:height="0.699cm" svg:x="4cm" svg:y="4.95cm" svg:viewBox="0 0 400 700" draw:points="0,700 0,39 0,700 400,700 400,700 400,39 400,39 375,29 351,21 327,15 302,9 277,5 252,2 227,1 200,0 173,1 148,2 123,5 98,9 74,15 49,21 25,29 0,39">
            <text:p/>
          </draw:polygon>
          <draw:custom-shape draw:style-name="gr18" draw:text-style-name="P9" draw:layer="Furnishing" svg:width="0.334cm" svg:height="0.6cm" svg:x="4.033cm" svg:y="5.017cm">
            <text:p/>
            <draw:enhanced-geometry svg:viewBox="0 0 21600 21600" draw:type="rectangle" draw:enhanced-path="M 0 0 L 21600 0 21600 21600 0 21600 0 0 Z N"/>
          </draw:custom-shape>
        </draw:g>
        <draw:g>
          <draw:g>
            <draw:polygon draw:style-name="gr23" draw:text-style-name="P8" draw:layer="Furnishing" svg:width="0.799cm" svg:height="1.399cm" svg:x="8.001cm" svg:y="4.6cm" svg:viewBox="0 0 800 1400" draw:points="0,1400 0,77 0,1400 800,1400 800,1400 800,77 800,77 751,59 701,43 653,29 604,19 555,11 504,4 453,1 400,0 347,1 296,4 245,11 196,19 148,29 99,43 49,59 0,77">
              <text:p/>
            </draw:polygon>
            <draw:custom-shape draw:style-name="gr24" draw:text-style-name="P9" draw:layer="Furnishing" svg:width="0.666cm" svg:height="0.267cm" svg:x="8.068cm" svg:y="4.733cm">
              <text:p/>
              <draw:enhanced-geometry svg:viewBox="0 0 21600 21600" draw:type="rectangle" draw:enhanced-path="M 0 0 L 21600 0 21600 21600 0 21600 0 0 Z N"/>
            </draw:custom-shape>
            <draw:custom-shape draw:style-name="gr25" draw:text-style-name="P9" draw:layer="Furnishing" svg:width="0.3cm" svg:height="0.866cm" svg:x="8.068cm" svg:y="5.067cm">
              <text:p/>
              <draw:enhanced-geometry svg:viewBox="0 0 21600 21600" draw:type="rectangle" draw:enhanced-path="M 0 0 L 21600 0 21600 21600 0 21600 0 0 Z N"/>
            </draw:custom-shape>
            <draw:custom-shape draw:style-name="gr25" draw:text-style-name="P9" draw:layer="Furnishing" svg:width="0.3cm" svg:height="0.866cm" svg:x="8.434cm" svg:y="5.067cm">
              <text:p/>
              <draw:enhanced-geometry svg:viewBox="0 0 21600 21600" draw:mirror-horizontal="false" draw:mirror-vertical="false" draw:type="rectangle" draw:enhanced-path="M 0 0 L 21600 0 21600 21600 0 21600 0 0 Z N"/>
            </draw:custom-shape>
          </draw:g>
          <draw:g>
            <draw:path draw:style-name="gr26" draw:text-style-name="P10" draw:layer="layout" svg:width="1.013cm" svg:height="0.34cm" svg:x="7.9cm" svg:y="4.344cm" svg:viewBox="0 0 1014 341" svg:d="M1014 103c-22-9-43-17-65-26-22-7-44-14-66-21-22-6-45-13-67-19-23-5-45-9-68-14-23-4-45-7-68-11-23-3-46-5-69-8-23-1-46-3-69-4-23 0-47 0-70 0-23 1-46 3-69 4-23 3-46 5-69 8-23 4-45 7-68 11-23 5-45 9-68 14-22 6-45 13-67 19-22 7-44 14-66 21-22 9-43 17-65 26 34 79 67 159 101 238 17-7 35-13 52-20 18-6 35-11 53-17 18-5 35-10 53-15 18-4 37-8 55-12 18-3 36-6 54-9 19-2 37-4 56-6 18-1 37-2 55-3 19 0 37 0 56 0 18 1 37 2 55 3 19 2 37 4 56 6 18 3 36 6 54 9 18 4 37 8 55 12 18 5 35 10 53 15 18 6 35 11 53 17 17 7 35 13 52 20 34-79 67-159 101-238z">
              <text:p/>
            </draw:path>
            <draw:custom-shape draw:style-name="gr20" draw:text-style-name="P11" draw:layer="layout" svg:width="0.25cm" svg:height="0.065cm" draw:transform="rotate (-1.55718275862934) translate (8.428cm 4.3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1844381537434) translate (8.508cm 4.35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9365277385675) translate (8.347cm 4.352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66975649538298) translate (8.587cm 4.36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41999987942259) translate (8.264cm 4.3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3311194723037) translate (8.666cm 4.374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8282436635511) translate (8.191cm 4.37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79507113567617) translate (8.745cm 4.39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32138877668491) translate (8.113cm 4.385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87465814956711) translate (8.824cm 4.421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7077422837707) translate (8.042cm 4.406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20706971067928) translate (7.966cm 4.43cm)">
              <text:p/>
              <draw:enhanced-geometry svg:viewBox="0 0 21600 21600" draw:mirror-horizontal="false" draw:mirror-vertical="false" draw:type="rectangle" draw:enhanced-path="M 0 0 L 21600 0 21600 21600 0 21600 0 0 Z N"/>
            </draw:custom-shape>
            <draw:custom-shape draw:style-name="gr20" draw:text-style-name="P11" draw:layer="layout" svg:width="0.25cm" svg:height="0.065cm" draw:transform="rotate (-1.92422550032375) translate (8.898cm 4.449cm)">
              <text:p/>
              <draw:enhanced-geometry svg:viewBox="0 0 21600 21600" draw:mirror-horizontal="false" draw:mirror-vertical="false" draw:type="rectangle" draw:enhanced-path="M 0 0 L 21600 0 21600 21600 0 21600 0 0 Z N"/>
            </draw:custom-shape>
          </draw:g>
        </draw:g>
        <draw:custom-shape draw:style-name="gr20" draw:text-style-name="P11" draw:layer="Furnishing" svg:width="0.25cm" svg:height="0.065cm" draw:transform="rotate (-1.5707963267949) translate (3.355cm 4.594cm)">
          <text:p/>
          <draw:enhanced-geometry svg:viewBox="0 0 21600 21600" draw:mirror-horizontal="false" draw:mirror-vertical="false" draw:type="rectangle" draw:enhanced-path="M 0 0 L 21600 0 21600 21600 0 21600 0 0 Z N"/>
        </draw:custom-shape>
        <draw:g>
          <draw:path draw:style-name="gr27" draw:text-style-name="P10" draw:layer="layout" svg:width="1.689cm" svg:height="0.431cm" svg:x="3.858cm" svg:y="6.579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20" draw:text-style-name="P11" draw:layer="Furnishing" svg:width="0.25cm" svg:height="0.065cm" draw:transform="rotate (-1.5707963267949) translate (4.735cm 6.586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61512768979555) translate (4.811cm 6.588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65230320286303) translate (4.885cm 6.593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70047429021808) translate (4.96cm 6.603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74759818002192) translate (5.035cm 6.615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78774075281779) translate (5.11cm 6.631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83364291214524) translate (5.185cm 6.649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87587988004351) translate (5.26cm 6.671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91706965039057) translate (5.332cm 6.696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95651409148564) translate (5.403cm 6.724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99037347897433) translate (5.471cm 6.754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2.00782677149428) translate (5.535cm 6.783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61512768979555) translate (4.67cm 6.589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65230320286303) translate (4.602cm 6.594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70047429021808) translate (4.539cm 6.604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74759818002192) translate (4.478cm 6.616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78774075281779) translate (4.409cm 6.632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83364291214524) translate (4.348cm 6.65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87587988004351) translate (4.279cm 6.672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91706965039057) translate (4.219cm 6.697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95651409148564) translate (4.156cm 6.725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4cm" draw:transform="rotate (-1.99037347897433) translate (4.094cm 6.755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1cm" svg:height="0.065cm" draw:transform="rotate (-2.00782677149428) translate (4.032cm 6.784cm)">
              <text:p/>
              <draw:enhanced-geometry svg:viewBox="0 0 21600 21600" draw:mirror-horizontal="true" draw:mirror-vertical="false" draw:type="rectangle" draw:enhanced-path="M 0 0 L 21600 0 21600 21600 0 21600 0 0 Z N"/>
            </draw:custom-shape>
          </draw:g>
        </draw:g>
        <draw:custom-shape draw:style-name="gr20" draw:text-style-name="P11" draw:layer="Furnishing" svg:width="0.25cm" svg:height="0.065cm" draw:transform="rotate (-1.5707963267949) translate (5.815cm 6.2cm)">
          <text:p/>
          <draw:enhanced-geometry svg:viewBox="0 0 21600 21600" draw:mirror-horizontal="false" draw:mirror-vertical="false" draw:type="rectangle" draw:enhanced-path="M 0 0 L 21600 0 21600 21600 0 21600 0 0 Z N"/>
        </draw:custom-shape>
        <draw:g>
          <draw:path draw:style-name="gr28" draw:text-style-name="P14" draw:layer="Furnishing" svg:width="1cm" svg:height="2.126cm" svg:x="7.999cm" svg:y="6.873cm" svg:viewBox="0 0 1001 2127" svg:d="M1 127v2000h1000v-2000l-1 1c-161-88-318-128-502-128-182 0-337 39-498 126z">
            <text:p/>
          </draw:path>
          <draw:g>
            <draw:path draw:style-name="gr29" draw:text-style-name="P10" draw:layer="Furnishing" svg:width="1.337cm" svg:height="0.404cm" svg:x="7.831cm" svg:y="6.608cm" svg:viewBox="0 0 1338 405" svg:d="M1338 182c-20-11-39-22-59-33-20-10-39-19-59-29-21-9-41-17-62-26-21-8-41-15-62-23-21-7-43-13-64-20-22-6-43-11-65-17-22-4-43-9-65-13-22-3-44-7-66-10-22-2-45-5-67-7-22-1-45-3-67-4-22 0-44 0-66 0-22 1-45 3-67 4-22 2-45 5-67 7-22 3-44 7-66 10-22 4-43 9-65 13-22 6-43 11-65 17-21 7-43 13-64 20-21 8-41 15-62 23-21 9-41 17-62 26-20 10-39 19-59 29-20 11-39 22-59 33 46 74 91 149 137 223 16-8 31-17 47-25s31-16 47-24c16-7 33-13 49-20 17-6 33-13 50-19 17-5 33-11 50-16 17-4 35-9 52-13s35-7 52-11c17-3 35-5 52-8 18-2 35-3 53-5 18-1 35-2 53-3 18 0 36 0 54 0 18 1 35 2 53 3 18 2 35 3 53 5 17 3 35 5 52 8 17 4 35 7 52 11s35 9 52 13c17 5 33 11 50 16 17 6 33 13 50 19 16 7 33 13 49 20 16 8 31 16 47 24s31 17 47 25c46-74 91-149 137-223z">
              <text:p/>
            </draw:path>
            <draw:custom-shape draw:style-name="gr20" draw:text-style-name="P11" draw:layer="Furnishing" svg:width="0.25cm" svg:height="0.065cm" draw:transform="rotate (-1.5707963267949) translate (8.529cm 6.618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63834056884708) translate (8.611cm 6.623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67953033919414) translate (8.686cm 6.631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73485727648236) translate (8.765cm 6.644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8153169549993) translate (8.847cm 6.664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8765780117443) translate (8.925cm 6.688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94098066114289) translate (9.002cm 6.719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99508586795472) translate (9.073cm 6.752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2.06018664905411) translate (9.147cm 6.791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63834056884708) translate (8.464cm 6.623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67953033919414) translate (8.399cm 6.631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73485727648236) translate (8.33cm 6.644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2cm" svg:height="0.065cm" draw:transform="rotate (-1.8153169549993) translate (8.27cm 6.664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8765780117443) translate (8.202cm 6.688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6cm" draw:transform="rotate (-1.94098066114289) translate (8.141cm 6.719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99508586795472) translate (8.082cm 6.752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1cm" svg:height="0.065cm" draw:transform="rotate (-2.06018664905411) translate (8.018cm 6.791cm)">
              <text:p/>
              <draw:enhanced-geometry svg:viewBox="0 0 21600 21600" draw:mirror-horizontal="true" draw:mirror-vertical="false" draw:type="rectangle" draw:enhanced-path="M 0 0 L 21600 0 21600 21600 0 21600 0 0 Z N"/>
            </draw:custom-shape>
          </draw:g>
        </draw:g>
        <draw:custom-shape draw:style-name="gr46" draw:text-style-name="P13" draw:layer="Furnishing" svg:width="3cm" svg:height="3cm" svg:x="3cm" svg:y="10cm">
          <text:p/>
          <draw:enhanced-geometry svg:viewBox="0 0 21600 21600" draw:type="rectangle" draw:enhanced-path="M 0 0 L 21600 0 21600 21600 0 21600 0 0 Z N"/>
        </draw:custom-shape>
        <draw:path draw:style-name="gr47" draw:text-style-name="P25" draw:layer="Furnishing" svg:width="1.399cm" svg:height="2.16cm" svg:x="4.2cm" svg:y="10.839cm" svg:viewBox="0 0 1400 2161" svg:d="M0 161v2000h1400v-2000h-2c-229-111-445-161-699-161s-470 50-699 161z">
          <text:p/>
        </draw:path>
        <draw:polygon draw:style-name="gr30" draw:text-style-name="P15" draw:layer="Furnishing" svg:width="7.349cm" svg:height="0.099cm" svg:x="3.05cm" svg:y="14.9cm" svg:viewBox="0 0 7350 100" draw:points="0,100 100,0 7350,0 7350,100">
          <text:p/>
        </draw:polygon>
        <draw:custom-shape draw:style-name="gr48" draw:text-style-name="P16" draw:layer="Furnishing" svg:width="7.4cm" svg:height="0.05cm" svg:x="3cm" svg:y="14.85cm">
          <text:p/>
          <draw:enhanced-geometry svg:viewBox="0 0 21600 21600" draw:type="rectangle" draw:enhanced-path="M 0 0 L 21600 0 21600 21600 0 21600 0 0 Z N"/>
        </draw:custom-shape>
        <draw:path draw:style-name="gr49" draw:text-style-name="P27" draw:layer="Furnishing" svg:width="1.399cm" svg:height="2.16cm" svg:x="10.002cm" svg:y="6.839cm" svg:viewBox="0 0 1400 2161" svg:d="M0 161v2000h1400v-2000h-2c-229-111-445-161-699-161s-470 50-699 161z">
          <text:p/>
        </draw:path>
        <draw:g>
          <draw:path draw:style-name="gr27" draw:text-style-name="P10" draw:layer="layout" svg:width="1.689cm" svg:height="0.431cm" svg:x="9.86cm" svg:y="6.579cm" svg:viewBox="0 0 1690 432" svg:d="M1690 203c-29-14-59-28-88-42-30-12-60-25-90-37-31-11-61-22-92-33-31-9-62-19-93-28-32-7-63-15-95-22-32-6-64-12-96-18-32-4-64-9-96-13-33-2-65-5-98-7-32-1-65-2-97-3-32 1-65 2-97 3-33 2-65 5-98 7-32 4-64 9-96 13-32 6-64 12-96 18-32 7-63 15-95 22-31 9-62 19-93 28-31 11-61 22-92 33-30 12-60 25-90 37-29 14-59 28-88 42 40 76 79 153 119 229 25-12 50-24 75-36 26-11 51-21 77-32 26-9 53-19 79-28 27-8 54-15 81-23 27-7 54-13 81-20 28-5 55-10 83-15 28-4 55-7 83-11 28-2 55-5 83-7 28-1 56-1 84-2 28 1 56 1 84 2 28 2 55 5 83 7 28 4 55 7 83 11 28 5 55 10 83 15 27 7 54 13 81 20 27 8 54 15 81 23 26 9 53 19 79 28 26 11 51 21 77 32 25 12 50 24 75 36 40-76 79-153 119-229z">
            <text:p/>
          </draw:path>
          <draw:g>
            <draw:custom-shape draw:style-name="gr20" draw:text-style-name="P11" draw:layer="Furnishing" svg:width="0.25cm" svg:height="0.065cm" draw:transform="rotate (-1.5707963267949) translate (10.737cm 6.586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61512768979555) translate (10.813cm 6.588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65230320286303) translate (10.887cm 6.593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70047429021808) translate (10.962cm 6.603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74759818002192) translate (11.037cm 6.615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78774075281779) translate (11.112cm 6.631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83364291214524) translate (11.187cm 6.649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87587988004351) translate (11.262cm 6.671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91706965039057) translate (11.334cm 6.696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95651409148564) translate (11.405cm 6.724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99037347897433) translate (11.473cm 6.754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2.00782677149428) translate (11.537cm 6.783cm)">
              <text:p/>
              <draw:enhanced-geometry svg:viewBox="0 0 21600 21600" draw:mirror-horizontal="false" draw:mirror-vertical="false" draw:type="rectangle" draw:enhanced-path="M 0 0 L 21600 0 21600 21600 0 21600 0 0 Z N"/>
            </draw:custom-shape>
            <draw:custom-shape draw:style-name="gr20" draw:text-style-name="P11" draw:layer="Furnishing" svg:width="0.25cm" svg:height="0.065cm" draw:transform="rotate (-1.61512768979555) translate (10.672cm 6.589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65230320286303) translate (10.604cm 6.594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70047429021808) translate (10.541cm 6.604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74759818002192) translate (10.48cm 6.616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78774075281779) translate (10.411cm 6.632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83364291214524) translate (10.35cm 6.65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87587988004351) translate (10.281cm 6.672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91706965039057) translate (10.221cm 6.697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5cm" draw:transform="rotate (-1.95651409148564) translate (10.158cm 6.725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cm" svg:height="0.064cm" draw:transform="rotate (-1.99037347897433) translate (10.096cm 6.755cm)">
              <text:p/>
              <draw:enhanced-geometry svg:viewBox="0 0 21600 21600" draw:mirror-horizontal="true" draw:mirror-vertical="false" draw:type="rectangle" draw:enhanced-path="M 0 0 L 21600 0 21600 21600 0 21600 0 0 Z N"/>
            </draw:custom-shape>
            <draw:custom-shape draw:style-name="gr20" draw:text-style-name="P11" draw:layer="Furnishing" svg:width="0.251cm" svg:height="0.065cm" draw:transform="rotate (-2.00782677149428) translate (10.034cm 6.784cm)">
              <text:p/>
              <draw:enhanced-geometry svg:viewBox="0 0 21600 21600" draw:mirror-horizontal="true" draw:mirror-vertical="false" draw:type="rectangle" draw:enhanced-path="M 0 0 L 21600 0 21600 21600 0 21600 0 0 Z N"/>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cccccc" draw:end-color="#666666" draw:start-intensity="100%" draw:end-intensity="100%" draw:angle="2100" draw:border="0%"/>
    <draw:gradient draw:name="Gradient_20_2" draw:display-name="Gradient 2" draw:style="radial" draw:cx="63%" draw:cy="33%" draw:start-color="#999999" draw:end-color="#ffffff" draw:start-intensity="100%" draw:end-intensity="100%" draw:border="0%"/>
    <draw:gradient draw:name="Shapes" draw:style="rectangular" draw:cx="50%" draw:cy="50%" draw:start-color="#cccccc" draw:end-color="#ffffff" draw:start-intensity="100%" draw:end-intensity="100%" draw:angle="0" draw:border="0%"/>
    <draw:gradient draw:name="gradient" draw:style="radial" draw:cx="66%" draw:cy="33%" draw:start-color="#611729" draw:end-color="#8d281e" draw:start-intensity="100%" draw:end-intensity="100%" draw:border="33%"/>
    <draw:fill-image draw:name="Colorful_20_Pebbles" draw:display-name="Colorful Pebbles" xlink:href="Pictures/100000000000020000000200A0BFA1F03E35C6D0.jpg" xlink:type="simple" xlink:show="embed" xlink:actuate="onLoad"/>
    <draw:fill-image draw:name="brown_5f_brick" draw:display-name="brown_brick" xlink:href="Pictures/1000020000000171000000EE929206CD064C85B0.gif" xlink:type="simple" xlink:show="embed" xlink:actuate="onLoad"/>
    <draw:fill-image draw:name="sand_5f_brick" draw:display-name="sand_brick" xlink:href="Pictures/1000020000000169000000E7A191F477AA4CA1DF.gif" xlink:type="simple" xlink:show="embed" xlink:actuate="onLoad"/>
    <draw:fill-image draw:name="shifer_5f_red" draw:display-name="shifer_red" xlink:href="Pictures/10000200000001F6000001079C79F17486269A3C.gif"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Furnishing">
        <svg:title>Furniture</svg:title>
        <svg:desc>furniture and plumbing</svg:desc>
      </draw:layer>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6T19:47:16.647802489</meta:creation-date>
    <dc:date>2021-03-31T13:12:15.205444588</dc:date>
    <meta:editing-duration>P1DT5H45M12S</meta:editing-duration>
    <meta:editing-cycles>114</meta:editing-cycles>
    <meta:generator>LibreOffice/6.2.8.2$Linux_X86_64 LibreOffice_project/20$Build-2</meta:generator>
    <dc:creator>Віталій </dc:creator>
    <meta:document-statistic meta:object-count="1056"/>
  </office:meta>
</office:document-meta>
</file>